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9.53mm"/>
    </style:style>
    <style:style style:name="co4" style:family="table-column">
      <style:table-column-properties fo:break-before="auto" style:column-width="14.69mm"/>
    </style:style>
    <style:style style:name="co5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1.17mm"/>
    </style:style>
    <style:style style:name="co8" style:family="table-column">
      <style:table-column-properties fo:break-before="auto" style:column-width="10.34mm"/>
    </style:style>
    <style:style style:name="co9" style:family="table-column">
      <style:table-column-properties fo:break-before="auto" style:column-width="10.71mm"/>
    </style:style>
    <style:style style:name="co10" style:family="table-column">
      <style:table-column-properties fo:break-before="auto" style:column-width="8.43mm"/>
    </style:style>
    <style:style style:name="co11" style:family="table-column">
      <style:table-column-properties fo:break-before="auto" style:column-width="10.07mm"/>
    </style:style>
    <style:style style:name="co12" style:family="table-column">
      <style:table-column-properties fo:break-before="auto" style:column-width="55mm"/>
    </style:style>
    <style:style style:name="co13" style:family="table-column">
      <style:table-column-properties fo:break-before="auto" style:column-width="53.38mm"/>
    </style:style>
    <style:style style:name="co14" style:family="table-column">
      <style:table-column-properties fo:break-before="auto" style:column-width="158.22mm"/>
    </style:style>
    <style:style style:name="co15" style:family="table-column">
      <style:table-column-properties fo:break-before="auto" style:column-width="158.49mm"/>
    </style:style>
    <style:style style:name="co16" style:family="table-column">
      <style:table-column-properties fo:break-before="auto" style:column-width="158.77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29.95mm"/>
    </style:style>
    <style:style style:name="co19" style:family="table-column">
      <style:table-column-properties fo:break-before="auto" style:column-width="39.76mm"/>
    </style:style>
    <style:style style:name="co20" style:family="table-column">
      <style:table-column-properties fo:break-before="auto" style:column-width="31.86mm"/>
    </style:style>
    <style:style style:name="co21" style:family="table-column">
      <style:table-column-properties fo:break-before="auto" style:column-width="14.43mm"/>
    </style:style>
    <style:style style:name="co22" style:family="table-column">
      <style:table-column-properties fo:break-before="auto" style:column-width="13.34mm"/>
    </style:style>
    <style:style style:name="co23" style:family="table-column">
      <style:table-column-properties fo:break-before="auto" style:column-width="35.12mm"/>
    </style:style>
    <style:style style:name="co24" style:family="table-column">
      <style:table-column-properties fo:break-before="auto" style:column-width="25.05mm"/>
    </style:style>
    <style:style style:name="co25" style:family="table-column">
      <style:table-column-properties fo:break-before="auto" style:column-width="33.76mm"/>
    </style:style>
    <style:style style:name="co26" style:family="table-column">
      <style:table-column-properties fo:break-before="auto" style:column-width="18.5mm"/>
    </style:style>
    <style:style style:name="co27" style:family="table-column">
      <style:table-column-properties fo:break-before="auto" style:column-width="37.31mm"/>
    </style:style>
    <style:style style:name="co28" style:family="table-column">
      <style:table-column-properties fo:break-before="auto" style:column-width="19.05mm"/>
    </style:style>
    <style:style style:name="co29" style:family="table-column">
      <style:table-column-properties fo:break-before="auto" style:column-width="46.57mm"/>
    </style:style>
    <style:style style:name="co30" style:family="table-column">
      <style:table-column-properties fo:break-before="auto" style:column-width="20.73mm"/>
    </style:style>
    <style:style style:name="co31" style:family="table-column">
      <style:table-column-properties fo:break-before="auto" style:column-width="20.69mm"/>
    </style:style>
    <style:style style:name="co32" style:family="table-column">
      <style:table-column-properties fo:break-before="auto" style:column-width="21.5mm"/>
    </style:style>
    <style:style style:name="co33" style:family="table-column">
      <style:table-column-properties fo:break-before="auto" style:column-width="25.31mm"/>
    </style:style>
    <style:style style:name="co34" style:family="table-column">
      <style:table-column-properties fo:break-before="auto" style:column-width="32.4mm"/>
    </style:style>
    <style:style style:name="co35" style:family="table-column">
      <style:table-column-properties fo:break-before="auto" style:column-width="34.85mm"/>
    </style:style>
    <style:style style:name="co36" style:family="table-column">
      <style:table-column-properties fo:break-before="auto" style:column-width="121.44mm"/>
    </style:style>
    <style:style style:name="co37" style:family="table-column">
      <style:table-column-properties fo:break-before="auto" style:column-width="113.82mm"/>
    </style:style>
    <style:style style:name="co38" style:family="table-column">
      <style:table-column-properties fo:break-before="auto" style:column-width="32.07mm"/>
    </style:style>
    <style:style style:name="co39" style:family="table-column">
      <style:table-column-properties fo:break-before="auto" style:column-width="19.88mm"/>
    </style:style>
    <style:style style:name="co40" style:family="table-column">
      <style:table-column-properties fo:break-before="auto" style:column-width="89.57mm"/>
    </style:style>
    <style:style style:name="co41" style:family="table-column">
      <style:table-column-properties fo:break-before="auto" style:column-width="191.17mm"/>
    </style:style>
    <style:style style:name="co42" style:family="table-column">
      <style:table-column-properties fo:break-before="auto" style:column-width="114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3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="0.74pt solid #000000" style:shrink-to-fit="true"/>
    </style:style>
    <style:style style:name="ce76" style:family="table-cell" style:parent-style-name="Default">
      <style:table-cell-properties fo:background-color="transparent" fo:border="0.74pt solid #000000" style:shrink-to-fit="true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transparent" fo:border="0.74pt solid #000000" style:shrink-to-fit="true"/>
    </style:style>
    <style:style style:name="ce81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39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mm"/>
    </style:style>
    <style:style style:name="ce40" style:family="table-cell" style:parent-style-name="Default">
      <style:table-cell-properties fo:background-color="#e6e6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e6e6ff" style:text-align-source="fix" style:repeat-content="false" fo:border="0.74pt solid #000000"/>
      <style:paragraph-properties fo:text-align="center" fo:margin-left="0mm"/>
    </style:style>
    <style:style style:name="ce43" style:family="table-cell" style:parent-style-name="Default">
      <style:table-cell-properties fo:background-color="#e6e6ff" style:text-align-source="fix" style:repeat-content="false" fo:border="0.74pt solid #000000" style:shrink-to-fit="true"/>
      <style:paragraph-properties fo:text-align="center" fo:margin-left="0mm"/>
    </style:style>
    <style:style style:name="ce4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e6e6e6" style:text-align-source="fix" style:repeat-content="false" fo:border="0.74pt solid #000000"/>
      <style:paragraph-properties fo:text-align="center" fo:margin-left="0mm"/>
    </style:style>
    <style:style style:name="ce49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50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99ccff" style:text-align-source="fix" style:repeat-content="false" fo:border="0.74pt solid #000000"/>
      <style:paragraph-properties fo:text-align="center" fo:margin-left="0mm"/>
    </style:style>
    <style:style style:name="ce53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24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a6fda6" style:text-align-source="fix" style:repeat-content="false" fo:border="0.74pt solid #000000"/>
      <style:paragraph-properties fo:text-align="center" fo:margin-left="0mm"/>
    </style:style>
    <style:style style:name="ce28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mm"/>
    </style:style>
    <style:style style:name="ce125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32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P2"/>
      <style:map style:condition="cell-content()=&quot;Follows&quot;" style:apply-style-name="Light_20_orange_20_bg" style:base-cell-address="'Master Action List'.P2"/>
      <style:map style:condition="cell-content()=&quot;Buffered&quot;" style:apply-style-name="Yellow_20_bg" style:base-cell-address="'Master Action List'.P2"/>
      <style:map style:condition="cell-content()=&quot;Combined&quot;" style:apply-style-name="Light_20_blue_20_bg" style:base-cell-address="'Master Action List'.P2"/>
      <style:map style:condition="cell-content()=&quot;Special&quot;" style:apply-style-name="Green_20_bg" style:base-cell-address="'Master Action List'.P2"/>
      <style:map style:condition="cell-content()=&quot;Prerequisite&quot;" style:apply-style-name="Blue_20_bg" style:base-cell-address="'Master Action List'.P2"/>
      <style:map style:condition="cell-content()=&quot;Unpossible?&quot;" style:apply-style-name="Light_20_gray_20_bg" style:base-cell-address="'Master Action List'.P2"/>
      <style:map style:condition="cell-content()=&quot;§§§&quot;" style:apply-style-name="Dark_20_gray_20_bg" style:base-cell-address="'Master Action List'.P2"/>
      <style:map style:condition="cell-content()=&quot;???&quot;" style:apply-style-name="Purple_20_bg" style:base-cell-address="'Master Action List'.P2"/>
      <style:map style:condition="cell-content()=&quot;No effect&quot;" style:apply-style-name="Light_20_gray_20_bg" style:base-cell-address="'Master Action List'.P2"/>
    </style:style>
    <style:style style:name="ce33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P3"/>
      <style:map style:condition="cell-content()=&quot;Follows&quot;" style:apply-style-name="Light_20_orange_20_bg" style:base-cell-address="'Master Action List'.P3"/>
      <style:map style:condition="cell-content()=&quot;Buffered&quot;" style:apply-style-name="Yellow_20_bg" style:base-cell-address="'Master Action List'.P3"/>
      <style:map style:condition="cell-content()=&quot;Combined&quot;" style:apply-style-name="Light_20_blue_20_bg" style:base-cell-address="'Master Action List'.P3"/>
      <style:map style:condition="cell-content()=&quot;Special&quot;" style:apply-style-name="Green_20_bg" style:base-cell-address="'Master Action List'.P3"/>
      <style:map style:condition="cell-content()=&quot;Prerequisite&quot;" style:apply-style-name="Blue_20_bg" style:base-cell-address="'Master Action List'.P3"/>
      <style:map style:condition="cell-content()=&quot;Unpossible?&quot;" style:apply-style-name="Light_20_gray_20_bg" style:base-cell-address="'Master Action List'.P3"/>
      <style:map style:condition="cell-content()=&quot;§§§&quot;" style:apply-style-name="Dark_20_gray_20_bg" style:base-cell-address="'Master Action List'.P3"/>
      <style:map style:condition="cell-content()=&quot;???&quot;" style:apply-style-name="Purple_20_bg" style:base-cell-address="'Master Action List'.P3"/>
      <style:map style:condition="cell-content()=&quot;No effect&quot;" style:apply-style-name="Light_20_gray_20_bg" style:base-cell-address="'Master Action List'.P3"/>
    </style:style>
    <style:style style:name="ce34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P7"/>
      <style:map style:condition="cell-content()=&quot;Follows&quot;" style:apply-style-name="Light_20_orange_20_bg" style:base-cell-address="'Master Action List'.P7"/>
      <style:map style:condition="cell-content()=&quot;Buffered&quot;" style:apply-style-name="Yellow_20_bg" style:base-cell-address="'Master Action List'.P7"/>
      <style:map style:condition="cell-content()=&quot;Combined&quot;" style:apply-style-name="Light_20_blue_20_bg" style:base-cell-address="'Master Action List'.P7"/>
      <style:map style:condition="cell-content()=&quot;Special&quot;" style:apply-style-name="Green_20_bg" style:base-cell-address="'Master Action List'.P7"/>
      <style:map style:condition="cell-content()=&quot;Prerequisite&quot;" style:apply-style-name="Blue_20_bg" style:base-cell-address="'Master Action List'.P7"/>
      <style:map style:condition="cell-content()=&quot;Unpossible?&quot;" style:apply-style-name="Light_20_gray_20_bg" style:base-cell-address="'Master Action List'.P7"/>
      <style:map style:condition="cell-content()=&quot;§§§&quot;" style:apply-style-name="Dark_20_gray_20_bg" style:base-cell-address="'Master Action List'.P7"/>
      <style:map style:condition="cell-content()=&quot;???&quot;" style:apply-style-name="Purple_20_bg" style:base-cell-address="'Master Action List'.P7"/>
      <style:map style:condition="cell-content()=&quot;No effect&quot;" style:apply-style-name="Light_20_gray_20_bg" style:base-cell-address="'Master Action List'.P7"/>
    </style:style>
    <style:style style:name="ce35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P11"/>
      <style:map style:condition="cell-content()=&quot;Follows&quot;" style:apply-style-name="Light_20_orange_20_bg" style:base-cell-address="'Master Action List'.P11"/>
      <style:map style:condition="cell-content()=&quot;Buffered&quot;" style:apply-style-name="Yellow_20_bg" style:base-cell-address="'Master Action List'.P11"/>
      <style:map style:condition="cell-content()=&quot;Combined&quot;" style:apply-style-name="Light_20_blue_20_bg" style:base-cell-address="'Master Action List'.P11"/>
      <style:map style:condition="cell-content()=&quot;Special&quot;" style:apply-style-name="Green_20_bg" style:base-cell-address="'Master Action List'.P11"/>
      <style:map style:condition="cell-content()=&quot;Prerequisite&quot;" style:apply-style-name="Blue_20_bg" style:base-cell-address="'Master Action List'.P11"/>
      <style:map style:condition="cell-content()=&quot;Unpossible?&quot;" style:apply-style-name="Light_20_gray_20_bg" style:base-cell-address="'Master Action List'.P11"/>
      <style:map style:condition="cell-content()=&quot;§§§&quot;" style:apply-style-name="Dark_20_gray_20_bg" style:base-cell-address="'Master Action List'.P11"/>
      <style:map style:condition="cell-content()=&quot;???&quot;" style:apply-style-name="Purple_20_bg" style:base-cell-address="'Master Action List'.P11"/>
      <style:map style:condition="cell-content()=&quot;No effect&quot;" style:apply-style-name="Light_20_gray_20_bg" style:base-cell-address="'Master Action List'.P11"/>
    </style:style>
    <style:style style:name="ce36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P16"/>
      <style:map style:condition="cell-content()=&quot;Follows&quot;" style:apply-style-name="Light_20_orange_20_bg" style:base-cell-address="'Master Action List'.P16"/>
      <style:map style:condition="cell-content()=&quot;Buffered&quot;" style:apply-style-name="Yellow_20_bg" style:base-cell-address="'Master Action List'.P16"/>
      <style:map style:condition="cell-content()=&quot;Combined&quot;" style:apply-style-name="Light_20_blue_20_bg" style:base-cell-address="'Master Action List'.P16"/>
      <style:map style:condition="cell-content()=&quot;Special&quot;" style:apply-style-name="Green_20_bg" style:base-cell-address="'Master Action List'.P16"/>
      <style:map style:condition="cell-content()=&quot;Prerequisite&quot;" style:apply-style-name="Blue_20_bg" style:base-cell-address="'Master Action List'.P16"/>
      <style:map style:condition="cell-content()=&quot;Unpossible?&quot;" style:apply-style-name="Light_20_gray_20_bg" style:base-cell-address="'Master Action List'.P16"/>
      <style:map style:condition="cell-content()=&quot;§§§&quot;" style:apply-style-name="Dark_20_gray_20_bg" style:base-cell-address="'Master Action List'.P16"/>
      <style:map style:condition="cell-content()=&quot;???&quot;" style:apply-style-name="Purple_20_bg" style:base-cell-address="'Master Action List'.P16"/>
      <style:map style:condition="cell-content()=&quot;No effect&quot;" style:apply-style-name="Light_20_gray_20_bg" style:base-cell-address="'Master Action List'.P16"/>
    </style:style>
    <style:style style:name="ce3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ster Action List'.P3"/>
      <style:map style:condition="cell-content()=&quot;Follows&quot;" style:apply-style-name="Light_20_orange_20_bg" style:base-cell-address="'Master Action List'.P3"/>
      <style:map style:condition="cell-content()=&quot;Buffered&quot;" style:apply-style-name="Yellow_20_bg" style:base-cell-address="'Master Action List'.P3"/>
      <style:map style:condition="cell-content()=&quot;Combined&quot;" style:apply-style-name="Light_20_blue_20_bg" style:base-cell-address="'Master Action List'.P3"/>
      <style:map style:condition="cell-content()=&quot;Special&quot;" style:apply-style-name="Green_20_bg" style:base-cell-address="'Master Action List'.P3"/>
      <style:map style:condition="cell-content()=&quot;Prerequisite&quot;" style:apply-style-name="Blue_20_bg" style:base-cell-address="'Master Action List'.P3"/>
      <style:map style:condition="cell-content()=&quot;Unpossible?&quot;" style:apply-style-name="Light_20_gray_20_bg" style:base-cell-address="'Master Action List'.P3"/>
      <style:map style:condition="cell-content()=&quot;§§§&quot;" style:apply-style-name="Dark_20_gray_20_bg" style:base-cell-address="'Master Action List'.P3"/>
      <style:map style:condition="cell-content()=&quot;???&quot;" style:apply-style-name="Purple_20_bg" style:base-cell-address="'Master Action List'.P3"/>
      <style:map style:condition="cell-content()=&quot;No effect&quot;" style:apply-style-name="Light_20_gray_20_bg" style:base-cell-address="'Master Action List'.P3"/>
    </style:style>
    <style:style style:name="ce38" style:family="table-cell" style:parent-style-name="Default">
      <style:map style:condition="cell-content()=&quot;Interrupts&quot;" style:apply-style-name="Red_20_bg" style:base-cell-address="'Master Action List'.P3"/>
      <style:map style:condition="cell-content()=&quot;Follows&quot;" style:apply-style-name="Light_20_orange_20_bg" style:base-cell-address="'Master Action List'.P3"/>
      <style:map style:condition="cell-content()=&quot;Buffered&quot;" style:apply-style-name="Yellow_20_bg" style:base-cell-address="'Master Action List'.P3"/>
      <style:map style:condition="cell-content()=&quot;Combined&quot;" style:apply-style-name="Light_20_blue_20_bg" style:base-cell-address="'Master Action List'.P3"/>
      <style:map style:condition="cell-content()=&quot;Special&quot;" style:apply-style-name="Green_20_bg" style:base-cell-address="'Master Action List'.P3"/>
      <style:map style:condition="cell-content()=&quot;Prerequisite&quot;" style:apply-style-name="Blue_20_bg" style:base-cell-address="'Master Action List'.P3"/>
      <style:map style:condition="cell-content()=&quot;Unpossible?&quot;" style:apply-style-name="Light_20_gray_20_bg" style:base-cell-address="'Master Action List'.P3"/>
      <style:map style:condition="cell-content()=&quot;§§§&quot;" style:apply-style-name="Dark_20_gray_20_bg" style:base-cell-address="'Master Action List'.P3"/>
      <style:map style:condition="cell-content()=&quot;???&quot;" style:apply-style-name="Purple_20_bg" style:base-cell-address="'Master Action List'.P3"/>
      <style:map style:condition="cell-content()=&quot;No effect&quot;" style:apply-style-name="Light_20_gray_20_bg" style:base-cell-address="'Master Action List'.P3"/>
    </style:style>
    <style:style style:name="ce133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ster Action List'.P3"/>
      <style:map style:condition="cell-content()=&quot;Follows&quot;" style:apply-style-name="Light_20_orange_20_bg" style:base-cell-address="'Master Action List'.P3"/>
      <style:map style:condition="cell-content()=&quot;Buffered&quot;" style:apply-style-name="Yellow_20_bg" style:base-cell-address="'Master Action List'.P3"/>
      <style:map style:condition="cell-content()=&quot;Combined&quot;" style:apply-style-name="Light_20_blue_20_bg" style:base-cell-address="'Master Action List'.P3"/>
      <style:map style:condition="cell-content()=&quot;Special&quot;" style:apply-style-name="Green_20_bg" style:base-cell-address="'Master Action List'.P3"/>
      <style:map style:condition="cell-content()=&quot;Prerequisite&quot;" style:apply-style-name="Blue_20_bg" style:base-cell-address="'Master Action List'.P3"/>
      <style:map style:condition="cell-content()=&quot;Unpossible?&quot;" style:apply-style-name="Light_20_gray_20_bg" style:base-cell-address="'Master Action List'.P3"/>
      <style:map style:condition="cell-content()=&quot;§§§&quot;" style:apply-style-name="Dark_20_gray_20_bg" style:base-cell-address="'Master Action List'.P3"/>
      <style:map style:condition="cell-content()=&quot;???&quot;" style:apply-style-name="Purple_20_bg" style:base-cell-address="'Master Action List'.P3"/>
      <style:map style:condition="cell-content()=&quot;No effect&quot;" style:apply-style-name="Light_20_gray_20_bg" style:base-cell-address="'Master Action List'.P3"/>
    </style:style>
    <style:style style:name="ce56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ster Action List'.P3"/>
      <style:map style:condition="cell-content()=&quot;Follows&quot;" style:apply-style-name="Light_20_orange_20_bg" style:base-cell-address="'Master Action List'.P3"/>
      <style:map style:condition="cell-content()=&quot;Buffered&quot;" style:apply-style-name="Yellow_20_bg" style:base-cell-address="'Master Action List'.P3"/>
      <style:map style:condition="cell-content()=&quot;Combined&quot;" style:apply-style-name="Light_20_blue_20_bg" style:base-cell-address="'Master Action List'.P3"/>
      <style:map style:condition="cell-content()=&quot;Special&quot;" style:apply-style-name="Green_20_bg" style:base-cell-address="'Master Action List'.P3"/>
      <style:map style:condition="cell-content()=&quot;Prerequisite&quot;" style:apply-style-name="Blue_20_bg" style:base-cell-address="'Master Action List'.P3"/>
      <style:map style:condition="cell-content()=&quot;Unpossible?&quot;" style:apply-style-name="Light_20_gray_20_bg" style:base-cell-address="'Master Action List'.P3"/>
      <style:map style:condition="cell-content()=&quot;§§§&quot;" style:apply-style-name="Dark_20_gray_20_bg" style:base-cell-address="'Master Action List'.P3"/>
      <style:map style:condition="cell-content()=&quot;???&quot;" style:apply-style-name="Purple_20_bg" style:base-cell-address="'Master Action List'.P3"/>
      <style:map style:condition="cell-content()=&quot;No effect&quot;" style:apply-style-name="Light_20_gray_20_bg" style:base-cell-address="'Master Action List'.P3"/>
    </style:style>
    <style:style style:name="ce136" style:family="table-cell" style:parent-style-name="Default">
      <style:text-properties fo:font-style="italic" style:font-style-asian="italic" style:font-style-complex="italic"/>
    </style:style>
    <style:style style:name="ce137" style:family="table-cell" style:parent-style-name="Default">
      <style:table-cell-properties style:shrink-to-fit="true"/>
    </style:style>
    <style:style style:name="ce138" style:family="table-cell" style:parent-style-name="Default">
      <style:table-cell-properties style:shrink-to-fit="false"/>
    </style:style>
    <style:style style:name="ce139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order="0.06pt solid #000000"/>
    </style:style>
    <style:style style:name="ce143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57" style:family="table-cell" style:parent-style-name="Default">
      <style:table-cell-properties fo:background-color="#ffffcc" fo:border="0.06pt solid #000000"/>
    </style:style>
    <style:style style:name="ce158" style:family="table-cell" style:parent-style-name="Default">
      <style:table-cell-properties fo:background-color="#00ff00" fo:border="0.06pt solid #000000"/>
    </style:style>
    <style:style style:name="ce159" style:family="table-cell" style:parent-style-name="Default">
      <style:table-cell-properties fo:background-color="transparent" fo:border="0.06pt solid #000000"/>
    </style:style>
    <style:style style:name="ce16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fo:background-color="#e6e6ff" fo:border="0.74pt solid #000000" style:shrink-to-fit="true"/>
    </style:style>
    <style:style style:name="ce85" style:family="table-cell" style:parent-style-name="Default">
      <style:table-cell-properties fo:background-color="#a6fda6" fo:border="0.74pt solid #000000" style:shrink-to-fit="true"/>
    </style:style>
    <style:style style:name="ce8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78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95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96" style:family="table-cell" style:parent-style-name="Default">
      <style:table-cell-properties style:shrink-to-fit="true"/>
      <style:map style:condition="cell-content()=&quot;Cancels&quot;" style:apply-style-name="Red_20_bg" style:base-cell-address="'Mechanics Test'.E16"/>
      <style:map style:condition="cell-content()=&quot;Follows&quot;" style:apply-style-name="Light_20_orange_20_bg" style:base-cell-address="'Mechanics Test'.E16"/>
      <style:map style:condition="cell-content()=&quot;Buffers&quot;" style:apply-style-name="Yellow_20_bg" style:base-cell-address="'Mechanics Test'.E16"/>
      <style:map style:condition="cell-content()=&quot;Mutual&quot;" style:apply-style-name="Light_20_blue_20_bg" style:base-cell-address="'Mechanics Test'.E16"/>
      <style:map style:condition="cell-content()=&quot;Special&quot;" style:apply-style-name="Green_20_bg" style:base-cell-address="'Mechanics Test'.E16"/>
      <style:map style:condition="cell-content()=&quot;Prereq&quot;" style:apply-style-name="Blue_20_bg" style:base-cell-address="'Mechanics Test'.E16"/>
      <style:map style:condition="cell-content()=&quot;Impossible?&quot;" style:apply-style-name="Light_20_gray_20_bg" style:base-cell-address="'Mechanics Test'.E16"/>
      <style:map style:condition="cell-content()=&quot;§§§&quot;" style:apply-style-name="Dark_20_gray_20_bg" style:base-cell-address="'Mechanics Test'.E16"/>
      <style:map style:condition="cell-content()=&quot;???&quot;" style:apply-style-name="Purple_20_bg" style:base-cell-address="'Mechanics Test'.E16"/>
      <style:map style:condition="cell-content()=&quot;No effect&quot;" style:apply-style-name="Light_20_gray_20_bg" style:base-cell-address="'Mechanics Test'.E16"/>
    </style:style>
    <style:style style:name="ce97" style:family="table-cell" style:parent-style-name="Default">
      <style:table-cell-properties style:shrink-to-fit="true"/>
      <style:map style:condition="cell-content()=&quot;Cancels&quot;" style:apply-style-name="Red_20_bg" style:base-cell-address="'Mechanics Test'.E17"/>
      <style:map style:condition="cell-content()=&quot;Follows&quot;" style:apply-style-name="Light_20_orange_20_bg" style:base-cell-address="'Mechanics Test'.E17"/>
      <style:map style:condition="cell-content()=&quot;Buffers&quot;" style:apply-style-name="Yellow_20_bg" style:base-cell-address="'Mechanics Test'.E17"/>
      <style:map style:condition="cell-content()=&quot;Mutual&quot;" style:apply-style-name="Light_20_blue_20_bg" style:base-cell-address="'Mechanics Test'.E17"/>
      <style:map style:condition="cell-content()=&quot;Special&quot;" style:apply-style-name="Green_20_bg" style:base-cell-address="'Mechanics Test'.E17"/>
      <style:map style:condition="cell-content()=&quot;Prereq&quot;" style:apply-style-name="Blue_20_bg" style:base-cell-address="'Mechanics Test'.E17"/>
      <style:map style:condition="cell-content()=&quot;Impossible?&quot;" style:apply-style-name="Light_20_gray_20_bg" style:base-cell-address="'Mechanics Test'.E17"/>
      <style:map style:condition="cell-content()=&quot;§§§&quot;" style:apply-style-name="Dark_20_gray_20_bg" style:base-cell-address="'Mechanics Test'.E17"/>
      <style:map style:condition="cell-content()=&quot;???&quot;" style:apply-style-name="Purple_20_bg" style:base-cell-address="'Mechanics Test'.E17"/>
      <style:map style:condition="cell-content()=&quot;No effect&quot;" style:apply-style-name="Light_20_gray_20_bg" style:base-cell-address="'Mechanics Test'.E1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90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92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8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Mechanics Test'.J23"/>
      <style:map style:condition="cell-content()=&quot;Follows&quot;" style:apply-style-name="Light_20_orange_20_bg" style:base-cell-address="'Mechanics Test'.J23"/>
      <style:map style:condition="cell-content()=&quot;Buffers&quot;" style:apply-style-name="Yellow_20_bg" style:base-cell-address="'Mechanics Test'.J23"/>
      <style:map style:condition="cell-content()=&quot;Mutual&quot;" style:apply-style-name="Light_20_blue_20_bg" style:base-cell-address="'Mechanics Test'.J23"/>
      <style:map style:condition="cell-content()=&quot;Special&quot;" style:apply-style-name="Green_20_bg" style:base-cell-address="'Mechanics Test'.J23"/>
      <style:map style:condition="cell-content()=&quot;Prereq&quot;" style:apply-style-name="Blue_20_bg" style:base-cell-address="'Mechanics Test'.J23"/>
      <style:map style:condition="cell-content()=&quot;Impossible?&quot;" style:apply-style-name="Light_20_gray_20_bg" style:base-cell-address="'Mechanics Test'.J23"/>
      <style:map style:condition="cell-content()=&quot;§§§&quot;" style:apply-style-name="Dark_20_gray_20_bg" style:base-cell-address="'Mechanics Test'.J23"/>
      <style:map style:condition="cell-content()=&quot;???&quot;" style:apply-style-name="Purple_20_bg" style:base-cell-address="'Mechanics Test'.J23"/>
      <style:map style:condition="cell-content()=&quot;No effect&quot;" style:apply-style-name="Light_20_gray_20_bg" style:base-cell-address="'Mechanics Test'.J23"/>
    </style:style>
    <style:style style:name="ce7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7" style:family="table-cell" style:parent-style-name="Default">
      <style:table-cell-properties style:shrink-to-fit="true"/>
      <style:map style:condition="cell-content()=&quot;Cancels&quot;" style:apply-style-name="Red_20_bg" style:base-cell-address="'Mechanics Test'.M23"/>
      <style:map style:condition="cell-content()=&quot;Follows&quot;" style:apply-style-name="Light_20_orange_20_bg" style:base-cell-address="'Mechanics Test'.M23"/>
      <style:map style:condition="cell-content()=&quot;Buffers&quot;" style:apply-style-name="Yellow_20_bg" style:base-cell-address="'Mechanics Test'.M23"/>
      <style:map style:condition="cell-content()=&quot;Mutual&quot;" style:apply-style-name="Light_20_blue_20_bg" style:base-cell-address="'Mechanics Test'.M23"/>
      <style:map style:condition="cell-content()=&quot;Special&quot;" style:apply-style-name="Green_20_bg" style:base-cell-address="'Mechanics Test'.M23"/>
      <style:map style:condition="cell-content()=&quot;Prereq&quot;" style:apply-style-name="Blue_20_bg" style:base-cell-address="'Mechanics Test'.M23"/>
      <style:map style:condition="cell-content()=&quot;Impossible?&quot;" style:apply-style-name="Light_20_gray_20_bg" style:base-cell-address="'Mechanics Test'.M23"/>
      <style:map style:condition="cell-content()=&quot;§§§&quot;" style:apply-style-name="Dark_20_gray_20_bg" style:base-cell-address="'Mechanics Test'.M23"/>
      <style:map style:condition="cell-content()=&quot;???&quot;" style:apply-style-name="Purple_20_bg" style:base-cell-address="'Mechanics Test'.M23"/>
      <style:map style:condition="cell-content()=&quot;No effect&quot;" style:apply-style-name="Light_20_gray_20_bg" style:base-cell-address="'Mechanics Test'.M23"/>
    </style:style>
    <style:style style:name="ce83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99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6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4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8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4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45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02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47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4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49" style:family="table-cell" style:parent-style-name="Default">
      <style:table-cell-properties style:shrink-to-fit="true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0" style:family="table-cell" style:parent-style-name="Default"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2" style:family="table-cell" style:parent-style-name="Default"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53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5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55" style:family="table-cell" style:parent-style-name="Default"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47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6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42" style:family="table-cell" style:parent-style-name="Default">
      <style:table-cell-properties fo:background-color="#00cccc" fo:border="0.74pt solid #000000" style:shrink-to-fit="true"/>
      <style:text-properties fo:font-weight="bold" style:font-weight-asian="bold" style:font-weight-complex="bold"/>
    </style:style>
    <style:style style:name="ce146" style:family="table-cell" style:parent-style-name="Default">
      <style:table-cell-properties fo:background-color="#e6e6e6" fo:border="0.74pt solid #000000" style:shrink-to-fit="true"/>
    </style:style>
    <style:style style:name="ce161" style:family="table-cell" style:parent-style-name="Default">
      <style:table-cell-properties fo:background-color="#00ae00" fo:border="0.74pt solid #000000" style:shrink-to-fit="true"/>
    </style:style>
    <style:style style:name="ce15" style:family="table-cell" style:parent-style-name="Default">
      <style:table-cell-properties fo:background-color="#e6e6e6" fo:border="0.74pt solid #000000" style:shrink-to-fit="true"/>
    </style:style>
    <style:style style:name="ce101" style:family="table-cell" style:parent-style-name="Default">
      <style:text-properties fo:font-weight="normal" style:font-weight-asian="normal" style:font-weight-complex="normal"/>
    </style:style>
    <style:style style:name="ce220" style:family="table-cell" style:parent-style-name="Default">
      <style:table-cell-properties fo:background-color="#e6e6ff"/>
    </style:style>
    <style:style style:name="ce221" style:family="table-cell" style:parent-style-name="Default">
      <style:table-cell-properties fo:background-color="#e6e6e6"/>
    </style:style>
    <style:style style:name="ce222" style:family="table-cell" style:parent-style-name="Default">
      <style:table-cell-properties fo:background-color="#00b8ff"/>
    </style:style>
    <style:style style:name="ce223" style:family="table-cell" style:parent-style-name="Default">
      <style:table-cell-properties fo:background-color="#a6fda6"/>
    </style:style>
    <style:style style:name="ce224" style:family="table-cell" style:parent-style-name="Default">
      <style:table-cell-properties fo:background-color="transparent"/>
    </style:style>
    <style:style style:name="ce225" style:family="table-cell" style:parent-style-name="Default">
      <style:table-cell-properties fo:background-color="#cccccc"/>
    </style:style>
    <style:style style:name="ce226" style:family="table-cell" style:parent-style-name="Default">
      <style:table-cell-properties fo:background-color="#0000ff"/>
    </style:style>
    <style:style style:name="ce227" style:family="table-cell" style:parent-style-name="Default">
      <style:table-cell-properties fo:background-color="#99ccff"/>
    </style:style>
    <style:style style:name="ce228" style:family="table-cell" style:parent-style-name="Default">
      <style:table-cell-properties fo:background-color="#00ae00"/>
    </style:style>
    <style:style style:name="ce229" style:family="table-cell" style:parent-style-name="Default">
      <style:table-cell-properties fo:background-color="#ff8080"/>
    </style:style>
    <style:style style:name="ce230" style:family="table-cell" style:parent-style-name="Default">
      <style:table-cell-properties fo:background-color="#ffff00"/>
    </style:style>
    <style:style style:name="ce231" style:family="table-cell" style:parent-style-name="Default">
      <style:table-cell-properties fo:background-color="#ff9966"/>
    </style:style>
    <style:style style:name="ce232" style:family="table-cell" style:parent-style-name="Default">
      <style:table-cell-properties fo:background-color="#9966cc"/>
    </style:style>
    <style:style style:name="ce2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4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start" fo:margin-left="0mm"/>
      <style:text-properties fo:font-weight="bold" style:font-weight-asian="bold" style:font-weight-complex="bold"/>
    </style:style>
    <style:style style:name="ce235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mm"/>
    </style:style>
    <style:style style:name="ce236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start" fo:margin-left="0mm"/>
    </style:style>
    <style:style style:name="ce237" style:family="table-cell" style:parent-style-name="Default">
      <style:table-cell-properties fo:background-color="#ff8080" style:text-align-source="fix" style:repeat-content="false" fo:border="0.74pt solid #000000" style:shrink-to-fit="true"/>
      <style:paragraph-properties fo:text-align="center" fo:margin-left="0mm"/>
    </style:style>
    <style:style style:name="ce41" style:family="table-cell" style:parent-style-name="Default">
      <style:table-cell-properties style:shrink-to-fit="true"/>
      <style:map style:condition="cell-content()=&quot;Interrupts&quot;" style:apply-style-name="Red_20_bg" style:base-cell-address="'Target List'.G2"/>
      <style:map style:condition="cell-content()=&quot;Follows&quot;" style:apply-style-name="Light_20_orange_20_bg" style:base-cell-address="'Target List'.G2"/>
      <style:map style:condition="cell-content()=&quot;Buffered&quot;" style:apply-style-name="Yellow_20_bg" style:base-cell-address="'Target List'.G2"/>
      <style:map style:condition="cell-content()=&quot;Combined&quot;" style:apply-style-name="Light_20_blue_20_bg" style:base-cell-address="'Target List'.G2"/>
      <style:map style:condition="cell-content()=&quot;Special&quot;" style:apply-style-name="Green_20_bg" style:base-cell-address="'Target List'.G2"/>
      <style:map style:condition="cell-content()=&quot;Prerequisite&quot;" style:apply-style-name="Blue_20_bg" style:base-cell-address="'Target List'.G2"/>
      <style:map style:condition="cell-content()=&quot;Unpossible?&quot;" style:apply-style-name="Light_20_gray_20_bg" style:base-cell-address="'Target List'.G2"/>
      <style:map style:condition="cell-content()=&quot;§§§&quot;" style:apply-style-name="Dark_20_gray_20_bg" style:base-cell-address="'Target List'.G2"/>
      <style:map style:condition="cell-content()=&quot;???&quot;" style:apply-style-name="Purple_20_bg" style:base-cell-address="'Target List'.G2"/>
      <style:map style:condition="cell-content()=&quot;No effect&quot;" style:apply-style-name="Light_20_gray_20_bg" style:base-cell-address="'Target List'.G2"/>
    </style:style>
    <style:style style:name="ce184" style:family="table-cell" style:parent-style-name="Default">
      <style:table-cell-properties style:shrink-to-fit="true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44" style:family="table-cell" style:parent-style-name="Default">
      <style:table-cell-properties style:shrink-to-fit="true"/>
      <style:map style:condition="cell-content()=&quot;Interrupts&quot;" style:apply-style-name="Red_20_bg" style:base-cell-address="'Target List'.G9"/>
      <style:map style:condition="cell-content()=&quot;Follows&quot;" style:apply-style-name="Light_20_orange_20_bg" style:base-cell-address="'Target List'.G9"/>
      <style:map style:condition="cell-content()=&quot;Buffered&quot;" style:apply-style-name="Yellow_20_bg" style:base-cell-address="'Target List'.G9"/>
      <style:map style:condition="cell-content()=&quot;Combined&quot;" style:apply-style-name="Light_20_blue_20_bg" style:base-cell-address="'Target List'.G9"/>
      <style:map style:condition="cell-content()=&quot;Special&quot;" style:apply-style-name="Green_20_bg" style:base-cell-address="'Target List'.G9"/>
      <style:map style:condition="cell-content()=&quot;Prerequisite&quot;" style:apply-style-name="Blue_20_bg" style:base-cell-address="'Target List'.G9"/>
      <style:map style:condition="cell-content()=&quot;Unpossible?&quot;" style:apply-style-name="Light_20_gray_20_bg" style:base-cell-address="'Target List'.G9"/>
      <style:map style:condition="cell-content()=&quot;§§§&quot;" style:apply-style-name="Dark_20_gray_20_bg" style:base-cell-address="'Target List'.G9"/>
      <style:map style:condition="cell-content()=&quot;???&quot;" style:apply-style-name="Purple_20_bg" style:base-cell-address="'Target List'.G9"/>
      <style:map style:condition="cell-content()=&quot;No effect&quot;" style:apply-style-name="Light_20_gray_20_bg" style:base-cell-address="'Target List'.G9"/>
    </style:style>
    <style:style style:name="ce46" style:family="table-cell" style:parent-style-name="Default">
      <style:table-cell-properties style:shrink-to-fit="true"/>
      <style:map style:condition="cell-content()=&quot;Interrupts&quot;" style:apply-style-name="Red_20_bg" style:base-cell-address="'Target List'.G13"/>
      <style:map style:condition="cell-content()=&quot;Follows&quot;" style:apply-style-name="Light_20_orange_20_bg" style:base-cell-address="'Target List'.G13"/>
      <style:map style:condition="cell-content()=&quot;Buffered&quot;" style:apply-style-name="Yellow_20_bg" style:base-cell-address="'Target List'.G13"/>
      <style:map style:condition="cell-content()=&quot;Combined&quot;" style:apply-style-name="Light_20_blue_20_bg" style:base-cell-address="'Target List'.G13"/>
      <style:map style:condition="cell-content()=&quot;Special&quot;" style:apply-style-name="Green_20_bg" style:base-cell-address="'Target List'.G13"/>
      <style:map style:condition="cell-content()=&quot;Prerequisite&quot;" style:apply-style-name="Blue_20_bg" style:base-cell-address="'Target List'.G13"/>
      <style:map style:condition="cell-content()=&quot;Unpossible?&quot;" style:apply-style-name="Light_20_gray_20_bg" style:base-cell-address="'Target List'.G13"/>
      <style:map style:condition="cell-content()=&quot;§§§&quot;" style:apply-style-name="Dark_20_gray_20_bg" style:base-cell-address="'Target List'.G13"/>
      <style:map style:condition="cell-content()=&quot;???&quot;" style:apply-style-name="Purple_20_bg" style:base-cell-address="'Target List'.G13"/>
      <style:map style:condition="cell-content()=&quot;No effect&quot;" style:apply-style-name="Light_20_gray_20_bg" style:base-cell-address="'Target List'.G13"/>
    </style:style>
    <style:style style:name="ce188" style:family="table-cell" style:parent-style-name="Default">
      <style:table-cell-properties style:shrink-to-fit="true"/>
      <style:map style:condition="cell-content()=&quot;Interrupts&quot;" style:apply-style-name="Red_20_bg" style:base-cell-address="'Target List'.G18"/>
      <style:map style:condition="cell-content()=&quot;Follows&quot;" style:apply-style-name="Light_20_orange_20_bg" style:base-cell-address="'Target List'.G18"/>
      <style:map style:condition="cell-content()=&quot;Buffered&quot;" style:apply-style-name="Yellow_20_bg" style:base-cell-address="'Target List'.G18"/>
      <style:map style:condition="cell-content()=&quot;Combined&quot;" style:apply-style-name="Light_20_blue_20_bg" style:base-cell-address="'Target List'.G18"/>
      <style:map style:condition="cell-content()=&quot;Special&quot;" style:apply-style-name="Green_20_bg" style:base-cell-address="'Target List'.G18"/>
      <style:map style:condition="cell-content()=&quot;Prerequisite&quot;" style:apply-style-name="Blue_20_bg" style:base-cell-address="'Target List'.G18"/>
      <style:map style:condition="cell-content()=&quot;Unpossible?&quot;" style:apply-style-name="Light_20_gray_20_bg" style:base-cell-address="'Target List'.G18"/>
      <style:map style:condition="cell-content()=&quot;§§§&quot;" style:apply-style-name="Dark_20_gray_20_bg" style:base-cell-address="'Target List'.G18"/>
      <style:map style:condition="cell-content()=&quot;???&quot;" style:apply-style-name="Purple_20_bg" style:base-cell-address="'Target List'.G18"/>
      <style:map style:condition="cell-content()=&quot;No effect&quot;" style:apply-style-name="Light_20_gray_20_bg" style:base-cell-address="'Target List'.G18"/>
    </style:style>
    <style:style style:name="ce212" style:family="table-cell" style:parent-style-name="Default"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44" style:family="table-cell" style:parent-style-name="Default">
      <style:text-properties fo:font-style="normal" fo:font-weight="bold" style:font-style-asian="normal" style:font-weight-asian="bold" style:font-style-complex="normal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45" style:family="table-cell" style:parent-style-name="Default">
      <style:text-properties fo:font-weight="bold" style:font-weight-asian="bold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46" style:family="table-cell" style:parent-style-name="Default">
      <style:text-properties fo:font-style="italic" style:font-style-asian="italic" style:font-style-complex="italic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48" style:family="table-cell" style:parent-style-name="Default">
      <style:table-cell-properties fo:background-color="#00cccc" fo:border="0.06pt solid #000000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Input Lists'.$A$2:.$A$100])" table:allow-empty-cell="true" table:display-list="sort-ascending" table:base-cell-address="'Master Action List'.A1048576">
          <table:error-message table:message-type="stop" table:display="true"/>
        </table:content-validation>
        <table:content-validation table:name="val2" table:base-cell-address="'Master Action List'.E1048576">
          <table:error-message table:message-type="stop" table:display="true"/>
        </table:content-validation>
        <table:content-validation table:name="val3" table:condition="of:cell-content-is-in-list([$'Results List'.$A$2:$'Results List'.$A$15])" table:allow-empty-cell="true" table:display-list="unsorted" table:base-cell-address="'Mechanics Test'.D2"/>
        <table:content-validation table:name="val4" table:condition="of:cell-content-is-in-list([#REF!])" table:allow-empty-cell="true" table:display-list="sort-ascending" table:base-cell-address="'Input Lists'.D26"/>
        <table:content-validation table:name="val5" table:condition="of:cell-content-is-in-list([$'Modifier List'.$A$2:.$A$20])" table:allow-empty-cell="true" table:display-list="sort-ascending" table:base-cell-address="'Mechanics Test'.F2"/>
        <table:content-validation table:name="val6" table:condition="of:cell-content-is-in-list([$'Results List'.$A$2:$'Results List'.$A$15])" table:allow-empty-cell="true" table:display-list="unsorted" table:base-cell-address="'Mechanics Test'.G2"/>
        <table:content-validation table:name="val7" table:condition="of:cell-content-is-in-list([$'Modifier List'.$A$2:.$A$20])" table:allow-empty-cell="true" table:display-list="sort-ascending" table:base-cell-address="'Mechanics Test'.I2"/>
        <table:content-validation table:name="val8" table:condition="of:cell-content-is-in-list([$'Results List'.$A$2:$'Results List'.$A$15])" table:allow-empty-cell="true" table:display-list="unsorted" table:base-cell-address="'Mechanics Test'.J2"/>
        <table:content-validation table:name="val9" table:condition="of:cell-content-is-in-list([#REF!])" table:allow-empty-cell="true" table:display-list="sort-ascending" table:base-cell-address="'Input Lists'.G26"/>
        <table:content-validation table:name="val10" table:condition="of:cell-content-is-in-list([$'Modifier List'.$A$2:.$A$20])" table:allow-empty-cell="true" table:display-list="sort-ascending" table:base-cell-address="'Mechanics Test'.L2"/>
        <table:content-validation table:name="val11" table:condition="of:cell-content-is-in-list([$'Results List'.$A$2:$'Results List'.$A$15])" table:allow-empty-cell="true" table:display-list="unsorted" table:base-cell-address="'Mechanics Test'.M2"/>
        <table:content-validation table:name="val12" table:condition="of:cell-content-is-in-list([#REF!])" table:allow-empty-cell="true" table:display-list="sort-ascending" table:base-cell-address="'Input Lists'.I26"/>
        <table:content-validation table:name="val13" table:condition="of:cell-content-is-in-list([$'Modifier List'.$A$2:.$A$20])" table:allow-empty-cell="true" table:display-list="sort-ascending" table:base-cell-address="'Mechanics Test'.O2"/>
        <table:content-validation table:name="val14" table:condition="of:cell-content-is-in-list([$'Results List'.$A$2:$'Results List'.$A$15])" table:allow-empty-cell="true" table:display-list="unsorted" table:base-cell-address="'Mechanics Test'.P2"/>
        <table:content-validation table:name="val15" table:condition="of:cell-content-is-in-list([#REF!])" table:allow-empty-cell="true" table:display-list="sort-ascending" table:base-cell-address="'Input Lists'.K26"/>
        <table:content-validation table:name="val16" table:condition="of:cell-content-is-in-list([$'Modifier List'.$A$2:.$A$20])" table:allow-empty-cell="true" table:display-list="sort-ascending" table:base-cell-address="'Mechanics Test'.R2"/>
        <table:content-validation table:name="val17" table:condition="of:cell-content-is-in-list([$'Results List'.$A$2:$'Results List'.$A$15])" table:allow-empty-cell="true" table:display-list="unsorted" table:base-cell-address="'Mechanics Test'.S2"/>
        <table:content-validation table:name="val18" table:condition="of:cell-content-is-in-list([#REF!])" table:allow-empty-cell="true" table:display-list="sort-ascending" table:base-cell-address="'Input Lists'.M26"/>
        <table:content-validation table:name="val19" table:condition="of:cell-content-is-in-list([$'Modifier List'.$A$2:.$A$20])" table:allow-empty-cell="true" table:display-list="sort-ascending" table:base-cell-address="'Mechanics Test'.U2"/>
        <table:content-validation table:name="val20" table:base-cell-address="'Input Lists'.N1">
          <table:error-message table:message-type="stop" table:display="true"/>
        </table:content-validation>
        <table:content-validation table:name="val21" table:condition="of:cell-content-is-in-list([$'Results List'.$A$3:$'Results List'.$A$15])" table:allow-empty-cell="true" table:display-list="unsorted" table:base-cell-address="'Mechanics Test'.B1">
          <table:error-message table:message-type="stop" table:display="true"/>
        </table:content-validation>
        <table:content-validation table:name="val22" table:condition="of:cell-content-is-in-list([$'Results List'.$A$3:$'Results List'.$A$15])" table:allow-empty-cell="true" table:display-list="unsorted" table:base-cell-address="'Mechanics Test'.G1">
          <table:error-message table:message-type="stop" table:display="true"/>
        </table:content-validation>
        <table:content-validation table:name="val23" table:condition="of:cell-content-is-in-list([$'Results List'.$A$3:$'Results List'.$A$15])" table:allow-empty-cell="true" table:display-list="unsorted" table:base-cell-address="'Mechanics Test'.J1">
          <table:error-message table:message-type="stop" table:display="true"/>
        </table:content-validation>
        <table:content-validation table:name="val24" table:condition="of:cell-content-is-in-list([$'Results List'.$A$3:$'Results List'.$A$15])" table:allow-empty-cell="true" table:display-list="unsorted" table:base-cell-address="'Mechanics Test'.M1">
          <table:error-message table:message-type="stop" table:display="true"/>
        </table:content-validation>
        <table:content-validation table:name="val25" table:condition="of:cell-content-is-in-list([$'Results List'.$A$3:$'Results List'.$A$15])" table:allow-empty-cell="true" table:display-list="unsorted" table:base-cell-address="'Mechanics Test'.P1">
          <table:error-message table:message-type="stop" table:display="true"/>
        </table:content-validation>
        <table:content-validation table:name="val26" table:condition="of:cell-content-is-in-list([$'Results List'.$A$3:$'Results List'.$A$15])" table:allow-empty-cell="true" table:display-list="unsorted" table:base-cell-address="'Mechanics Test'.Y1">
          <table:error-message table:message-type="stop" table:display="true"/>
        </table:content-validation>
      </table:content-validations>
      <table:table table:name="Master Action List" table:style-name="ta1">
        <office:forms form:automatic-focus="false" form:apply-design-mode="false"/>
        <table:table-column table:style-name="co1" table:default-cell-style-name="ce75"/>
        <table:table-column table:style-name="co2" table:default-cell-style-name="ce3"/>
        <table:table-column table:style-name="co3" table:default-cell-style-name="ce82"/>
        <table:table-column table:style-name="co4" table:default-cell-style-name="ce82"/>
        <table:table-column table:style-name="co5" table:default-cell-style-name="ce82"/>
        <table:table-column table:style-name="co6" table:default-cell-style-name="ce82"/>
        <table:table-column table:style-name="co5" table:default-cell-style-name="ce43"/>
        <table:table-column table:style-name="co7" table:number-columns-repeated="2" table:default-cell-style-name="ce43"/>
        <table:table-column table:style-name="co8" table:default-cell-style-name="ce49"/>
        <table:table-column table:style-name="co9" table:default-cell-style-name="ce53"/>
        <table:table-column table:style-name="co10" table:default-cell-style-name="ce28"/>
        <table:table-column table:style-name="co11" table:default-cell-style-name="ce28"/>
        <table:table-column table:style-name="co12" table:default-cell-style-name="ce3"/>
        <table:table-column table:style-name="co13" table:default-cell-style-name="ce3"/>
        <table:table-column table:style-name="co14" table:default-cell-style-name="ce137"/>
        <table:table-column table:style-name="co15" table:default-cell-style-name="ce137"/>
        <table:table-column table:style-name="co16" table:default-cell-style-name="ce137"/>
        <table:table-column table:style-name="co17" table:number-columns-repeated="874" table:default-cell-style-name="ce137"/>
        <table:table-row table:style-name="ro1">
          <table:table-cell table:style-name="ce73" table:content-validation-name="val1" office:value-type="string" calcext:value-type="string">
            <text:p>Input List</text:p>
          </table:table-cell>
          <table:table-cell table:style-name="ce25" office:value-type="string" calcext:value-type="string">
            <text:p>Animation Name</text:p>
          </table:table-cell>
          <table:table-cell table:style-name="ce81" office:value-type="string" calcext:value-type="string">
            <text:p>Hit</text:p>
          </table:table-cell>
          <table:table-cell table:style-name="ce81" office:value-type="string" calcext:value-type="string">
            <text:p>Frames</text:p>
          </table:table-cell>
          <table:table-cell table:style-name="ce81" table:content-validation-name="val2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40" office:value-type="string" calcext:value-type="string">
            <text:p>Rage</text:p>
          </table:table-cell>
          <table:table-cell table:style-name="ce40" office:value-type="string" calcext:value-type="string">
            <text:p>Roge</text:p>
          </table:table-cell>
          <table:table-cell table:style-name="ce40" office:value-type="string" calcext:value-type="string">
            <text:p>Ryge</text:p>
          </table:table-cell>
          <table:table-cell table:style-name="ce45" office:value-type="string" calcext:value-type="string">
            <text:p>LAM</text:p>
          </table:table-cell>
          <table:table-cell table:style-name="ce50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125" office:value-type="string" calcext:value-type="string">
            <text:p>Notes 1</text:p>
          </table:table-cell>
          <table:table-cell table:style-name="ce125" office:value-type="string" calcext:value-type="string">
            <text:p>Notes 2</text:p>
          </table:table-cell>
          <table:table-cell table:style-name="ce125" office:value-type="string" calcext:value-type="string">
            <text:p>Notes 3</text:p>
          </table:table-cell>
          <table:table-cell table:style-name="ce138" table:number-columns-repeated="8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2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style-name="ce26" office:value-type="string" calcext:value-type="string">
            <text:p>X</text:p>
          </table:table-cell>
          <table:table-cell table:style-name="ce26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2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2" office:value-type="float" office:value="4" calcext:value-type="float">
            <text:p>4</text:p>
          </table:table-cell>
          <table:table-cell/>
          <table:table-cell table:style-name="ce42" office:value-type="string" calcext:value-type="string">
            <text:p>X</text:p>
          </table:table-cell>
          <table:table-cell table:style-name="ce42" table:number-columns-repeated="2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4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2" office:value-type="float" office:value="1" calcext:value-type="float">
            <text:p>1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2" office:value-type="float" office:value="2" calcext:value-type="float">
            <text:p>2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2" office:value-type="float" office:value="3" calcext:value-type="float">
            <text:p>3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5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2" office:value-type="float" office:value="1" calcext:value-type="float">
            <text:p>1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2" office:value-type="float" office:value="2" calcext:value-type="float">
            <text:p>2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2" office:value-type="float" office:value="3" calcext:value-type="float">
            <text:p>3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2" office:value-type="float" office:value="4" calcext:value-type="float">
            <text:p>4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2" office:value-type="float" office:value="0" calcext:value-type="float">
            <text:p>0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6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2" office:value-type="float" office:value="1" calcext:value-type="float">
            <text:p>1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2" office:value-type="float" office:value="2" calcext:value-type="float">
            <text:p>2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2" office:value-type="float" office:value="3" calcext:value-type="float">
            <text:p>3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2" office:value-type="float" office:value="4" calcext:value-type="float">
            <text:p>4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number-columns-repeated="2"/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2" office:value-type="float" office:value="1" calcext:value-type="float">
            <text:p>1</text:p>
          </table:table-cell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style-name="ce7"/>
          <table:table-cell table:number-columns-repeated="2"/>
          <table:table-cell table:content-validation-name="val2"/>
          <table:table-cell/>
          <table:table-cell table:style-name="ce42" table:number-columns-repeated="3"/>
          <table:table-cell table:style-name="ce48"/>
          <table:table-cell table:style-name="ce5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 table:number-rows-repeated="2">
          <table:table-cell table:content-validation-name="val1"/>
          <table:table-cell table:style-name="ce7"/>
          <table:table-cell table:number-columns-repeated="2"/>
          <table:table-cell table:content-validation-name="val2"/>
          <table:table-cell table:number-columns-repeated="10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style-name="ce7"/>
          <table:table-cell table:number-columns-repeated="2"/>
          <table:table-cell table:content-validation-name="val2"/>
          <table:table-cell table:number-columns-repeated="10"/>
          <table:table-cell table:style-name="ce37" office:value-type="string" calcext:value-type="string">
            <text:p>Specialties of this sheet: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76" table:content-validation-name="val1"/>
          <table:table-cell table:style-name="ce7"/>
          <table:table-cell table:number-columns-repeated="2"/>
          <table:table-cell table:content-validation-name="val2"/>
          <table:table-cell table:style-name="ce98"/>
          <table:table-cell table:number-columns-repeated="9"/>
          <table:table-cell table:style-name="ce33" table:number-columns-repeated="103"/>
          <table:table-cell table:number-columns-repeated="774"/>
        </table:table-row>
        <table:table-row table:style-name="ro1">
          <table:table-cell table:style-name="ce76" table:content-validation-name="val1"/>
          <table:table-cell table:style-name="ce7"/>
          <table:table-cell table:number-columns-repeated="2"/>
          <table:table-cell table:content-validation-name="val2"/>
          <table:table-cell table:style-name="ce98"/>
          <table:table-cell table:number-columns-repeated="9"/>
          <table:table-cell table:style-name="Default" office:value-type="string" calcext:value-type="string">
            <text:p>Columns about modifiers shouldn’t be possible to modify? They’re added or removed from Modifier List instead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76" table:content-validation-name="val1"/>
          <table:table-cell table:style-name="ce7"/>
          <table:table-cell table:number-columns-repeated="2"/>
          <table:table-cell table:content-validation-name="val2"/>
          <table:table-cell table:style-name="ce98"/>
          <table:table-cell table:number-columns-repeated="9"/>
          <table:table-cell table:style-name="ce38" office:value-type="string" calcext:value-type="string">
            <text:p>Alternatively, modifiers CAN be added or deleted as columns here and the Modifier List sheet is ONLY used for rule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76" table:content-validation-name="val1"/>
          <table:table-cell table:style-name="ce7"/>
          <table:table-cell table:number-columns-repeated="2"/>
          <table:table-cell table:content-validation-name="val2"/>
          <table:table-cell table:style-name="ce98"/>
          <table:table-cell table:number-columns-repeated="9"/>
          <table:table-cell table:style-name="ce38" office:value-type="string" calcext:value-type="string">
            <text:p>It could work either way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76" table:content-validation-name="val1"/>
          <table:table-cell table:style-name="ce7"/>
          <table:table-cell table:number-columns-repeated="2"/>
          <table:table-cell table:content-validation-name="val2"/>
          <table:table-cell table:style-name="ce98"/>
          <table:table-cell table:number-columns-repeated="9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76" table:content-validation-name="val1"/>
          <table:table-cell table:style-name="ce7"/>
          <table:table-cell table:number-columns-repeated="2"/>
          <table:table-cell table:content-validation-name="val2"/>
          <table:table-cell table:style-name="ce98"/>
          <table:table-cell table:number-columns-repeated="9"/>
          <table:table-cell table:style-name="ce38" office:value-type="string" calcext:value-type="string">
            <text:p>If the code is flexible enough, user can add their own values before the Modifiers begin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76" table:content-validation-name="val1"/>
          <table:table-cell table:style-name="ce7"/>
          <table:table-cell table:number-columns-repeated="2"/>
          <table:table-cell table:content-validation-name="val2"/>
          <table:table-cell table:style-name="ce98"/>
          <table:table-cell table:number-columns-repeated="9"/>
          <table:table-cell table:style-name="ce38" office:value-type="string" calcext:value-type="string">
            <text:p>Code knows where Modifier columns begin because of ”DEF” which is always the first one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38" office:value-type="string" calcext:value-type="string">
            <text:p>Column A gets Data Validation from the Input List to ensure compatibility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38" office:value-type="string" calcext:value-type="string">
            <text:p>The Modifiers columns should get their color and other info from the sheet Modifier List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38" office:value-type="string" calcext:value-type="string">
            <text:p>Data about variations of ”phase 0” is utilized in the hypothetical Simultaneous testing sheet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38" office:value-type="string" calcext:value-type="string">
            <text:p>A dialogue for quickly creating an animation and choosing how many phases it has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38" office:value-type="string" calcext:value-type="string">
            <text:p>Should the user be able to generate multiple different Mechanics / Simultaneous lists based on this data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38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38" office:value-type="string" calcext:value-type="string">
            <text:p>It will make things more complicated, though, and isn’t an essential feature...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38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38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38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38" office:value-type="string" calcext:value-type="string">
            <text:p>Or ”P” if being in the variation is already a prerequisite for the action. Anything else...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3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133" office:value-type="string" calcext:value-type="string">
            <text:p>Different functions: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55" office:value-type="string" calcext:value-type="string">
            <text:p>”Add / remove / move phases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Default" office:value-type="string" calcext:value-type="string">
            <text:p>1. you’d have to be able to contextually select a phase of an animation and be able to delete / add / move it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Default" office:value-type="string" calcext:value-type="string">
            <text:p>2. the code will refresh Mechanics sheet just to make sure everything matche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Default" office:value-type="string" calcext:value-type="string">
            <text:p>3. the code then makes changes to Mechanics sheet to the corresponding phase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55" office:value-type="string" calcext:value-type="string">
            <text:p>”Refresh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33" office:value-type="string" calcext:value-type="string">
            <text:p>1. this function is only needed if modifiers are added from the Modifier Lis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56" office:value-type="string" calcext:value-type="string">
            <text:p>”Generate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33" office:value-type="string" calcext:value-type="string">
            <text:p>User can generate a Mechanics or a Simultaneous testing sheet based on the data in this shee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55" office:value-type="string" calcext:value-type="string">
            <text:p>”Inspect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Default" office:value-type="string" calcext:value-type="string">
            <text:p>Should there be an own function where the code simply checks if Mechanics or Simultaneous lists are in need of an update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136" office:value-type="string" calcext:value-type="string">
            <text:p>”Create group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Default" office:value-type="string" calcext:value-type="string">
            <text:p>When generating full animations from nothing into the Mechanics sheet, it will be necessary to group certain animations based on the data in Input Lis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136" office:value-type="string" calcext:value-type="string">
            <text:p>”Ungroup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Default" office:value-type="string" calcext:value-type="string">
            <text:p>Code should ungroup before certain operations to keep things cleaner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1931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33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number-columns-repeated="3"/>
          <table:table-cell table:content-validation-name="val2"/>
          <table:table-cell table:number-columns-repeated="10"/>
          <table:table-cell table:style-name="ce33"/>
          <table:table-cell table:number-columns-repeated="876"/>
        </table:table-row>
        <table:table-row table:style-name="ro1" table:number-rows-repeated="1046553">
          <table:table-cell table:content-validation-name="val1"/>
          <table:table-cell table:number-columns-repeated="3"/>
          <table:table-cell table:content-validation-name="val2"/>
          <table:table-cell table:number-columns-repeated="887"/>
        </table:table-row>
        <table:table-row table:style-name="ro1">
          <table:table-cell table:content-validation-name="val1"/>
          <table:table-cell table:number-columns-repeated="3"/>
          <table:table-cell table:content-validation-name="val2"/>
          <table:table-cell table:number-columns-repeated="887"/>
        </table:table-row>
        <calcext:conditional-formats>
          <calcext:conditional-format calcext:target-range-address="'Master Action List'.Q30:'Master Action List'.DN2019 'Master Action List'.P31:'Master Action List'.P56 'Master Action List'.P89:'Master Action List'.P2022 'Master Action List'.P3:'Master Action List'.DN6 'Master Action List'.P17:'Master Action List'.DN29 'Master Action List'.P8:'Master Action List'.DN10 'Master Action List'.P12:'Master Action List'.DN15 'Master Action List'.P79:'Master Action List'.P80 'Master Action List'.P58:'Master Action List'.P60 'Master Action List'.P65:'Master Action List'.P77">
            <calcext:condition calcext:apply-style-name="Red bg" calcext:value="=&quot;Interrupts&quot;" calcext:base-cell-address="'Master Action List'.P3"/>
            <calcext:condition calcext:apply-style-name="Light orange bg" calcext:value="=&quot;Follows&quot;" calcext:base-cell-address="'Master Action List'.P3"/>
            <calcext:condition calcext:apply-style-name="Yellow bg" calcext:value="=&quot;Buffered&quot;" calcext:base-cell-address="'Master Action List'.P3"/>
            <calcext:condition calcext:apply-style-name="Light blue bg" calcext:value="=&quot;Combined&quot;" calcext:base-cell-address="'Master Action List'.P3"/>
            <calcext:condition calcext:apply-style-name="Green bg" calcext:value="=&quot;Special&quot;" calcext:base-cell-address="'Master Action List'.P3"/>
            <calcext:condition calcext:apply-style-name="Blue bg" calcext:value="=&quot;Prerequisite&quot;" calcext:base-cell-address="'Master Action List'.P3"/>
            <calcext:condition calcext:apply-style-name="Light gray bg" calcext:value="=&quot;Unpossible?&quot;" calcext:base-cell-address="'Master Action List'.P3"/>
            <calcext:condition calcext:apply-style-name="Dark gray bg" calcext:value="=&quot;§§§&quot;" calcext:base-cell-address="'Master Action List'.P3"/>
            <calcext:condition calcext:apply-style-name="Dark gray bg" calcext:value="contains-text(&quot;!!&quot;)" calcext:base-cell-address="'Master Action List'.P3"/>
            <calcext:condition calcext:apply-style-name="Purple bg" calcext:value="=&quot;???&quot;" calcext:base-cell-address="'Master Action List'.P3"/>
            <calcext:condition calcext:apply-style-name="Light gray bg" calcext:value="=&quot;No effect&quot;" calcext:base-cell-address="'Master Action List'.P3"/>
          </calcext:conditional-format>
          <calcext:conditional-format calcext:target-range-address="'Master Action List'.P2:'Master Action List'.DN2">
            <calcext:condition calcext:apply-style-name="Red bg" calcext:value="=&quot;Interrupts&quot;" calcext:base-cell-address="'Master Action List'.P2"/>
            <calcext:condition calcext:apply-style-name="Light orange bg" calcext:value="=&quot;Follows&quot;" calcext:base-cell-address="'Master Action List'.P2"/>
            <calcext:condition calcext:apply-style-name="Yellow bg" calcext:value="=&quot;Buffered&quot;" calcext:base-cell-address="'Master Action List'.P2"/>
            <calcext:condition calcext:apply-style-name="Light blue bg" calcext:value="=&quot;Combined&quot;" calcext:base-cell-address="'Master Action List'.P2"/>
            <calcext:condition calcext:apply-style-name="Green bg" calcext:value="=&quot;Special&quot;" calcext:base-cell-address="'Master Action List'.P2"/>
            <calcext:condition calcext:apply-style-name="Blue bg" calcext:value="=&quot;Prerequisite&quot;" calcext:base-cell-address="'Master Action List'.P2"/>
            <calcext:condition calcext:apply-style-name="Light gray bg" calcext:value="=&quot;Unpossible?&quot;" calcext:base-cell-address="'Master Action List'.P2"/>
            <calcext:condition calcext:apply-style-name="Dark gray bg" calcext:value="=&quot;§§§&quot;" calcext:base-cell-address="'Master Action List'.P2"/>
            <calcext:condition calcext:apply-style-name="Dark gray bg" calcext:value="contains-text(&quot;!!&quot;)" calcext:base-cell-address="'Master Action List'.P2"/>
            <calcext:condition calcext:apply-style-name="Purple bg" calcext:value="=&quot;???&quot;" calcext:base-cell-address="'Master Action List'.P2"/>
            <calcext:condition calcext:apply-style-name="Light gray bg" calcext:value="=&quot;No effect&quot;" calcext:base-cell-address="'Master Action List'.P2"/>
          </calcext:conditional-format>
          <calcext:conditional-format calcext:target-range-address="'Master Action List'.P7:'Master Action List'.DN7">
            <calcext:condition calcext:apply-style-name="Red bg" calcext:value="=&quot;Interrupts&quot;" calcext:base-cell-address="'Master Action List'.P7"/>
            <calcext:condition calcext:apply-style-name="Light orange bg" calcext:value="=&quot;Follows&quot;" calcext:base-cell-address="'Master Action List'.P7"/>
            <calcext:condition calcext:apply-style-name="Yellow bg" calcext:value="=&quot;Buffered&quot;" calcext:base-cell-address="'Master Action List'.P7"/>
            <calcext:condition calcext:apply-style-name="Light blue bg" calcext:value="=&quot;Combined&quot;" calcext:base-cell-address="'Master Action List'.P7"/>
            <calcext:condition calcext:apply-style-name="Green bg" calcext:value="=&quot;Special&quot;" calcext:base-cell-address="'Master Action List'.P7"/>
            <calcext:condition calcext:apply-style-name="Blue bg" calcext:value="=&quot;Prerequisite&quot;" calcext:base-cell-address="'Master Action List'.P7"/>
            <calcext:condition calcext:apply-style-name="Light gray bg" calcext:value="=&quot;Unpossible?&quot;" calcext:base-cell-address="'Master Action List'.P7"/>
            <calcext:condition calcext:apply-style-name="Dark gray bg" calcext:value="=&quot;§§§&quot;" calcext:base-cell-address="'Master Action List'.P7"/>
            <calcext:condition calcext:apply-style-name="Dark gray bg" calcext:value="contains-text(&quot;!!&quot;)" calcext:base-cell-address="'Master Action List'.P7"/>
            <calcext:condition calcext:apply-style-name="Purple bg" calcext:value="=&quot;???&quot;" calcext:base-cell-address="'Master Action List'.P7"/>
            <calcext:condition calcext:apply-style-name="Light gray bg" calcext:value="=&quot;No effect&quot;" calcext:base-cell-address="'Master Action List'.P7"/>
          </calcext:conditional-format>
          <calcext:conditional-format calcext:target-range-address="'Master Action List'.P11:'Master Action List'.DN11">
            <calcext:condition calcext:apply-style-name="Red bg" calcext:value="=&quot;Interrupts&quot;" calcext:base-cell-address="'Master Action List'.P11"/>
            <calcext:condition calcext:apply-style-name="Light orange bg" calcext:value="=&quot;Follows&quot;" calcext:base-cell-address="'Master Action List'.P11"/>
            <calcext:condition calcext:apply-style-name="Yellow bg" calcext:value="=&quot;Buffered&quot;" calcext:base-cell-address="'Master Action List'.P11"/>
            <calcext:condition calcext:apply-style-name="Light blue bg" calcext:value="=&quot;Combined&quot;" calcext:base-cell-address="'Master Action List'.P11"/>
            <calcext:condition calcext:apply-style-name="Green bg" calcext:value="=&quot;Special&quot;" calcext:base-cell-address="'Master Action List'.P11"/>
            <calcext:condition calcext:apply-style-name="Blue bg" calcext:value="=&quot;Prerequisite&quot;" calcext:base-cell-address="'Master Action List'.P11"/>
            <calcext:condition calcext:apply-style-name="Light gray bg" calcext:value="=&quot;Unpossible?&quot;" calcext:base-cell-address="'Master Action List'.P11"/>
            <calcext:condition calcext:apply-style-name="Dark gray bg" calcext:value="=&quot;§§§&quot;" calcext:base-cell-address="'Master Action List'.P11"/>
            <calcext:condition calcext:apply-style-name="Dark gray bg" calcext:value="contains-text(&quot;!!&quot;)" calcext:base-cell-address="'Master Action List'.P11"/>
            <calcext:condition calcext:apply-style-name="Purple bg" calcext:value="=&quot;???&quot;" calcext:base-cell-address="'Master Action List'.P11"/>
            <calcext:condition calcext:apply-style-name="Light gray bg" calcext:value="=&quot;No effect&quot;" calcext:base-cell-address="'Master Action List'.P11"/>
          </calcext:conditional-format>
          <calcext:conditional-format calcext:target-range-address="'Master Action List'.P16:'Master Action List'.DN16">
            <calcext:condition calcext:apply-style-name="Red bg" calcext:value="=&quot;Interrupts&quot;" calcext:base-cell-address="'Master Action List'.P16"/>
            <calcext:condition calcext:apply-style-name="Light orange bg" calcext:value="=&quot;Follows&quot;" calcext:base-cell-address="'Master Action List'.P16"/>
            <calcext:condition calcext:apply-style-name="Yellow bg" calcext:value="=&quot;Buffered&quot;" calcext:base-cell-address="'Master Action List'.P16"/>
            <calcext:condition calcext:apply-style-name="Light blue bg" calcext:value="=&quot;Combined&quot;" calcext:base-cell-address="'Master Action List'.P16"/>
            <calcext:condition calcext:apply-style-name="Green bg" calcext:value="=&quot;Special&quot;" calcext:base-cell-address="'Master Action List'.P16"/>
            <calcext:condition calcext:apply-style-name="Blue bg" calcext:value="=&quot;Prerequisite&quot;" calcext:base-cell-address="'Master Action List'.P16"/>
            <calcext:condition calcext:apply-style-name="Light gray bg" calcext:value="=&quot;Unpossible?&quot;" calcext:base-cell-address="'Master Action List'.P16"/>
            <calcext:condition calcext:apply-style-name="Dark gray bg" calcext:value="=&quot;§§§&quot;" calcext:base-cell-address="'Master Action List'.P16"/>
            <calcext:condition calcext:apply-style-name="Dark gray bg" calcext:value="contains-text(&quot;!!&quot;)" calcext:base-cell-address="'Master Action List'.P16"/>
            <calcext:condition calcext:apply-style-name="Purple bg" calcext:value="=&quot;???&quot;" calcext:base-cell-address="'Master Action List'.P16"/>
            <calcext:condition calcext:apply-style-name="Light gray bg" calcext:value="=&quot;No effect&quot;" calcext:base-cell-address="'Master Action List'.P16"/>
          </calcext:conditional-format>
        </calcext:conditional-formats>
      </table:table>
      <table:table table:name="Input Lists" table:style-name="ta1">
        <table:table-column table:style-name="co18" table:default-cell-style-name="ce140"/>
        <table:table-column table:style-name="co19" table:default-cell-style-name="ce140"/>
        <table:table-column table:style-name="co20" table:default-cell-style-name="ce140"/>
        <table:table-column table:style-name="co21" table:default-cell-style-name="ce156"/>
        <table:table-column table:style-name="co22" table:default-cell-style-name="ce140"/>
        <table:table-column table:style-name="co17" table:number-columns-repeated="2" table:default-cell-style-name="Default"/>
        <table:table-row table:style-name="ro1">
          <table:table-cell table:style-name="ce139" office:value-type="string" calcext:value-type="string">
            <text:p>Input Group</text:p>
          </table:table-cell>
          <table:table-cell table:style-name="ce139" office:value-type="string" calcext:value-type="string">
            <text:p>Input Name</text:p>
          </table:table-cell>
          <table:table-cell table:style-name="ce139" office:value-type="string" calcext:value-type="string">
            <text:p>Input</text:p>
          </table:table-cell>
          <table:table-cell table:style-name="ce143" office:value-type="string" calcext:value-type="string">
            <text:p>Group</text:p>
          </table:table-cell>
          <table:table-cell table:style-name="ce139"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57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7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7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7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7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7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7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7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7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7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7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58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58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58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58"/>
          <table:table-cell table:number-columns-repeated="2"/>
        </table:table-row>
        <table:table-row table:style-name="ro1">
          <table:table-cell table:number-columns-repeated="4"/>
          <table:table-cell table:style-name="ce159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7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7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7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57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33" office:value-type="string" calcext:value-type="string">
            <text:p>Specialties about this sheet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2. user can create ”groups”. Their purpose is to make it easier to hide more complex or esoteric inputs whenever needed to get more space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33" office:value-type="string" calcext:value-type="string">
            <text:p>Different functions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36" office:value-type="string" calcext:value-type="string">
            <text:p>”Refresh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the code checks for discrepancies between Input Lists and the existing animations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60" office:value-type="string" calcext:value-type="string">
            <text:p>”Add / Remove / Move inputs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ince the different inputs are named, the code can probably compare automatically from the generated Mechanics list if there are discrepancies like moved / deleted / added inpu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36" office:value-type="string" calcext:value-type="string">
            <text:p>”Create 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36" office:value-type="string" calcext:value-type="string">
            <text:p>”Un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1" table:number-rows-repeated="104849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chanics Test" table:style-name="ta1">
        <office:forms form:automatic-focus="false" form:apply-design-mode="false"/>
        <table:table-column table:style-name="co23" table:default-cell-style-name="ce75"/>
        <table:table-column table:style-name="co24" table:default-cell-style-name="ce75"/>
        <table:table-column table:style-name="co25" table:default-cell-style-name="ce75"/>
        <table:table-column table:style-name="co26" table:default-cell-style-name="ce137"/>
        <table:table-column table:style-name="co27" table:default-cell-style-name="ce137"/>
        <table:table-column table:style-name="co26" table:number-columns-repeated="2" table:default-cell-style-name="ce137"/>
        <table:table-column table:style-name="co27" table:default-cell-style-name="ce137"/>
        <table:table-column table:style-name="co26" table:number-columns-repeated="2" table:default-cell-style-name="ce137"/>
        <table:table-column table:style-name="co27" table:default-cell-style-name="ce137"/>
        <table:table-column table:style-name="co28" table:number-columns-repeated="2" table:default-cell-style-name="ce137"/>
        <table:table-column table:style-name="co27" table:default-cell-style-name="ce137"/>
        <table:table-column table:style-name="co26" table:number-columns-repeated="2" table:default-cell-style-name="ce137"/>
        <table:table-column table:style-name="co29" table:default-cell-style-name="ce137"/>
        <table:table-column table:style-name="co30" table:number-columns-repeated="2" table:default-cell-style-name="ce137"/>
        <table:table-column table:style-name="co29" table:default-cell-style-name="ce137"/>
        <table:table-column table:style-name="co31" table:default-cell-style-name="ce137"/>
        <table:table-column table:style-name="co14" table:number-columns-repeated="3" table:default-cell-style-name="ce137"/>
        <table:table-column table:style-name="co17" table:number-columns-repeated="874" table:default-cell-style-name="ce137"/>
        <table:table-row table:style-name="ro1">
          <table:table-cell table:style-name="ce73" office:value-type="string" calcext:value-type="string">
            <text:p>Animation Name</text:p>
          </table:table-cell>
          <table:table-cell table:style-name="ce73" office:value-type="string" calcext:value-type="string">
            <text:p>Modifiers</text:p>
          </table:table-cell>
          <table:table-cell table:style-name="ce73" office:value-type="string" calcext:value-type="string">
            <text:p>Input to Compare</text:p>
          </table:table-cell>
          <table:table-cell table:style-name="ce87" table:content-validation-name="val3"/>
          <table:table-cell table:style-name="ce78" table:content-validation-name="val4" office:value-type="string" calcext:value-type="string">
            <text:p>&gt; Phase 0 result</text:p>
          </table:table-cell>
          <table:table-cell table:style-name="ce78" table:content-validation-name="val5"/>
          <table:table-cell table:style-name="ce90" table:content-validation-name="val6"/>
          <table:table-cell table:style-name="ce92" table:content-validation-name="val4" office:value-type="string" calcext:value-type="string">
            <text:p>&gt; Phase 1 result</text:p>
          </table:table-cell>
          <table:table-cell table:style-name="ce92" table:content-validation-name="val7"/>
          <table:table-cell table:style-name="ce90" table:content-validation-name="val8"/>
          <table:table-cell table:style-name="ce92" table:content-validation-name="val9" office:value-type="string" calcext:value-type="string">
            <text:p>&gt; Phase 2 result</text:p>
          </table:table-cell>
          <table:table-cell table:style-name="ce92" table:content-validation-name="val10"/>
          <table:table-cell table:style-name="ce90" table:content-validation-name="val11"/>
          <table:table-cell table:style-name="ce92" table:content-validation-name="val12" office:value-type="string" calcext:value-type="string">
            <text:p>&gt; Phase 3 result</text:p>
          </table:table-cell>
          <table:table-cell table:style-name="ce92" table:content-validation-name="val13"/>
          <table:table-cell table:style-name="ce90" table:content-validation-name="val14"/>
          <table:table-cell table:style-name="ce92" table:content-validation-name="val15" office:value-type="string" calcext:value-type="string">
            <text:p>&gt; Phase 4 result</text:p>
          </table:table-cell>
          <table:table-cell table:style-name="ce92" table:content-validation-name="val16"/>
          <table:table-cell table:style-name="ce90" table:content-validation-name="val17"/>
          <table:table-cell table:style-name="ce92" table:content-validation-name="val18" office:value-type="string" calcext:value-type="string">
            <text:p>&gt; Phase 5 result</text:p>
          </table:table-cell>
          <table:table-cell table:style-name="ce92" table:content-validation-name="val19"/>
          <table:table-cell table:style-name="ce125" table:content-validation-name="val20" office:value-type="string" calcext:value-type="string">
            <text:p>Notes 1</text:p>
          </table:table-cell>
          <table:table-cell table:style-name="ce125" office:value-type="string" calcext:value-type="string">
            <text:p>Notes 2</text:p>
          </table:table-cell>
          <table:table-cell table:style-name="ce125" office:value-type="string" calcext:value-type="string">
            <text:p>Notes 3</text:p>
          </table:table-cell>
          <table:table-cell table:style-name="ce138" table:number-columns-repeated="874"/>
        </table:table-row>
        <table:table-row table:style-name="ro1">
          <table:table-cell table:number-columns-repeated="2"/>
          <table:table-cell table:style-name="ce140"/>
          <table:table-cell table:style-name="ce93" table:content-validation-name="val3"/>
          <table:table-cell table:style-name="ce95" table:content-validation-name="val4"/>
          <table:table-cell table:style-name="ce181" table:content-validation-name="val5"/>
          <table:table-cell table:style-name="ce106" table:content-validation-name="val6"/>
          <table:table-cell table:style-name="ce74" table:content-validation-name="val4"/>
          <table:table-cell table:style-name="ce186" table:content-validation-name="val7"/>
          <table:table-cell table:style-name="ce111" table:content-validation-name="val8"/>
          <table:table-cell table:style-name="ce79" table:content-validation-name="val9"/>
          <table:table-cell table:style-name="ce190" table:content-validation-name="val10"/>
          <table:table-cell table:style-name="ce115" table:content-validation-name="val11"/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47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Letting go of input</text:p>
          </table:table-cell>
          <table:table-cell table:style-name="ce93" table:content-validation-name="val3" office:value-type="string" calcext:value-type="string">
            <text:p>Impossible?</text:p>
          </table:table-cell>
          <table:table-cell table:style-name="ce95" table:content-validation-name="val4"/>
          <table:table-cell table:style-name="ce181" table:content-validation-name="val5"/>
          <table:table-cell table:style-name="ce106" table:content-validation-name="val6"/>
          <table:table-cell table:style-name="ce74" table:content-validation-name="val4"/>
          <table:table-cell table:style-name="ce186" table:content-validation-name="val7"/>
          <table:table-cell table:style-name="ce111" table:content-validation-name="val8"/>
          <table:table-cell table:style-name="ce79" table:content-validation-name="val9"/>
          <table:table-cell table:style-name="ce190" table:content-validation-name="val10"/>
          <table:table-cell table:style-name="ce115" table:content-validation-name="val11"/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47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Move</text:p>
          </table:table-cell>
          <table:table-cell table:style-name="ce93" table:content-validation-name="val3" office:value-type="string" calcext:value-type="string">
            <text:p>Mutual</text:p>
          </table:table-cell>
          <table:table-cell table:style-name="ce95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No effect</text:p>
          </table:table-cell>
          <table:table-cell table:style-name="ce74" table:content-validation-name="val4"/>
          <table:table-cell table:style-name="ce186" table:content-validation-name="val7"/>
          <table:table-cell table:style-name="ce111" table:content-validation-name="val8" office:value-type="string" calcext:value-type="string">
            <text:p>No effect</text:p>
          </table:table-cell>
          <table:table-cell table:style-name="ce79" table:content-validation-name="val9"/>
          <table:table-cell table:style-name="ce190" table:content-validation-name="val10"/>
          <table:table-cell table:style-name="ce115" table:content-validation-name="val11" office:value-type="string" calcext:value-type="string">
            <text:p>Cancels</text:p>
          </table:table-cell>
          <table:table-cell table:style-name="ce83" table:content-validation-name="val12" office:value-type="string" calcext:value-type="string">
            <text:p>Run</text:p>
          </table:table-cell>
          <table:table-cell table:style-name="ce195" table:content-validation-name="val13"/>
          <table:table-cell table:style-name="ce141" table:content-validation-name="val14"/>
          <table:table-cell table:style-name="ce89" table:content-validation-name="val15" office:value-type="string" calcext:value-type="string">
            <text:p>§</text:p>
          </table:table-cell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48" table:content-validation-name="val20" office:value-type="string" calcext:value-type="string">
            <text:p>Specialties of this sheet:</text:p>
          </table:table-cell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Roll (Forward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95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74" table:content-validation-name="val4" office:value-type="string" calcext:value-type="string">
            <text:p>Roll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Cancels</text:p>
          </table:table-cell>
          <table:table-cell table:style-name="ce79" table:content-validation-name="val9" office:value-type="string" calcext:value-type="string">
            <text:p>Roll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Cancels</text:p>
          </table:table-cell>
          <table:table-cell table:style-name="ce83" table:content-validation-name="val12" office:value-type="string" calcext:value-type="string">
            <text:p>Roll</text:p>
          </table:table-cell>
          <table:table-cell table:style-name="ce195" table:content-validation-name="val13"/>
          <table:table-cell table:style-name="ce141" table:content-validation-name="val14"/>
          <table:table-cell table:style-name="ce89" table:content-validation-name="val15" office:value-type="string" calcext:value-type="string">
            <text:p>§</text:p>
          </table:table-cell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49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Roll (Left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95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74" table:content-validation-name="val4" office:value-type="string" calcext:value-type="string">
            <text:p>Roll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Cancels</text:p>
          </table:table-cell>
          <table:table-cell table:style-name="ce79" table:content-validation-name="val9" office:value-type="string" calcext:value-type="string">
            <text:p>Roll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Cancels</text:p>
          </table:table-cell>
          <table:table-cell table:style-name="ce83" table:content-validation-name="val12" office:value-type="string" calcext:value-type="string">
            <text:p>Roll</text:p>
          </table:table-cell>
          <table:table-cell table:style-name="ce195" table:content-validation-name="val13"/>
          <table:table-cell table:style-name="ce141" table:content-validation-name="val14"/>
          <table:table-cell table:style-name="ce89" table:content-validation-name="val15" office:value-type="string" calcext:value-type="string">
            <text:p>§</text:p>
          </table:table-cell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0" table:content-validation-name="val20" office:value-type="string" calcext:value-type="string">
            <text:p>...It should be impossible to edit columns A – C since they’re handled / generated from Master Action List?</text:p>
          </table:table-cell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Roll (Right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95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74" table:content-validation-name="val4" office:value-type="string" calcext:value-type="string">
            <text:p>Roll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Cancels</text:p>
          </table:table-cell>
          <table:table-cell table:style-name="ce79" table:content-validation-name="val9" office:value-type="string" calcext:value-type="string">
            <text:p>Roll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Cancels</text:p>
          </table:table-cell>
          <table:table-cell table:style-name="ce83" table:content-validation-name="val12" office:value-type="string" calcext:value-type="string">
            <text:p>Roll</text:p>
          </table:table-cell>
          <table:table-cell table:style-name="ce195" table:content-validation-name="val13"/>
          <table:table-cell table:style-name="ce141" table:content-validation-name="val14"/>
          <table:table-cell table:style-name="ce89" table:content-validation-name="val15" office:value-type="string" calcext:value-type="string">
            <text:p>§</text:p>
          </table:table-cell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0" table:content-validation-name="val20" office:value-type="string" calcext:value-type="string">
            <text:p>- The code should add some marking on the unused phases of the animation for clarity. (see column K)</text:p>
          </table:table-cell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Roll (Back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95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74" table:content-validation-name="val4" office:value-type="string" calcext:value-type="string">
            <text:p>Roll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Cancels</text:p>
          </table:table-cell>
          <table:table-cell table:style-name="ce79" table:content-validation-name="val9" office:value-type="string" calcext:value-type="string">
            <text:p>Roll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Cancels</text:p>
          </table:table-cell>
          <table:table-cell table:style-name="ce83" table:content-validation-name="val12" office:value-type="string" calcext:value-type="string">
            <text:p>Roll</text:p>
          </table:table-cell>
          <table:table-cell table:style-name="ce195" table:content-validation-name="val13"/>
          <table:table-cell table:style-name="ce141" table:content-validation-name="val14"/>
          <table:table-cell table:style-name="ce89" table:content-validation-name="val15" office:value-type="string" calcext:value-type="string">
            <text:p>§</text:p>
          </table:table-cell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0" table:content-validation-name="val20" office:value-type="string" calcext:value-type="string">
            <text:p><text:s text:c="4"/>This is accomplished by cross-referencing the Phases number from Master Action List.</text:p>
          </table:table-cell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Weapon Switch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95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No effect</text:p>
          </table:table-cell>
          <table:table-cell table:style-name="ce74" table:content-validation-name="val4"/>
          <table:table-cell table:style-name="ce186" table:content-validation-name="val7"/>
          <table:table-cell table:style-name="ce111" table:content-validation-name="val8" office:value-type="string" calcext:value-type="string">
            <text:p>No effect</text:p>
          </table:table-cell>
          <table:table-cell table:style-name="ce79" table:content-validation-name="val9"/>
          <table:table-cell table:style-name="ce190" table:content-validation-name="val10"/>
          <table:table-cell table:style-name="ce115" table:content-validation-name="val11" office:value-type="string" calcext:value-type="string">
            <text:p>Cancels</text:p>
          </table:table-cell>
          <table:table-cell table:style-name="ce83" table:content-validation-name="val12" office:value-type="string" calcext:value-type="string">
            <text:p>Switch animation</text:p>
          </table:table-cell>
          <table:table-cell table:style-name="ce195" table:content-validation-name="val13"/>
          <table:table-cell table:style-name="ce141" table:content-validation-name="val14"/>
          <table:table-cell table:style-name="ce89" table:content-validation-name="val15" office:value-type="string" calcext:value-type="string">
            <text:p>§</text:p>
          </table:table-cell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0" table:content-validation-name="val20" office:value-type="string" calcext:value-type="string">
            <text:p>- Code should automatically apply conditional formatting based on the rules in Reactions sheet.</text:p>
          </table:table-cell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Jump (Result 1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95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74" table:content-validation-name="val4" office:value-type="string" calcext:value-type="string">
            <text:p>Jump (Ground)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Cancels</text:p>
          </table:table-cell>
          <table:table-cell table:style-name="ce79" table:content-validation-name="val9" office:value-type="string" calcext:value-type="string">
            <text:p>Jump (Ground)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Cancels</text:p>
          </table:table-cell>
          <table:table-cell table:style-name="ce83" table:content-validation-name="val12" office:value-type="string" calcext:value-type="string">
            <text:p>Jump (Ground)</text:p>
          </table:table-cell>
          <table:table-cell table:style-name="ce195" table:content-validation-name="val13"/>
          <table:table-cell table:style-name="ce141" table:content-validation-name="val14"/>
          <table:table-cell table:style-name="ce89" table:content-validation-name="val15" office:value-type="string" calcext:value-type="string">
            <text:p>§</text:p>
          </table:table-cell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0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Jump (Result 2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95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74" table:content-validation-name="val4" office:value-type="string" calcext:value-type="string">
            <text:p>Idle (Airborne)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Cancels</text:p>
          </table:table-cell>
          <table:table-cell table:style-name="ce79" table:content-validation-name="val9" office:value-type="string" calcext:value-type="string">
            <text:p>Idle (Airborne)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Cancels</text:p>
          </table:table-cell>
          <table:table-cell table:style-name="ce83" table:content-validation-name="val12" office:value-type="string" calcext:value-type="string">
            <text:p>Idle (Airborne)</text:p>
          </table:table-cell>
          <table:table-cell table:style-name="ce195" table:content-validation-name="val13"/>
          <table:table-cell table:style-name="ce141" table:content-validation-name="val14"/>
          <table:table-cell table:style-name="ce89" table:content-validation-name="val15" office:value-type="string" calcext:value-type="string">
            <text:p>§</text:p>
          </table:table-cell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0" table:content-validation-name="val20" office:value-type="string" calcext:value-type="string">
            <text:p>Since this table is generated / updated based on the data in Master Action List, it may sometimes come necessary to automatically delete or add columns that list Phases.</text:p>
          </table:table-cell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Melee (S)</text:p>
          </table:table-cell>
          <table:table-cell table:style-name="ce93" table:content-validation-name="val3" office:value-type="string" calcext:value-type="string">
            <text:p>Impossible?</text:p>
          </table:table-cell>
          <table:table-cell table:style-name="ce95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74" table:content-validation-name="val4" office:value-type="string" calcext:value-type="string">
            <text:p>Attack s2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Buffers</text:p>
          </table:table-cell>
          <table:table-cell table:style-name="ce79" table:content-validation-name="val9" office:value-type="string" calcext:value-type="string">
            <text:p>Attack s2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Buffers</text:p>
          </table:table-cell>
          <table:table-cell table:style-name="ce83" table:content-validation-name="val12" office:value-type="string" calcext:value-type="string">
            <text:p>Attack s2</text:p>
          </table:table-cell>
          <table:table-cell table:style-name="ce195" table:content-validation-name="val13"/>
          <table:table-cell table:style-name="ce141" table:content-validation-name="val14"/>
          <table:table-cell table:style-name="ce89" table:content-validation-name="val15" office:value-type="string" calcext:value-type="string">
            <text:p>§</text:p>
          </table:table-cell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0" table:content-validation-name="val20" office:value-type="string" calcext:value-type="string">
            <text:p>Doing this would be determined by what is the maximum phase number used by any animation in the Master Action List.</text:p>
          </table:table-cell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Melee (S) (Long)</text:p>
          </table:table-cell>
          <table:table-cell table:style-name="ce93" table:content-validation-name="val3" office:value-type="string" calcext:value-type="string">
            <text:p>Impossible?</text:p>
          </table:table-cell>
          <table:table-cell table:style-name="ce95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74" table:content-validation-name="val4" office:value-type="string" calcext:value-type="string">
            <text:p>Attack s2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Buffers</text:p>
          </table:table-cell>
          <table:table-cell table:style-name="ce79" table:content-validation-name="val9" office:value-type="string" calcext:value-type="string">
            <text:p>Attack s2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Buffers</text:p>
          </table:table-cell>
          <table:table-cell table:style-name="ce83" table:content-validation-name="val12" office:value-type="string" calcext:value-type="string">
            <text:p>Attack s2</text:p>
          </table:table-cell>
          <table:table-cell table:style-name="ce195" table:content-validation-name="val13"/>
          <table:table-cell table:style-name="ce141" table:content-validation-name="val14"/>
          <table:table-cell table:style-name="ce89" table:content-validation-name="val15" office:value-type="string" calcext:value-type="string">
            <text:p>§</text:p>
          </table:table-cell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0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Melee (T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95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74" table:content-validation-name="val4" office:value-type="string" calcext:value-type="string">
            <text:p>Attack t1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Buffers</text:p>
          </table:table-cell>
          <table:table-cell table:style-name="ce79" table:content-validation-name="val9" office:value-type="string" calcext:value-type="string">
            <text:p>Attack t1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Buffers</text:p>
          </table:table-cell>
          <table:table-cell table:style-name="ce83" table:content-validation-name="val12" office:value-type="string" calcext:value-type="string">
            <text:p>Attack t1</text:p>
          </table:table-cell>
          <table:table-cell table:style-name="ce195" table:content-validation-name="val13"/>
          <table:table-cell table:style-name="ce141" table:content-validation-name="val14"/>
          <table:table-cell table:style-name="ce89" table:content-validation-name="val15" office:value-type="string" calcext:value-type="string">
            <text:p>§</text:p>
          </table:table-cell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0" table:content-validation-name="val20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Melee (T) (Long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95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74" table:content-validation-name="val4" office:value-type="string" calcext:value-type="string">
            <text:p>Attack t1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Buffers</text:p>
          </table:table-cell>
          <table:table-cell table:style-name="ce79" table:content-validation-name="val9" office:value-type="string" calcext:value-type="string">
            <text:p>Attack t1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Buffers</text:p>
          </table:table-cell>
          <table:table-cell table:style-name="ce83" table:content-validation-name="val12" office:value-type="string" calcext:value-type="string">
            <text:p>Attack t1</text:p>
          </table:table-cell>
          <table:table-cell table:style-name="ce195" table:content-validation-name="val13"/>
          <table:table-cell table:style-name="ce141" table:content-validation-name="val14"/>
          <table:table-cell table:style-name="ce89" table:content-validation-name="val15" office:value-type="string" calcext:value-type="string">
            <text:p>§</text:p>
          </table:table-cell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0" table:content-validation-name="val20" office:value-type="string" calcext:value-type="string">
            <text:p>Validation should not be strict because it’s sometimes necessary to add variation tags to the animations?</text:p>
          </table:table-cell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Grab</text:p>
          </table:table-cell>
          <table:table-cell table:style-name="ce93" table:content-validation-name="val3" office:value-type="string" calcext:value-type="string">
            <text:p>Cancels</text:p>
          </table:table-cell>
          <table:table-cell table:style-name="ce96" table:content-validation-name="val4" office:value-type="string" calcext:value-type="string">
            <text:p>Grab</text:p>
          </table:table-cell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74" table:content-validation-name="val4" office:value-type="string" calcext:value-type="string">
            <text:p>Grab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Cancels</text:p>
          </table:table-cell>
          <table:table-cell table:style-name="ce79" table:content-validation-name="val9" office:value-type="string" calcext:value-type="string">
            <text:p>Grab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Cancels</text:p>
          </table:table-cell>
          <table:table-cell table:style-name="ce83" table:content-validation-name="val12" office:value-type="string" calcext:value-type="string">
            <text:p>Grab</text:p>
          </table:table-cell>
          <table:table-cell table:style-name="ce195" table:content-validation-name="val13"/>
          <table:table-cell table:style-name="ce141" table:content-validation-name="val14"/>
          <table:table-cell table:style-name="ce89" table:content-validation-name="val15" office:value-type="string" calcext:value-type="string">
            <text:p>§</text:p>
          </table:table-cell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49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Block</text:p>
          </table:table-cell>
          <table:table-cell table:style-name="ce93" table:content-validation-name="val3" office:value-type="string" calcext:value-type="string">
            <text:p>Cancels</text:p>
          </table:table-cell>
          <table:table-cell table:style-name="ce97" table:content-validation-name="val4" office:value-type="string" calcext:value-type="string">
            <text:p>Block</text:p>
          </table:table-cell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74" table:content-validation-name="val4" office:value-type="string" calcext:value-type="string">
            <text:p>Block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Cancels</text:p>
          </table:table-cell>
          <table:table-cell table:style-name="ce79" table:content-validation-name="val9" office:value-type="string" calcext:value-type="string">
            <text:p>Block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Cancels</text:p>
          </table:table-cell>
          <table:table-cell table:style-name="ce83" table:content-validation-name="val12" office:value-type="string" calcext:value-type="string">
            <text:p>Block</text:p>
          </table:table-cell>
          <table:table-cell table:style-name="ce195" table:content-validation-name="val13"/>
          <table:table-cell table:style-name="ce141" table:content-validation-name="val14"/>
          <table:table-cell table:style-name="ce89" table:content-validation-name="val15" office:value-type="string" calcext:value-type="string">
            <text:p>§</text:p>
          </table:table-cell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49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Magic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95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74" table:content-validation-name="val4" office:value-type="string" calcext:value-type="string">
            <text:p>Magic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Cancels</text:p>
          </table:table-cell>
          <table:table-cell table:style-name="ce79" table:content-validation-name="val9" office:value-type="string" calcext:value-type="string">
            <text:p>Magic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Cancels</text:p>
          </table:table-cell>
          <table:table-cell table:style-name="ce83" table:content-validation-name="val12" office:value-type="string" calcext:value-type="string">
            <text:p>Magic</text:p>
          </table:table-cell>
          <table:table-cell table:style-name="ce195" table:content-validation-name="val13"/>
          <table:table-cell table:style-name="ce141" table:content-validation-name="val14"/>
          <table:table-cell table:style-name="ce89" table:content-validation-name="val15" office:value-type="string" calcext:value-type="string">
            <text:p>§</text:p>
          </table:table-cell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48" table:content-validation-name="val20" office:value-type="string" calcext:value-type="string">
            <text:p>Different functions:</text:p>
          </table:table-cell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Rage</text:p>
          </table:table-cell>
          <table:table-cell table:style-name="ce93" table:content-validation-name="val3" office:value-type="string" calcext:value-type="string">
            <text:p>No effect</text:p>
          </table:table-cell>
          <table:table-cell table:style-name="ce95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74" table:content-validation-name="val4" office:value-type="string" calcext:value-type="string">
            <text:p>Rage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No effect</text:p>
          </table:table-cell>
          <table:table-cell table:style-name="ce79" table:content-validation-name="val9"/>
          <table:table-cell table:style-name="ce190" table:content-validation-name="val10"/>
          <table:table-cell table:style-name="ce115" table:content-validation-name="val11" office:value-type="string" calcext:value-type="string">
            <text:p>No effect</text:p>
          </table:table-cell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 office:value-type="string" calcext:value-type="string">
            <text:p>§</text:p>
          </table:table-cell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49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40" office:value-type="string" calcext:value-type="string">
            <text:p>Pause</text:p>
          </table:table-cell>
          <table:table-cell table:style-name="ce93" table:content-validation-name="val3" office:value-type="string" calcext:value-type="string">
            <text:p>No effect</text:p>
          </table:table-cell>
          <table:table-cell table:style-name="ce95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Mutual</text:p>
          </table:table-cell>
          <table:table-cell table:style-name="ce74" table:content-validation-name="val4"/>
          <table:table-cell table:style-name="ce186" table:content-validation-name="val7"/>
          <table:table-cell table:style-name="ce111" table:content-validation-name="val8" office:value-type="string" calcext:value-type="string">
            <text:p>Mutual</text:p>
          </table:table-cell>
          <table:table-cell table:style-name="ce79" table:content-validation-name="val9"/>
          <table:table-cell table:style-name="ce190" table:content-validation-name="val10"/>
          <table:table-cell table:style-name="ce115" table:content-validation-name="val11" office:value-type="string" calcext:value-type="string">
            <text:p>Mutual</text:p>
          </table:table-cell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 office:value-type="string" calcext:value-type="string">
            <text:p>§</text:p>
          </table:table-cell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1" table:content-validation-name="val20" office:value-type="string" calcext:value-type="string">
            <text:p>”Refresh”.</text:p>
          </table:table-cell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7" office:value-type="string" calcext:value-type="string">
              <text:p>Retry</text:p>
            </table:table-cell>
            <table:table-cell table:style-name="ce93" table:content-validation-name="val3" office:value-type="string" calcext:value-type="string">
              <text:p>Cancels</text:p>
            </table:table-cell>
            <table:table-cell table:style-name="ce95" table:content-validation-name="val4"/>
            <table:table-cell table:style-name="ce181" table:content-validation-name="val5"/>
            <table:table-cell table:style-name="ce106" table:content-validation-name="val6" office:value-type="string" calcext:value-type="string">
              <text:p>Cancels</text:p>
            </table:table-cell>
            <table:table-cell table:style-name="ce74" table:content-validation-name="val4"/>
            <table:table-cell table:style-name="ce186" table:content-validation-name="val7"/>
            <table:table-cell table:style-name="ce111" table:content-validation-name="val8" office:value-type="string" calcext:value-type="string">
              <text:p>Cancels</text:p>
            </table:table-cell>
            <table:table-cell table:style-name="ce79" table:content-validation-name="val9"/>
            <table:table-cell table:style-name="ce190" table:content-validation-name="val10"/>
            <table:table-cell table:style-name="ce115" table:content-validation-name="val11" office:value-type="string" calcext:value-type="string">
              <text:p>Cancels</text:p>
            </table:table-cell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/>
            <table:table-cell table:style-name="ce89" table:content-validation-name="val15" office:value-type="string" calcext:value-type="string">
              <text:p>§</text:p>
            </table:table-cell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/>
            <table:table-cell table:style-name="ce202" table:content-validation-name="val19"/>
            <table:table-cell table:style-name="Default" office:value-type="string" calcext:value-type="string">
              <text:p>A complex function that goes through the whole Mechanics sheet and checks for discrepancies between it and Master Action List.</text:p>
            </table:table-cell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7" office:value-type="string" calcext:value-type="string">
              <text:p>Upgrade Blades</text:p>
            </table:table-cell>
            <table:table-cell table:style-name="ce93" table:content-validation-name="val3" office:value-type="string" calcext:value-type="string">
              <text:p>Mutual</text:p>
            </table:table-cell>
            <table:table-cell table:style-name="ce95" table:content-validation-name="val4"/>
            <table:table-cell table:style-name="ce181" table:content-validation-name="val5"/>
            <table:table-cell table:style-name="ce106" table:content-validation-name="val6" office:value-type="string" calcext:value-type="string">
              <text:p>Mutual</text:p>
            </table:table-cell>
            <table:table-cell table:style-name="ce74" table:content-validation-name="val4"/>
            <table:table-cell table:style-name="ce186" table:content-validation-name="val7"/>
            <table:table-cell table:style-name="ce111" table:content-validation-name="val8" office:value-type="string" calcext:value-type="string">
              <text:p>Mutual</text:p>
            </table:table-cell>
            <table:table-cell table:style-name="ce79" table:content-validation-name="val9"/>
            <table:table-cell table:style-name="ce190" table:content-validation-name="val10"/>
            <table:table-cell table:style-name="ce115" table:content-validation-name="val11" office:value-type="string" calcext:value-type="string">
              <text:p>Mutual</text:p>
            </table:table-cell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/>
            <table:table-cell table:style-name="ce89" table:content-validation-name="val15" office:value-type="string" calcext:value-type="string">
              <text:p>§</text:p>
            </table:table-cell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/>
            <table:table-cell table:style-name="ce202" table:content-validation-name="val19"/>
            <table:table-cell table:style-name="ce149" table:content-validation-name="val20" office:value-type="string" calcext:value-type="string">
              <text:p>The code then adds lines non-destructively or deletes rows that are no longer needed.</text:p>
            </table:table-cell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7" office:value-type="string" calcext:value-type="string">
              <text:p>Fall</text:p>
            </table:table-cell>
            <table:table-cell table:style-name="ce93" table:content-validation-name="val3" office:value-type="string" calcext:value-type="string">
              <text:p>Undecided</text:p>
            </table:table-cell>
            <table:table-cell table:style-name="ce95" table:content-validation-name="val4"/>
            <table:table-cell table:style-name="ce181" table:content-validation-name="val5"/>
            <table:table-cell table:style-name="ce106" table:content-validation-name="val6" office:value-type="string" calcext:value-type="string">
              <text:p>Impossible?</text:p>
            </table:table-cell>
            <table:table-cell table:style-name="ce74" table:content-validation-name="val4"/>
            <table:table-cell table:style-name="ce186" table:content-validation-name="val7"/>
            <table:table-cell table:style-name="ce112" table:content-validation-name="val8" office:value-type="string" calcext:value-type="string">
              <text:p>Impossible?</text:p>
            </table:table-cell>
            <table:table-cell table:style-name="ce79" table:content-validation-name="val9"/>
            <table:table-cell table:style-name="ce190" table:content-validation-name="val10"/>
            <table:table-cell table:style-name="ce117" table:content-validation-name="val11" office:value-type="string" calcext:value-type="string">
              <text:p>Impossible?</text:p>
            </table:table-cell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/>
            <table:table-cell table:style-name="ce89" table:content-validation-name="val15" office:value-type="string" calcext:value-type="string">
              <text:p>§</text:p>
            </table:table-cell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/>
            <table:table-cell table:style-name="ce202" table:content-validation-name="val19"/>
            <table:table-cell table:style-name="ce149" table:content-validation-name="val20"/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7" office:value-type="string" calcext:value-type="string">
              <text:p>Landing</text:p>
            </table:table-cell>
            <table:table-cell table:style-name="ce93" table:content-validation-name="val3"/>
            <table:table-cell table:style-name="ce95" table:content-validation-name="val4"/>
            <table:table-cell table:style-name="ce181" table:content-validation-name="val5"/>
            <table:table-cell table:style-name="ce106" table:content-validation-name="val6"/>
            <table:table-cell table:style-name="ce74" table:content-validation-name="val4"/>
            <table:table-cell table:style-name="ce186" table:content-validation-name="val7"/>
            <table:table-cell table:style-name="ce111" table:content-validation-name="val8"/>
            <table:table-cell table:style-name="ce79" table:content-validation-name="val9"/>
            <table:table-cell table:style-name="ce190" table:content-validation-name="val10"/>
            <table:table-cell table:style-name="ce115" table:content-validation-name="val11"/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/>
            <table:table-cell table:style-name="ce89" table:content-validation-name="val15" office:value-type="string" calcext:value-type="string">
              <text:p>§</text:p>
            </table:table-cell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/>
            <table:table-cell table:style-name="ce202" table:content-validation-name="val19"/>
            <table:table-cell table:style-name="ce149" table:content-validation-name="val20"/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7" office:value-type="string" calcext:value-type="string">
              <text:p>Rope</text:p>
            </table:table-cell>
            <table:table-cell table:style-name="ce93" table:content-validation-name="val3"/>
            <table:table-cell table:style-name="ce95" table:content-validation-name="val4"/>
            <table:table-cell table:style-name="ce181" table:content-validation-name="val5"/>
            <table:table-cell table:style-name="ce106" table:content-validation-name="val6"/>
            <table:table-cell table:style-name="ce74" table:content-validation-name="val4"/>
            <table:table-cell table:style-name="ce186" table:content-validation-name="val7"/>
            <table:table-cell table:style-name="ce111" table:content-validation-name="val8"/>
            <table:table-cell table:style-name="ce79" table:content-validation-name="val9"/>
            <table:table-cell table:style-name="ce190" table:content-validation-name="val10"/>
            <table:table-cell table:style-name="ce115" table:content-validation-name="val11"/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/>
            <table:table-cell table:style-name="ce89" table:content-validation-name="val15" office:value-type="string" calcext:value-type="string">
              <text:p>§</text:p>
            </table:table-cell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/>
            <table:table-cell table:style-name="ce202" table:content-validation-name="val19"/>
            <table:table-cell table:style-name="ce151" table:content-validation-name="val20" office:value-type="string" calcext:value-type="string">
              <text:p>”Refresh columns”.</text:p>
            </table:table-cell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7" office:value-type="string" calcext:value-type="string">
              <text:p>Shimmy</text:p>
            </table:table-cell>
            <table:table-cell table:style-name="ce93" table:content-validation-name="val3"/>
            <table:table-cell table:style-name="ce95" table:content-validation-name="val4"/>
            <table:table-cell table:style-name="ce181" table:content-validation-name="val5"/>
            <table:table-cell table:style-name="ce106" table:content-validation-name="val6"/>
            <table:table-cell table:style-name="ce74" table:content-validation-name="val4"/>
            <table:table-cell table:style-name="ce186" table:content-validation-name="val7"/>
            <table:table-cell table:style-name="ce111" table:content-validation-name="val8"/>
            <table:table-cell table:style-name="ce79" table:content-validation-name="val9"/>
            <table:table-cell table:style-name="ce190" table:content-validation-name="val10"/>
            <table:table-cell table:style-name="ce115" table:content-validation-name="val11"/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/>
            <table:table-cell table:style-name="ce89" table:content-validation-name="val15" office:value-type="string" calcext:value-type="string">
              <text:p>§</text:p>
            </table:table-cell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/>
            <table:table-cell table:style-name="ce202" table:content-validation-name="val19"/>
            <table:table-cell table:style-name="Default" office:value-type="string" calcext:value-type="string">
              <text:p>1. the function checks on a general basis what is the maximum amount of phases needed by any action in Master Action List.</text:p>
            </table:table-cell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8" office:value-type="string" calcext:value-type="string">
              <text:p>Hold X</text:p>
            </table:table-cell>
            <table:table-cell table:style-name="ce93" table:content-validation-name="val3"/>
            <table:table-cell table:style-name="ce95" table:content-validation-name="val4"/>
            <table:table-cell table:style-name="ce181" table:content-validation-name="val5"/>
            <table:table-cell table:style-name="ce106" table:content-validation-name="val6"/>
            <table:table-cell table:style-name="ce74" table:content-validation-name="val4"/>
            <table:table-cell table:style-name="ce186" table:content-validation-name="val7"/>
            <table:table-cell table:style-name="ce111" table:content-validation-name="val8"/>
            <table:table-cell table:style-name="ce79" table:content-validation-name="val9"/>
            <table:table-cell table:style-name="ce190" table:content-validation-name="val10"/>
            <table:table-cell table:style-name="ce115" table:content-validation-name="val11"/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/>
            <table:table-cell table:style-name="ce89" table:content-validation-name="val15" office:value-type="string" calcext:value-type="string">
              <text:p>§</text:p>
            </table:table-cell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/>
            <table:table-cell table:style-name="ce202" table:content-validation-name="val19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8" office:value-type="string" calcext:value-type="string">
              <text:p>Hold S</text:p>
            </table:table-cell>
            <table:table-cell table:style-name="ce93" table:content-validation-name="val3"/>
            <table:table-cell table:style-name="ce95" table:content-validation-name="val4"/>
            <table:table-cell table:style-name="ce181" table:content-validation-name="val5"/>
            <table:table-cell table:style-name="ce106" table:content-validation-name="val6"/>
            <table:table-cell table:style-name="ce74" table:content-validation-name="val4"/>
            <table:table-cell table:style-name="ce186" table:content-validation-name="val7"/>
            <table:table-cell table:style-name="ce111" table:content-validation-name="val8"/>
            <table:table-cell table:style-name="ce79" table:content-validation-name="val9"/>
            <table:table-cell table:style-name="ce190" table:content-validation-name="val10"/>
            <table:table-cell table:style-name="ce115" table:content-validation-name="val11"/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/>
            <table:table-cell table:style-name="ce89" table:content-validation-name="val15" office:value-type="string" calcext:value-type="string">
              <text:p>§</text:p>
            </table:table-cell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/>
            <table:table-cell table:style-name="ce202" table:content-validation-name="val19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8" office:value-type="string" calcext:value-type="string">
              <text:p>Hold T</text:p>
            </table:table-cell>
            <table:table-cell table:style-name="ce93" table:content-validation-name="val3"/>
            <table:table-cell table:style-name="ce95" table:content-validation-name="val4"/>
            <table:table-cell table:style-name="ce181" table:content-validation-name="val5"/>
            <table:table-cell table:style-name="ce106" table:content-validation-name="val6"/>
            <table:table-cell table:style-name="ce74" table:content-validation-name="val4"/>
            <table:table-cell table:style-name="ce186" table:content-validation-name="val7"/>
            <table:table-cell table:style-name="ce111" table:content-validation-name="val8"/>
            <table:table-cell table:style-name="ce79" table:content-validation-name="val9"/>
            <table:table-cell table:style-name="ce190" table:content-validation-name="val10"/>
            <table:table-cell table:style-name="ce115" table:content-validation-name="val11"/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/>
            <table:table-cell table:style-name="ce89" table:content-validation-name="val15" office:value-type="string" calcext:value-type="string">
              <text:p>§</text:p>
            </table:table-cell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/>
            <table:table-cell table:style-name="ce202" table:content-validation-name="val19"/>
            <table:table-cell table:style-name="Default"/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58" office:value-type="string" calcext:value-type="string">
              <text:p>Hold O</text:p>
            </table:table-cell>
            <table:table-cell table:style-name="ce93" table:content-validation-name="val3"/>
            <table:table-cell table:style-name="ce95" table:content-validation-name="val4"/>
            <table:table-cell table:style-name="ce181" table:content-validation-name="val5"/>
            <table:table-cell table:style-name="ce106" table:content-validation-name="val6"/>
            <table:table-cell table:style-name="ce74" table:content-validation-name="val4"/>
            <table:table-cell table:style-name="ce186" table:content-validation-name="val7"/>
            <table:table-cell table:style-name="ce111" table:content-validation-name="val8"/>
            <table:table-cell table:style-name="ce79" table:content-validation-name="val9"/>
            <table:table-cell table:style-name="ce190" table:content-validation-name="val10"/>
            <table:table-cell table:style-name="ce115" table:content-validation-name="val11"/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/>
            <table:table-cell table:style-name="ce89" table:content-validation-name="val15" office:value-type="string" calcext:value-type="string">
              <text:p>§</text:p>
            </table:table-cell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/>
            <table:table-cell table:style-name="ce202" table:content-validation-name="val19"/>
            <table:table-cell table:style-name="ce149" table:content-validation-name="val20"/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40"/>
          <table:table-cell table:style-name="ce93" table:content-validation-name="val3"/>
          <table:table-cell table:style-name="ce95" table:content-validation-name="val4"/>
          <table:table-cell table:style-name="ce181" table:content-validation-name="val5"/>
          <table:table-cell table:style-name="ce106" table:content-validation-name="val6"/>
          <table:table-cell table:style-name="ce74" table:content-validation-name="val4"/>
          <table:table-cell table:style-name="ce186" table:content-validation-name="val7"/>
          <table:table-cell table:style-name="ce111" table:content-validation-name="val8"/>
          <table:table-cell table:style-name="ce79" table:content-validation-name="val9"/>
          <table:table-cell table:style-name="ce190" table:content-validation-name="val10"/>
          <table:table-cell table:style-name="ce115" table:content-validation-name="val11"/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1" table:content-validation-name="val20" office:value-type="string" calcext:value-type="string">
            <text:p>”Generate inputs”.</text:p>
          </table:table-cell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Letting go of input</text:p>
          </table:table-cell>
          <table:table-cell table:style-name="ce93" table:content-validation-name="val3"/>
          <table:table-cell table:style-name="ce95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74" table:content-validation-name="val4" office:value-type="string" calcext:value-type="string">
            <text:p>§</text:p>
          </table:table-cell>
          <table:table-cell table:style-name="ce186" table:content-validation-name="val7"/>
          <table:table-cell table:style-name="ce111" table:content-validation-name="val8"/>
          <table:table-cell table:style-name="ce79" table:content-validation-name="val9"/>
          <table:table-cell table:style-name="ce190" table:content-validation-name="val10"/>
          <table:table-cell table:style-name="ce115" table:content-validation-name="val11"/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 office:value-type="string" calcext:value-type="string">
            <text:p>§</text:p>
          </table:table-cell>
          <table:table-cell table:style-name="ce202" table:content-validation-name="val19"/>
          <table:table-cell table:style-name="ce149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Move</text:p>
          </table:table-cell>
          <table:table-cell table:style-name="ce93" table:content-validation-name="val3"/>
          <table:table-cell table:style-name="ce95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74" table:content-validation-name="val4" office:value-type="string" calcext:value-type="string">
            <text:p>§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No effect</text:p>
          </table:table-cell>
          <table:table-cell table:style-name="ce79" table:content-validation-name="val9"/>
          <table:table-cell table:style-name="ce190" table:content-validation-name="val10"/>
          <table:table-cell table:style-name="ce115" table:content-validation-name="val11" office:value-type="string" calcext:value-type="string">
            <text:p>Cancels</text:p>
          </table:table-cell>
          <table:table-cell table:style-name="ce83" table:content-validation-name="val12" office:value-type="string" calcext:value-type="string">
            <text:p>Run</text:p>
          </table:table-cell>
          <table:table-cell table:style-name="ce195" table:content-validation-name="val13"/>
          <table:table-cell table:style-name="ce141" table:content-validation-name="val14" office:value-type="string" calcext:value-type="string">
            <text:p>Cancels</text:p>
          </table:table-cell>
          <table:table-cell table:style-name="ce89" table:content-validation-name="val15" office:value-type="string" calcext:value-type="string">
            <text:p>Run</text:p>
          </table:table-cell>
          <table:table-cell table:style-name="ce199" table:content-validation-name="val16"/>
          <table:table-cell table:style-name="ce144" table:content-validation-name="val17"/>
          <table:table-cell table:style-name="ce145" table:content-validation-name="val18" office:value-type="string" calcext:value-type="string">
            <text:p>§</text:p>
          </table:table-cell>
          <table:table-cell table:style-name="ce202" table:content-validation-name="val19"/>
          <table:table-cell table:style-name="ce150" table:content-validation-name="val20" office:value-type="string" calcext:value-type="string">
            <text:p>1. a single animation is selected.</text:p>
          </table:table-cell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Roll (Forward)</text:p>
          </table:table-cell>
          <table:table-cell table:style-name="ce93" table:content-validation-name="val3"/>
          <table:table-cell table:style-name="ce95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74" table:content-validation-name="val4" office:value-type="string" calcext:value-type="string">
            <text:p>§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Cancels</text:p>
          </table:table-cell>
          <table:table-cell table:style-name="ce79" table:content-validation-name="val9" office:value-type="string" calcext:value-type="string">
            <text:p>Roll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Cancels</text:p>
          </table:table-cell>
          <table:table-cell table:style-name="ce83" table:content-validation-name="val12" office:value-type="string" calcext:value-type="string">
            <text:p>Roll</text:p>
          </table:table-cell>
          <table:table-cell table:style-name="ce195" table:content-validation-name="val13"/>
          <table:table-cell table:style-name="ce141" table:content-validation-name="val14" office:value-type="string" calcext:value-type="string">
            <text:p>Cancels</text:p>
          </table:table-cell>
          <table:table-cell table:style-name="ce89" table:content-validation-name="val15" office:value-type="string" calcext:value-type="string">
            <text:p>Roll</text:p>
          </table:table-cell>
          <table:table-cell table:style-name="ce199" table:content-validation-name="val16"/>
          <table:table-cell table:style-name="ce144" table:content-validation-name="val17"/>
          <table:table-cell table:style-name="ce145" table:content-validation-name="val18" office:value-type="string" calcext:value-type="string">
            <text:p>§</text:p>
          </table:table-cell>
          <table:table-cell table:style-name="ce202" table:content-validation-name="val19"/>
          <table:table-cell table:style-name="ce150" table:content-validation-name="val20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Roll (Left)</text:p>
          </table:table-cell>
          <table:table-cell table:style-name="ce93" table:content-validation-name="val3"/>
          <table:table-cell table:style-name="ce95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74" table:content-validation-name="val4" office:value-type="string" calcext:value-type="string">
            <text:p>§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Cancels</text:p>
          </table:table-cell>
          <table:table-cell table:style-name="ce79" table:content-validation-name="val9" office:value-type="string" calcext:value-type="string">
            <text:p>Roll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Cancels</text:p>
          </table:table-cell>
          <table:table-cell table:style-name="ce83" table:content-validation-name="val12" office:value-type="string" calcext:value-type="string">
            <text:p>Roll</text:p>
          </table:table-cell>
          <table:table-cell table:style-name="ce195" table:content-validation-name="val13"/>
          <table:table-cell table:style-name="ce141" table:content-validation-name="val14" office:value-type="string" calcext:value-type="string">
            <text:p>Cancels</text:p>
          </table:table-cell>
          <table:table-cell table:style-name="ce89" table:content-validation-name="val15" office:value-type="string" calcext:value-type="string">
            <text:p>Roll</text:p>
          </table:table-cell>
          <table:table-cell table:style-name="ce199" table:content-validation-name="val16"/>
          <table:table-cell table:style-name="ce144" table:content-validation-name="val17"/>
          <table:table-cell table:style-name="ce145" table:content-validation-name="val18" office:value-type="string" calcext:value-type="string">
            <text:p>§</text:p>
          </table:table-cell>
          <table:table-cell table:style-name="ce202" table:content-validation-name="val19"/>
          <table:table-cell table:style-name="ce150" table:content-validation-name="val20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Roll (Right)</text:p>
          </table:table-cell>
          <table:table-cell table:style-name="ce93" table:content-validation-name="val3"/>
          <table:table-cell table:style-name="ce95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74" table:content-validation-name="val4" office:value-type="string" calcext:value-type="string">
            <text:p>§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Cancels</text:p>
          </table:table-cell>
          <table:table-cell table:style-name="ce79" table:content-validation-name="val9" office:value-type="string" calcext:value-type="string">
            <text:p>Roll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Cancels</text:p>
          </table:table-cell>
          <table:table-cell table:style-name="ce83" table:content-validation-name="val12" office:value-type="string" calcext:value-type="string">
            <text:p>Roll</text:p>
          </table:table-cell>
          <table:table-cell table:style-name="ce195" table:content-validation-name="val13"/>
          <table:table-cell table:style-name="ce141" table:content-validation-name="val14" office:value-type="string" calcext:value-type="string">
            <text:p>Cancels</text:p>
          </table:table-cell>
          <table:table-cell table:style-name="ce89" table:content-validation-name="val15" office:value-type="string" calcext:value-type="string">
            <text:p>Roll</text:p>
          </table:table-cell>
          <table:table-cell table:style-name="ce199" table:content-validation-name="val16"/>
          <table:table-cell table:style-name="ce144" table:content-validation-name="val17"/>
          <table:table-cell table:style-name="ce145" table:content-validation-name="val18" office:value-type="string" calcext:value-type="string">
            <text:p>§</text:p>
          </table:table-cell>
          <table:table-cell table:style-name="ce202" table:content-validation-name="val19"/>
          <table:table-cell table:style-name="ce150" table:content-validation-name="val20" office:value-type="string" calcext:value-type="string">
            <text:p>4. generate rows and print various inputs.</text:p>
          </table:table-cell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Roll (Back)</text:p>
          </table:table-cell>
          <table:table-cell table:style-name="ce93" table:content-validation-name="val3"/>
          <table:table-cell table:style-name="ce95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74" table:content-validation-name="val4" office:value-type="string" calcext:value-type="string">
            <text:p>§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Cancels</text:p>
          </table:table-cell>
          <table:table-cell table:style-name="ce79" table:content-validation-name="val9" office:value-type="string" calcext:value-type="string">
            <text:p>Roll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Cancels</text:p>
          </table:table-cell>
          <table:table-cell table:style-name="ce83" table:content-validation-name="val12" office:value-type="string" calcext:value-type="string">
            <text:p>Roll</text:p>
          </table:table-cell>
          <table:table-cell table:style-name="ce195" table:content-validation-name="val13"/>
          <table:table-cell table:style-name="ce141" table:content-validation-name="val14" office:value-type="string" calcext:value-type="string">
            <text:p>Cancels</text:p>
          </table:table-cell>
          <table:table-cell table:style-name="ce89" table:content-validation-name="val15" office:value-type="string" calcext:value-type="string">
            <text:p>Roll</text:p>
          </table:table-cell>
          <table:table-cell table:style-name="ce199" table:content-validation-name="val16"/>
          <table:table-cell table:style-name="ce144" table:content-validation-name="val17"/>
          <table:table-cell table:style-name="ce145" table:content-validation-name="val18" office:value-type="string" calcext:value-type="string">
            <text:p>§</text:p>
          </table:table-cell>
          <table:table-cell table:style-name="ce202" table:content-validation-name="val19"/>
          <table:table-cell table:style-name="ce149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Weapon Switch</text:p>
          </table:table-cell>
          <table:table-cell table:style-name="ce93" table:content-validation-name="val3"/>
          <table:table-cell table:style-name="ce95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74" table:content-validation-name="val4" office:value-type="string" calcext:value-type="string">
            <text:p>§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Cancels</text:p>
          </table:table-cell>
          <table:table-cell table:style-name="ce79" table:content-validation-name="val9" office:value-type="string" calcext:value-type="string">
            <text:p>Switch animation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Cancels</text:p>
          </table:table-cell>
          <table:table-cell table:style-name="ce83" table:content-validation-name="val12" office:value-type="string" calcext:value-type="string">
            <text:p>Switch animation</text:p>
          </table:table-cell>
          <table:table-cell table:style-name="ce195" table:content-validation-name="val13"/>
          <table:table-cell table:style-name="ce141" table:content-validation-name="val14" office:value-type="string" calcext:value-type="string">
            <text:p>Cancels</text:p>
          </table:table-cell>
          <table:table-cell table:style-name="ce89" table:content-validation-name="val15" office:value-type="string" calcext:value-type="string">
            <text:p>Switch animation</text:p>
          </table:table-cell>
          <table:table-cell table:style-name="ce199" table:content-validation-name="val16"/>
          <table:table-cell table:style-name="ce144" table:content-validation-name="val17"/>
          <table:table-cell table:style-name="ce145" table:content-validation-name="val18" office:value-type="string" calcext:value-type="string">
            <text:p>§</text:p>
          </table:table-cell>
          <table:table-cell table:style-name="ce202" table:content-validation-name="val19"/>
          <table:table-cell table:style-name="ce149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Jump (Result 1)</text:p>
          </table:table-cell>
          <table:table-cell table:style-name="ce93" table:content-validation-name="val3"/>
          <table:table-cell table:style-name="ce95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74" table:content-validation-name="val4" office:value-type="string" calcext:value-type="string">
            <text:p>§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Cancels</text:p>
          </table:table-cell>
          <table:table-cell table:style-name="ce79" table:content-validation-name="val9" office:value-type="string" calcext:value-type="string">
            <text:p>Jump (Ground)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Cancels</text:p>
          </table:table-cell>
          <table:table-cell table:style-name="ce83" table:content-validation-name="val12" office:value-type="string" calcext:value-type="string">
            <text:p>Jump (Ground)</text:p>
          </table:table-cell>
          <table:table-cell table:style-name="ce195" table:content-validation-name="val13"/>
          <table:table-cell table:style-name="ce141" table:content-validation-name="val14" office:value-type="string" calcext:value-type="string">
            <text:p>Cancels</text:p>
          </table:table-cell>
          <table:table-cell table:style-name="ce89" table:content-validation-name="val15" office:value-type="string" calcext:value-type="string">
            <text:p>Jump (Ground)</text:p>
          </table:table-cell>
          <table:table-cell table:style-name="ce199" table:content-validation-name="val16"/>
          <table:table-cell table:style-name="ce144" table:content-validation-name="val17"/>
          <table:table-cell table:style-name="ce145" table:content-validation-name="val18" office:value-type="string" calcext:value-type="string">
            <text:p>§</text:p>
          </table:table-cell>
          <table:table-cell table:style-name="ce202" table:content-validation-name="val19"/>
          <table:table-cell table:style-name="ce151" table:content-validation-name="val20" office:value-type="string" calcext:value-type="string">
            <text:p>”Generate variations”.</text:p>
          </table:table-cell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Jump (Result 2)</text:p>
          </table:table-cell>
          <table:table-cell table:style-name="ce93" table:content-validation-name="val3"/>
          <table:table-cell table:style-name="ce95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74" table:content-validation-name="val4" office:value-type="string" calcext:value-type="string">
            <text:p>§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Cancels</text:p>
          </table:table-cell>
          <table:table-cell table:style-name="ce79" table:content-validation-name="val9" office:value-type="string" calcext:value-type="string">
            <text:p>Idle (Airborne)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Cancels</text:p>
          </table:table-cell>
          <table:table-cell table:style-name="ce83" table:content-validation-name="val12" office:value-type="string" calcext:value-type="string">
            <text:p>Idle (Airborne)</text:p>
          </table:table-cell>
          <table:table-cell table:style-name="ce195" table:content-validation-name="val13"/>
          <table:table-cell table:style-name="ce141" table:content-validation-name="val14" office:value-type="string" calcext:value-type="string">
            <text:p>Cancels</text:p>
          </table:table-cell>
          <table:table-cell table:style-name="ce89" table:content-validation-name="val15" office:value-type="string" calcext:value-type="string">
            <text:p>Idle (Airborne)</text:p>
          </table:table-cell>
          <table:table-cell table:style-name="ce199" table:content-validation-name="val16"/>
          <table:table-cell table:style-name="ce144" table:content-validation-name="val17"/>
          <table:table-cell table:style-name="ce145" table:content-validation-name="val18" office:value-type="string" calcext:value-type="string">
            <text:p>§</text:p>
          </table:table-cell>
          <table:table-cell table:style-name="ce202" table:content-validation-name="val19"/>
          <table:table-cell table:style-name="ce149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Melee (S)</text:p>
          </table:table-cell>
          <table:table-cell table:style-name="ce93" table:content-validation-name="val3"/>
          <table:table-cell table:style-name="ce95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74" table:content-validation-name="val4" office:value-type="string" calcext:value-type="string">
            <text:p>§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Buffers</text:p>
          </table:table-cell>
          <table:table-cell table:style-name="ce79" table:content-validation-name="val9" office:value-type="string" calcext:value-type="string">
            <text:p>Attack s2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Buffers</text:p>
          </table:table-cell>
          <table:table-cell table:style-name="ce83" table:content-validation-name="val12" office:value-type="string" calcext:value-type="string">
            <text:p>Attack s2</text:p>
          </table:table-cell>
          <table:table-cell table:style-name="ce195" table:content-validation-name="val13"/>
          <table:table-cell table:style-name="ce141" table:content-validation-name="val14" office:value-type="string" calcext:value-type="string">
            <text:p>Buffers</text:p>
          </table:table-cell>
          <table:table-cell table:style-name="ce89" table:content-validation-name="val15" office:value-type="string" calcext:value-type="string">
            <text:p>Attack s2</text:p>
          </table:table-cell>
          <table:table-cell table:style-name="ce199" table:content-validation-name="val16"/>
          <table:table-cell table:style-name="ce144" table:content-validation-name="val17"/>
          <table:table-cell table:style-name="ce145" table:content-validation-name="val18" office:value-type="string" calcext:value-type="string">
            <text:p>§</text:p>
          </table:table-cell>
          <table:table-cell table:style-name="ce202" table:content-validation-name="val19"/>
          <table:table-cell table:style-name="ce150" table:content-validation-name="val20" office:value-type="string" calcext:value-type="string">
            <text:p>1. a single animation is selected.</text:p>
          </table:table-cell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Melee (S) (Long)</text:p>
          </table:table-cell>
          <table:table-cell table:style-name="ce93" table:content-validation-name="val3"/>
          <table:table-cell table:style-name="ce95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74" table:content-validation-name="val4" office:value-type="string" calcext:value-type="string">
            <text:p>§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Buffers</text:p>
          </table:table-cell>
          <table:table-cell table:style-name="ce79" table:content-validation-name="val9" office:value-type="string" calcext:value-type="string">
            <text:p>Attack s2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Buffers</text:p>
          </table:table-cell>
          <table:table-cell table:style-name="ce83" table:content-validation-name="val12" office:value-type="string" calcext:value-type="string">
            <text:p>Attack s2</text:p>
          </table:table-cell>
          <table:table-cell table:style-name="ce195" table:content-validation-name="val13"/>
          <table:table-cell table:style-name="ce141" table:content-validation-name="val14" office:value-type="string" calcext:value-type="string">
            <text:p>Buffers</text:p>
          </table:table-cell>
          <table:table-cell table:style-name="ce89" table:content-validation-name="val15" office:value-type="string" calcext:value-type="string">
            <text:p>Attack s2</text:p>
          </table:table-cell>
          <table:table-cell table:style-name="ce199" table:content-validation-name="val16"/>
          <table:table-cell table:style-name="ce144" table:content-validation-name="val17"/>
          <table:table-cell table:style-name="ce145" table:content-validation-name="val18" office:value-type="string" calcext:value-type="string">
            <text:p>§</text:p>
          </table:table-cell>
          <table:table-cell table:style-name="ce202" table:content-validation-name="val19"/>
          <table:table-cell table:style-name="ce150" table:content-validation-name="val20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Melee (T)</text:p>
          </table:table-cell>
          <table:table-cell table:style-name="ce93" table:content-validation-name="val3"/>
          <table:table-cell table:style-name="ce95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74" table:content-validation-name="val4" office:value-type="string" calcext:value-type="string">
            <text:p>§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Buffers</text:p>
          </table:table-cell>
          <table:table-cell table:style-name="ce79" table:content-validation-name="val9" office:value-type="string" calcext:value-type="string">
            <text:p>Attack t1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Buffers</text:p>
          </table:table-cell>
          <table:table-cell table:style-name="ce83" table:content-validation-name="val12" office:value-type="string" calcext:value-type="string">
            <text:p>Attack t1</text:p>
          </table:table-cell>
          <table:table-cell table:style-name="ce195" table:content-validation-name="val13"/>
          <table:table-cell table:style-name="ce141" table:content-validation-name="val14" office:value-type="string" calcext:value-type="string">
            <text:p>Buffers</text:p>
          </table:table-cell>
          <table:table-cell table:style-name="ce89" table:content-validation-name="val15" office:value-type="string" calcext:value-type="string">
            <text:p>Attack t1</text:p>
          </table:table-cell>
          <table:table-cell table:style-name="ce199" table:content-validation-name="val16"/>
          <table:table-cell table:style-name="ce144" table:content-validation-name="val17"/>
          <table:table-cell table:style-name="ce145" table:content-validation-name="val18" office:value-type="string" calcext:value-type="string">
            <text:p>§</text:p>
          </table:table-cell>
          <table:table-cell table:style-name="ce202" table:content-validation-name="val19"/>
          <table:table-cell table:style-name="ce150" table:content-validation-name="val20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Melee (T) (Long)</text:p>
          </table:table-cell>
          <table:table-cell table:style-name="ce93" table:content-validation-name="val3"/>
          <table:table-cell table:style-name="ce95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74" table:content-validation-name="val4" office:value-type="string" calcext:value-type="string">
            <text:p>§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Buffers</text:p>
          </table:table-cell>
          <table:table-cell table:style-name="ce79" table:content-validation-name="val9" office:value-type="string" calcext:value-type="string">
            <text:p>Attack t1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Buffers</text:p>
          </table:table-cell>
          <table:table-cell table:style-name="ce83" table:content-validation-name="val12" office:value-type="string" calcext:value-type="string">
            <text:p>Attack t1</text:p>
          </table:table-cell>
          <table:table-cell table:style-name="ce195" table:content-validation-name="val13"/>
          <table:table-cell table:style-name="ce141" table:content-validation-name="val14" office:value-type="string" calcext:value-type="string">
            <text:p>Buffers</text:p>
          </table:table-cell>
          <table:table-cell table:style-name="ce89" table:content-validation-name="val15" office:value-type="string" calcext:value-type="string">
            <text:p>Attack t1</text:p>
          </table:table-cell>
          <table:table-cell table:style-name="ce199" table:content-validation-name="val16"/>
          <table:table-cell table:style-name="ce144" table:content-validation-name="val17"/>
          <table:table-cell table:style-name="ce145" table:content-validation-name="val18" office:value-type="string" calcext:value-type="string">
            <text:p>§</text:p>
          </table:table-cell>
          <table:table-cell table:style-name="ce202" table:content-validation-name="val19"/>
          <table:table-cell table:style-name="ce150" table:content-validation-name="val20" office:value-type="string" calcext:value-type="string">
            <text:p>4. generate rows according to the rules of Modifier List.</text:p>
          </table:table-cell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Grab</text:p>
          </table:table-cell>
          <table:table-cell table:style-name="ce93" table:content-validation-name="val3"/>
          <table:table-cell table:style-name="ce95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74" table:content-validation-name="val4" office:value-type="string" calcext:value-type="string">
            <text:p>§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Cancels</text:p>
          </table:table-cell>
          <table:table-cell table:style-name="ce79" table:content-validation-name="val9" office:value-type="string" calcext:value-type="string">
            <text:p>Grab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Cancels</text:p>
          </table:table-cell>
          <table:table-cell table:style-name="ce83" table:content-validation-name="val12" office:value-type="string" calcext:value-type="string">
            <text:p>Grab</text:p>
          </table:table-cell>
          <table:table-cell table:style-name="ce195" table:content-validation-name="val13"/>
          <table:table-cell table:style-name="ce141" table:content-validation-name="val14" office:value-type="string" calcext:value-type="string">
            <text:p>Cancels</text:p>
          </table:table-cell>
          <table:table-cell table:style-name="ce89" table:content-validation-name="val15" office:value-type="string" calcext:value-type="string">
            <text:p>Grab</text:p>
          </table:table-cell>
          <table:table-cell table:style-name="ce199" table:content-validation-name="val16"/>
          <table:table-cell table:style-name="ce144" table:content-validation-name="val17"/>
          <table:table-cell table:style-name="ce145" table:content-validation-name="val18" office:value-type="string" calcext:value-type="string">
            <text:p>§</text:p>
          </table:table-cell>
          <table:table-cell table:style-name="ce202" table:content-validation-name="val19"/>
          <table:table-cell table:style-name="ce149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Block</text:p>
          </table:table-cell>
          <table:table-cell table:style-name="ce93" table:content-validation-name="val3"/>
          <table:table-cell table:style-name="ce95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74" table:content-validation-name="val4" office:value-type="string" calcext:value-type="string">
            <text:p>§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Cancels</text:p>
          </table:table-cell>
          <table:table-cell table:style-name="ce79" table:content-validation-name="val9" office:value-type="string" calcext:value-type="string">
            <text:p>Block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Cancels</text:p>
          </table:table-cell>
          <table:table-cell table:style-name="ce83" table:content-validation-name="val12" office:value-type="string" calcext:value-type="string">
            <text:p>Block</text:p>
          </table:table-cell>
          <table:table-cell table:style-name="ce195" table:content-validation-name="val13"/>
          <table:table-cell table:style-name="ce141" table:content-validation-name="val14" office:value-type="string" calcext:value-type="string">
            <text:p>Cancels</text:p>
          </table:table-cell>
          <table:table-cell table:style-name="ce89" table:content-validation-name="val15" office:value-type="string" calcext:value-type="string">
            <text:p>Block</text:p>
          </table:table-cell>
          <table:table-cell table:style-name="ce199" table:content-validation-name="val16"/>
          <table:table-cell table:style-name="ce144" table:content-validation-name="val17"/>
          <table:table-cell table:style-name="ce145" table:content-validation-name="val18" office:value-type="string" calcext:value-type="string">
            <text:p>§</text:p>
          </table:table-cell>
          <table:table-cell table:style-name="ce202" table:content-validation-name="val19"/>
          <table:table-cell table:style-name="ce149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Magic</text:p>
          </table:table-cell>
          <table:table-cell table:style-name="ce93" table:content-validation-name="val3"/>
          <table:table-cell table:style-name="ce95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74" table:content-validation-name="val4" office:value-type="string" calcext:value-type="string">
            <text:p>§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Cancels</text:p>
          </table:table-cell>
          <table:table-cell table:style-name="ce79" table:content-validation-name="val9" office:value-type="string" calcext:value-type="string">
            <text:p>Magic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Cancels</text:p>
          </table:table-cell>
          <table:table-cell table:style-name="ce83" table:content-validation-name="val12" office:value-type="string" calcext:value-type="string">
            <text:p>Magic</text:p>
          </table:table-cell>
          <table:table-cell table:style-name="ce195" table:content-validation-name="val13"/>
          <table:table-cell table:style-name="ce141" table:content-validation-name="val14" office:value-type="string" calcext:value-type="string">
            <text:p>Cancels</text:p>
          </table:table-cell>
          <table:table-cell table:style-name="ce89" table:content-validation-name="val15" office:value-type="string" calcext:value-type="string">
            <text:p>Magic</text:p>
          </table:table-cell>
          <table:table-cell table:style-name="ce199" table:content-validation-name="val16"/>
          <table:table-cell table:style-name="ce144" table:content-validation-name="val17"/>
          <table:table-cell table:style-name="ce145" table:content-validation-name="val18" office:value-type="string" calcext:value-type="string">
            <text:p>§</text:p>
          </table:table-cell>
          <table:table-cell table:style-name="ce202" table:content-validation-name="val19"/>
          <table:table-cell table:style-name="ce151" table:content-validation-name="val20" office:value-type="string" calcext:value-type="string">
            <text:p>”Add conditional formatting”</text:p>
          </table:table-cell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Rage</text:p>
          </table:table-cell>
          <table:table-cell table:style-name="ce93" table:content-validation-name="val3"/>
          <table:table-cell table:style-name="ce95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74" table:content-validation-name="val4" office:value-type="string" calcext:value-type="string">
            <text:p>§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Cancels</text:p>
          </table:table-cell>
          <table:table-cell table:style-name="ce79" table:content-validation-name="val9" office:value-type="string" calcext:value-type="string">
            <text:p>Rage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No effect</text:p>
          </table:table-cell>
          <table:table-cell table:style-name="ce83" table:content-validation-name="val12"/>
          <table:table-cell table:style-name="ce195" table:content-validation-name="val13"/>
          <table:table-cell table:style-name="ce141" table:content-validation-name="val14" office:value-type="string" calcext:value-type="string">
            <text:p>No effect</text:p>
          </table:table-cell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 office:value-type="string" calcext:value-type="string">
            <text:p>§</text:p>
          </table:table-cell>
          <table:table-cell table:style-name="ce202" table:content-validation-name="val19"/>
          <table:table-cell table:style-name="ce149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10" office:value-type="string" calcext:value-type="string">
            <text:p>Rage</text:p>
          </table:table-cell>
          <table:table-cell table:style-name="ce140" office:value-type="string" calcext:value-type="string">
            <text:p>Pause</text:p>
          </table:table-cell>
          <table:table-cell table:style-name="ce93" table:content-validation-name="val3"/>
          <table:table-cell table:style-name="ce95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74" table:content-validation-name="val4" office:value-type="string" calcext:value-type="string">
            <text:p>§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Mutual</text:p>
          </table:table-cell>
          <table:table-cell table:style-name="ce79" table:content-validation-name="val9"/>
          <table:table-cell table:style-name="ce190" table:content-validation-name="val10"/>
          <table:table-cell table:style-name="ce115" table:content-validation-name="val11" office:value-type="string" calcext:value-type="string">
            <text:p>Mutual</text:p>
          </table:table-cell>
          <table:table-cell table:style-name="ce83" table:content-validation-name="val12"/>
          <table:table-cell table:style-name="ce195" table:content-validation-name="val13"/>
          <table:table-cell table:style-name="ce141" table:content-validation-name="val14" office:value-type="string" calcext:value-type="string">
            <text:p>Mutual</text:p>
          </table:table-cell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 office:value-type="string" calcext:value-type="string">
            <text:p>§</text:p>
          </table:table-cell>
          <table:table-cell table:style-name="ce202" table:content-validation-name="val19"/>
          <table:table-cell table:style-name="ce150" table:content-validation-name="val20" office:value-type="string" calcext:value-type="string">
            <text:p>1. delete existing rules for conditional formatting.</text:p>
          </table:table-cell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57" office:value-type="string" calcext:value-type="string">
              <text:p>Retry</text:p>
            </table:table-cell>
            <table:table-cell table:style-name="ce93" table:content-validation-name="val3"/>
            <table:table-cell table:style-name="ce95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74" table:content-validation-name="val4" office:value-type="string" calcext:value-type="string">
              <text:p>§</text:p>
            </table:table-cell>
            <table:table-cell table:style-name="ce186" table:content-validation-name="val7"/>
            <table:table-cell table:style-name="ce111" table:content-validation-name="val8" office:value-type="string" calcext:value-type="string">
              <text:p>Cancels</text:p>
            </table:table-cell>
            <table:table-cell table:style-name="ce79" table:content-validation-name="val9"/>
            <table:table-cell table:style-name="ce190" table:content-validation-name="val10"/>
            <table:table-cell table:style-name="ce115" table:content-validation-name="val11" office:value-type="string" calcext:value-type="string">
              <text:p>Cancels</text:p>
            </table:table-cell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 office:value-type="string" calcext:value-type="string">
              <text:p>Cancels</text:p>
            </table:table-cell>
            <table:table-cell table:style-name="ce89" table:content-validation-name="val15"/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 office:value-type="string" calcext:value-type="string">
              <text:p>§</text:p>
            </table:table-cell>
            <table:table-cell table:style-name="ce202" table:content-validation-name="val19"/>
            <table:table-cell table:style-name="ce150" table:content-validation-name="val20" office:value-type="string" calcext:value-type="string">
              <text:p>2. find new rules for conditional formatting from Reactions sheet.</text:p>
            </table:table-cell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57" office:value-type="string" calcext:value-type="string">
              <text:p>Upgrade Blades</text:p>
            </table:table-cell>
            <table:table-cell table:style-name="ce93" table:content-validation-name="val3"/>
            <table:table-cell table:style-name="ce95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74" table:content-validation-name="val4" office:value-type="string" calcext:value-type="string">
              <text:p>§</text:p>
            </table:table-cell>
            <table:table-cell table:style-name="ce186" table:content-validation-name="val7"/>
            <table:table-cell table:style-name="ce111" table:content-validation-name="val8"/>
            <table:table-cell table:style-name="ce79" table:content-validation-name="val9"/>
            <table:table-cell table:style-name="ce190" table:content-validation-name="val10"/>
            <table:table-cell table:style-name="ce115" table:content-validation-name="val11"/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/>
            <table:table-cell table:style-name="ce89" table:content-validation-name="val15"/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 office:value-type="string" calcext:value-type="string">
              <text:p>§</text:p>
            </table:table-cell>
            <table:table-cell table:style-name="ce202" table:content-validation-name="val19"/>
            <table:table-cell table:style-name="ce152" table:content-validation-name="val20" office:value-type="string" calcext:value-type="string">
              <text:p>3. apply new rules for conditional formatting.</text:p>
            </table:table-cell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57" office:value-type="string" calcext:value-type="string">
              <text:p>Upgrade Head</text:p>
            </table:table-cell>
            <table:table-cell table:style-name="ce93" table:content-validation-name="val3"/>
            <table:table-cell table:style-name="ce95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74" table:content-validation-name="val4" office:value-type="string" calcext:value-type="string">
              <text:p>§</text:p>
            </table:table-cell>
            <table:table-cell table:style-name="ce186" table:content-validation-name="val7"/>
            <table:table-cell table:style-name="ce111" table:content-validation-name="val8"/>
            <table:table-cell table:style-name="ce79" table:content-validation-name="val9"/>
            <table:table-cell table:style-name="ce190" table:content-validation-name="val10"/>
            <table:table-cell table:style-name="ce115" table:content-validation-name="val11"/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/>
            <table:table-cell table:style-name="ce89" table:content-validation-name="val15"/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 office:value-type="string" calcext:value-type="string">
              <text:p>§</text:p>
            </table:table-cell>
            <table:table-cell table:style-name="ce202" table:content-validation-name="val19"/>
            <table:table-cell table:style-name="ce153" table:content-validation-name="val20"/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57" office:value-type="string" calcext:value-type="string">
              <text:p>Fall</text:p>
            </table:table-cell>
            <table:table-cell table:style-name="ce93" table:content-validation-name="val3"/>
            <table:table-cell table:style-name="ce95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74" table:content-validation-name="val4" office:value-type="string" calcext:value-type="string">
              <text:p>§</text:p>
            </table:table-cell>
            <table:table-cell table:style-name="ce186" table:content-validation-name="val7"/>
            <table:table-cell table:style-name="ce111" table:content-validation-name="val8"/>
            <table:table-cell table:style-name="ce79" table:content-validation-name="val9"/>
            <table:table-cell table:style-name="ce190" table:content-validation-name="val10"/>
            <table:table-cell table:style-name="ce115" table:content-validation-name="val11"/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/>
            <table:table-cell table:style-name="ce89" table:content-validation-name="val15"/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 office:value-type="string" calcext:value-type="string">
              <text:p>§</text:p>
            </table:table-cell>
            <table:table-cell table:style-name="ce202" table:content-validation-name="val19"/>
            <table:table-cell table:style-name="ce153" table:content-validation-name="val20"/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57" office:value-type="string" calcext:value-type="string">
              <text:p>Landing</text:p>
            </table:table-cell>
            <table:table-cell table:style-name="ce93" table:content-validation-name="val3"/>
            <table:table-cell table:style-name="ce95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74" table:content-validation-name="val4" office:value-type="string" calcext:value-type="string">
              <text:p>§</text:p>
            </table:table-cell>
            <table:table-cell table:style-name="ce186" table:content-validation-name="val7"/>
            <table:table-cell table:style-name="ce111" table:content-validation-name="val8"/>
            <table:table-cell table:style-name="ce79" table:content-validation-name="val9"/>
            <table:table-cell table:style-name="ce190" table:content-validation-name="val10"/>
            <table:table-cell table:style-name="ce115" table:content-validation-name="val11"/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/>
            <table:table-cell table:style-name="ce89" table:content-validation-name="val15"/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 office:value-type="string" calcext:value-type="string">
              <text:p>§</text:p>
            </table:table-cell>
            <table:table-cell table:style-name="ce202" table:content-validation-name="val19"/>
            <table:table-cell table:style-name="ce154" table:content-validation-name="val20" office:value-type="string" calcext:value-type="string">
              <text:p>”Generate both inputs + variations for an animation”</text:p>
            </table:table-cell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57" office:value-type="string" calcext:value-type="string">
              <text:p>Hang From Ledge</text:p>
            </table:table-cell>
            <table:table-cell table:style-name="ce93" table:content-validation-name="val3"/>
            <table:table-cell table:style-name="ce95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74" table:content-validation-name="val4" office:value-type="string" calcext:value-type="string">
              <text:p>§</text:p>
            </table:table-cell>
            <table:table-cell table:style-name="ce186" table:content-validation-name="val7"/>
            <table:table-cell table:style-name="ce111" table:content-validation-name="val8"/>
            <table:table-cell table:style-name="ce79" table:content-validation-name="val9"/>
            <table:table-cell table:style-name="ce190" table:content-validation-name="val10"/>
            <table:table-cell table:style-name="ce115" table:content-validation-name="val11"/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/>
            <table:table-cell table:style-name="ce89" table:content-validation-name="val15"/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 office:value-type="string" calcext:value-type="string">
              <text:p>§</text:p>
            </table:table-cell>
            <table:table-cell table:style-name="ce202" table:content-validation-name="val19"/>
            <table:table-cell table:style-name="ce153" table:content-validation-name="val20"/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57" office:value-type="string" calcext:value-type="string">
              <text:p>Water</text:p>
            </table:table-cell>
            <table:table-cell table:style-name="ce93" table:content-validation-name="val3"/>
            <table:table-cell table:style-name="ce95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74" table:content-validation-name="val4" office:value-type="string" calcext:value-type="string">
              <text:p>§</text:p>
            </table:table-cell>
            <table:table-cell table:style-name="ce186" table:content-validation-name="val7"/>
            <table:table-cell table:style-name="ce111" table:content-validation-name="val8"/>
            <table:table-cell table:style-name="ce79" table:content-validation-name="val9"/>
            <table:table-cell table:style-name="ce190" table:content-validation-name="val10"/>
            <table:table-cell table:style-name="ce115" table:content-validation-name="val11"/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/>
            <table:table-cell table:style-name="ce89" table:content-validation-name="val15"/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 office:value-type="string" calcext:value-type="string">
              <text:p>§</text:p>
            </table:table-cell>
            <table:table-cell table:style-name="ce202" table:content-validation-name="val19"/>
            <table:table-cell table:style-name="ce153" table:content-validation-name="val20" office:value-type="string" calcext:value-type="string">
              <text:p>a combination of the above.</text:p>
            </table:table-cell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57" office:value-type="string" calcext:value-type="string">
              <text:p>Rope</text:p>
            </table:table-cell>
            <table:table-cell table:style-name="ce93" table:content-validation-name="val3"/>
            <table:table-cell table:style-name="ce95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74" table:content-validation-name="val4" office:value-type="string" calcext:value-type="string">
              <text:p>§</text:p>
            </table:table-cell>
            <table:table-cell table:style-name="ce186" table:content-validation-name="val7"/>
            <table:table-cell table:style-name="ce111" table:content-validation-name="val8"/>
            <table:table-cell table:style-name="ce79" table:content-validation-name="val9"/>
            <table:table-cell table:style-name="ce190" table:content-validation-name="val10"/>
            <table:table-cell table:style-name="ce115" table:content-validation-name="val11"/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/>
            <table:table-cell table:style-name="ce89" table:content-validation-name="val15"/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 office:value-type="string" calcext:value-type="string">
              <text:p>§</text:p>
            </table:table-cell>
            <table:table-cell table:style-name="ce202" table:content-validation-name="val19"/>
            <table:table-cell table:style-name="ce153" table:content-validation-name="val20"/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57" office:value-type="string" calcext:value-type="string">
              <text:p>Shimmy</text:p>
            </table:table-cell>
            <table:table-cell table:style-name="ce93" table:content-validation-name="val3"/>
            <table:table-cell table:style-name="ce95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74" table:content-validation-name="val4" office:value-type="string" calcext:value-type="string">
              <text:p>§</text:p>
            </table:table-cell>
            <table:table-cell table:style-name="ce186" table:content-validation-name="val7"/>
            <table:table-cell table:style-name="ce111" table:content-validation-name="val8"/>
            <table:table-cell table:style-name="ce79" table:content-validation-name="val9"/>
            <table:table-cell table:style-name="ce190" table:content-validation-name="val10"/>
            <table:table-cell table:style-name="ce115" table:content-validation-name="val11"/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/>
            <table:table-cell table:style-name="ce89" table:content-validation-name="val15"/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 office:value-type="string" calcext:value-type="string">
              <text:p>§</text:p>
            </table:table-cell>
            <table:table-cell table:style-name="ce202" table:content-validation-name="val19"/>
            <table:table-cell table:style-name="ce153" table:content-validation-name="val20"/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58" office:value-type="string" calcext:value-type="string">
              <text:p>Hold X</text:p>
            </table:table-cell>
            <table:table-cell table:style-name="ce93" table:content-validation-name="val3"/>
            <table:table-cell table:style-name="ce95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74" table:content-validation-name="val4" office:value-type="string" calcext:value-type="string">
              <text:p>§</text:p>
            </table:table-cell>
            <table:table-cell table:style-name="ce186" table:content-validation-name="val7"/>
            <table:table-cell table:style-name="ce111" table:content-validation-name="val8"/>
            <table:table-cell table:style-name="ce79" table:content-validation-name="val9"/>
            <table:table-cell table:style-name="ce190" table:content-validation-name="val10"/>
            <table:table-cell table:style-name="ce115" table:content-validation-name="val11"/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/>
            <table:table-cell table:style-name="ce89" table:content-validation-name="val15"/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 office:value-type="string" calcext:value-type="string">
              <text:p>§</text:p>
            </table:table-cell>
            <table:table-cell table:style-name="ce202" table:content-validation-name="val19"/>
            <table:table-cell table:style-name="ce154" table:content-validation-name="val20" office:value-type="string" calcext:value-type="string">
              <text:p>”Generate both inputs + variations for all animations + add conditional formatting”</text:p>
            </table:table-cell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58" office:value-type="string" calcext:value-type="string">
              <text:p>Hold S</text:p>
            </table:table-cell>
            <table:table-cell table:style-name="ce93" table:content-validation-name="val3"/>
            <table:table-cell table:style-name="ce95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74" table:content-validation-name="val4" office:value-type="string" calcext:value-type="string">
              <text:p>§</text:p>
            </table:table-cell>
            <table:table-cell table:style-name="ce186" table:content-validation-name="val7"/>
            <table:table-cell table:style-name="ce111" table:content-validation-name="val8"/>
            <table:table-cell table:style-name="ce79" table:content-validation-name="val9"/>
            <table:table-cell table:style-name="ce190" table:content-validation-name="val10"/>
            <table:table-cell table:style-name="ce115" table:content-validation-name="val11"/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/>
            <table:table-cell table:style-name="ce89" table:content-validation-name="val15"/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 office:value-type="string" calcext:value-type="string">
              <text:p>§</text:p>
            </table:table-cell>
            <table:table-cell table:style-name="ce202" table:content-validation-name="val19"/>
            <table:table-cell table:style-name="ce153" table:content-validation-name="val20"/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58" office:value-type="string" calcext:value-type="string">
              <text:p>Hold T</text:p>
            </table:table-cell>
            <table:table-cell table:style-name="ce93" table:content-validation-name="val3"/>
            <table:table-cell table:style-name="ce95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74" table:content-validation-name="val4" office:value-type="string" calcext:value-type="string">
              <text:p>§</text:p>
            </table:table-cell>
            <table:table-cell table:style-name="ce186" table:content-validation-name="val7"/>
            <table:table-cell table:style-name="ce111" table:content-validation-name="val8"/>
            <table:table-cell table:style-name="ce79" table:content-validation-name="val9"/>
            <table:table-cell table:style-name="ce190" table:content-validation-name="val10"/>
            <table:table-cell table:style-name="ce115" table:content-validation-name="val11"/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/>
            <table:table-cell table:style-name="ce89" table:content-validation-name="val15"/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 office:value-type="string" calcext:value-type="string">
              <text:p>§</text:p>
            </table:table-cell>
            <table:table-cell table:style-name="ce202" table:content-validation-name="val19"/>
            <table:table-cell table:style-name="ce152" table:content-validation-name="val20" office:value-type="string" calcext:value-type="string">
              <text:p>a combination of the above for all possible animations that are listed in Master Animation List. Should generate or update a whole ready-to-use list of animations automatically based on established rules.</text:p>
            </table:table-cell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10" office:value-type="string" calcext:value-type="string">
              <text:p>Rage</text:p>
            </table:table-cell>
            <table:table-cell table:style-name="ce158" office:value-type="string" calcext:value-type="string">
              <text:p>Hold O</text:p>
            </table:table-cell>
            <table:table-cell table:style-name="ce93" table:content-validation-name="val3"/>
            <table:table-cell table:style-name="ce95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74" table:content-validation-name="val4" office:value-type="string" calcext:value-type="string">
              <text:p>§</text:p>
            </table:table-cell>
            <table:table-cell table:style-name="ce186" table:content-validation-name="val7"/>
            <table:table-cell table:style-name="ce111" table:content-validation-name="val8"/>
            <table:table-cell table:style-name="ce79" table:content-validation-name="val9"/>
            <table:table-cell table:style-name="ce190" table:content-validation-name="val10"/>
            <table:table-cell table:style-name="ce115" table:content-validation-name="val11"/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/>
            <table:table-cell table:style-name="ce89" table:content-validation-name="val15"/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/>
            <table:table-cell table:style-name="ce202" table:content-validation-name="val19"/>
            <table:table-cell table:style-name="ce155" table:content-validation-name="val20"/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59"/>
          <table:table-cell table:style-name="ce93" table:content-validation-name="val3"/>
          <table:table-cell table:style-name="ce95" table:content-validation-name="val4"/>
          <table:table-cell table:style-name="ce181" table:content-validation-name="val5"/>
          <table:table-cell table:style-name="ce106" table:content-validation-name="val6"/>
          <table:table-cell table:style-name="ce74" table:content-validation-name="val4"/>
          <table:table-cell table:style-name="ce186" table:content-validation-name="val7"/>
          <table:table-cell table:style-name="ce111" table:content-validation-name="val8"/>
          <table:table-cell table:style-name="ce79" table:content-validation-name="val9"/>
          <table:table-cell table:style-name="ce190" table:content-validation-name="val10"/>
          <table:table-cell table:style-name="ce115" table:content-validation-name="val11"/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5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Letting go of input</text:p>
          </table:table-cell>
          <table:table-cell table:style-name="ce93" table:content-validation-name="val3"/>
          <table:table-cell table:style-name="ce95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74" table:content-validation-name="val4" office:value-type="string" calcext:value-type="string">
            <text:p>§</text:p>
          </table:table-cell>
          <table:table-cell table:style-name="ce186" table:content-validation-name="val7"/>
          <table:table-cell table:style-name="ce111" table:content-validation-name="val8"/>
          <table:table-cell table:style-name="ce79" table:content-validation-name="val9"/>
          <table:table-cell table:style-name="ce190" table:content-validation-name="val10"/>
          <table:table-cell table:style-name="ce115" table:content-validation-name="val11" office:value-type="string" calcext:value-type="string">
            <text:p>§</text:p>
          </table:table-cell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5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Move</text:p>
          </table:table-cell>
          <table:table-cell table:style-name="ce93" table:content-validation-name="val3"/>
          <table:table-cell table:style-name="ce95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74" table:content-validation-name="val4" office:value-type="string" calcext:value-type="string">
            <text:p>§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No effect</text:p>
          </table:table-cell>
          <table:table-cell table:style-name="ce79" table:content-validation-name="val9"/>
          <table:table-cell table:style-name="ce190" table:content-validation-name="val10"/>
          <table:table-cell table:style-name="ce115" table:content-validation-name="val11" office:value-type="string" calcext:value-type="string">
            <text:p>§</text:p>
          </table:table-cell>
          <table:table-cell table:style-name="ce99" table:content-validation-name="val12"/>
          <table:table-cell table:style-name="ce196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5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Roll (Forward)</text:p>
          </table:table-cell>
          <table:table-cell table:style-name="ce93" table:content-validation-name="val3"/>
          <table:table-cell table:style-name="ce95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74" table:content-validation-name="val4" office:value-type="string" calcext:value-type="string">
            <text:p>§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Cancels</text:p>
          </table:table-cell>
          <table:table-cell table:style-name="ce79" table:content-validation-name="val9" office:value-type="string" calcext:value-type="string">
            <text:p>Roll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§</text:p>
          </table:table-cell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5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Roll (Left)</text:p>
          </table:table-cell>
          <table:table-cell table:style-name="ce93" table:content-validation-name="val3"/>
          <table:table-cell table:style-name="ce95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74" table:content-validation-name="val4" office:value-type="string" calcext:value-type="string">
            <text:p>§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Cancels</text:p>
          </table:table-cell>
          <table:table-cell table:style-name="ce79" table:content-validation-name="val9" office:value-type="string" calcext:value-type="string">
            <text:p>Roll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§</text:p>
          </table:table-cell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5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Roll (Right)</text:p>
          </table:table-cell>
          <table:table-cell table:style-name="ce93" table:content-validation-name="val3"/>
          <table:table-cell table:style-name="ce95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74" table:content-validation-name="val4" office:value-type="string" calcext:value-type="string">
            <text:p>§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Cancels</text:p>
          </table:table-cell>
          <table:table-cell table:style-name="ce79" table:content-validation-name="val9" office:value-type="string" calcext:value-type="string">
            <text:p>Roll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§</text:p>
          </table:table-cell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5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Roll (Back)</text:p>
          </table:table-cell>
          <table:table-cell table:style-name="ce93" table:content-validation-name="val3"/>
          <table:table-cell table:style-name="ce95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74" table:content-validation-name="val4" office:value-type="string" calcext:value-type="string">
            <text:p>§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Cancels</text:p>
          </table:table-cell>
          <table:table-cell table:style-name="ce79" table:content-validation-name="val9" office:value-type="string" calcext:value-type="string">
            <text:p>Roll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§</text:p>
          </table:table-cell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5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Weapon Switch</text:p>
          </table:table-cell>
          <table:table-cell table:style-name="ce93" table:content-validation-name="val3"/>
          <table:table-cell table:style-name="ce95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74" table:content-validation-name="val4" office:value-type="string" calcext:value-type="string">
            <text:p>§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Cancels</text:p>
          </table:table-cell>
          <table:table-cell table:style-name="ce79" table:content-validation-name="val9" office:value-type="string" calcext:value-type="string">
            <text:p>Switch animation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§</text:p>
          </table:table-cell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5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Jump (Result 1)</text:p>
          </table:table-cell>
          <table:table-cell table:style-name="ce93" table:content-validation-name="val3"/>
          <table:table-cell table:style-name="ce95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74" table:content-validation-name="val4" office:value-type="string" calcext:value-type="string">
            <text:p>§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Cancels</text:p>
          </table:table-cell>
          <table:table-cell table:style-name="ce79" table:content-validation-name="val9" office:value-type="string" calcext:value-type="string">
            <text:p>Jump (Ground)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§</text:p>
          </table:table-cell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5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Jump (Result 2)</text:p>
          </table:table-cell>
          <table:table-cell table:style-name="ce93" table:content-validation-name="val3"/>
          <table:table-cell table:style-name="ce95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74" table:content-validation-name="val4" office:value-type="string" calcext:value-type="string">
            <text:p>§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Special</text:p>
          </table:table-cell>
          <table:table-cell table:style-name="ce79" table:content-validation-name="val9" office:value-type="string" calcext:value-type="string">
            <text:p>Idle (Airborne)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§</text:p>
          </table:table-cell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5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Melee (S)</text:p>
          </table:table-cell>
          <table:table-cell table:style-name="ce93" table:content-validation-name="val3"/>
          <table:table-cell table:style-name="ce95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74" table:content-validation-name="val4" office:value-type="string" calcext:value-type="string">
            <text:p>§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Buffers</text:p>
          </table:table-cell>
          <table:table-cell table:style-name="ce79" table:content-validation-name="val9" office:value-type="string" calcext:value-type="string">
            <text:p>Attack s2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§</text:p>
          </table:table-cell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5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Melee (T)</text:p>
          </table:table-cell>
          <table:table-cell table:style-name="ce93" table:content-validation-name="val3"/>
          <table:table-cell table:style-name="ce95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74" table:content-validation-name="val4" office:value-type="string" calcext:value-type="string">
            <text:p>§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Buffers</text:p>
          </table:table-cell>
          <table:table-cell table:style-name="ce79" table:content-validation-name="val9" office:value-type="string" calcext:value-type="string">
            <text:p>Attack t1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§</text:p>
          </table:table-cell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5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Grab</text:p>
          </table:table-cell>
          <table:table-cell table:style-name="ce93" table:content-validation-name="val3"/>
          <table:table-cell table:style-name="ce95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74" table:content-validation-name="val4" office:value-type="string" calcext:value-type="string">
            <text:p>§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Cancels</text:p>
          </table:table-cell>
          <table:table-cell table:style-name="ce79" table:content-validation-name="val9" office:value-type="string" calcext:value-type="string">
            <text:p>Grab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§</text:p>
          </table:table-cell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5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Block</text:p>
          </table:table-cell>
          <table:table-cell table:style-name="ce93" table:content-validation-name="val3"/>
          <table:table-cell table:style-name="ce95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74" table:content-validation-name="val4" office:value-type="string" calcext:value-type="string">
            <text:p>§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Cancels</text:p>
          </table:table-cell>
          <table:table-cell table:style-name="ce79" table:content-validation-name="val9" office:value-type="string" calcext:value-type="string">
            <text:p>Block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§</text:p>
          </table:table-cell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5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Magic</text:p>
          </table:table-cell>
          <table:table-cell table:style-name="ce93" table:content-validation-name="val3"/>
          <table:table-cell table:style-name="ce95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74" table:content-validation-name="val4" office:value-type="string" calcext:value-type="string">
            <text:p>§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Cancels</text:p>
          </table:table-cell>
          <table:table-cell table:style-name="ce79" table:content-validation-name="val9" office:value-type="string" calcext:value-type="string">
            <text:p>Magic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§</text:p>
          </table:table-cell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5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Rage</text:p>
          </table:table-cell>
          <table:table-cell table:style-name="ce93" table:content-validation-name="val3"/>
          <table:table-cell table:style-name="ce95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74" table:content-validation-name="val4" office:value-type="string" calcext:value-type="string">
            <text:p>§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Cancels</text:p>
          </table:table-cell>
          <table:table-cell table:style-name="ce79" table:content-validation-name="val9" office:value-type="string" calcext:value-type="string">
            <text:p>Rage</text:p>
          </table:table-cell>
          <table:table-cell table:style-name="ce190" table:content-validation-name="val10"/>
          <table:table-cell table:style-name="ce115" table:content-validation-name="val11" office:value-type="string" calcext:value-type="string">
            <text:p>§</text:p>
          </table:table-cell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5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40" office:value-type="string" calcext:value-type="string">
            <text:p>Pause</text:p>
          </table:table-cell>
          <table:table-cell table:style-name="ce93" table:content-validation-name="val3"/>
          <table:table-cell table:style-name="ce95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74" table:content-validation-name="val4" office:value-type="string" calcext:value-type="string">
            <text:p>§</text:p>
          </table:table-cell>
          <table:table-cell table:style-name="ce186" table:content-validation-name="val7"/>
          <table:table-cell table:style-name="ce111" table:content-validation-name="val8" office:value-type="string" calcext:value-type="string">
            <text:p>Mutual</text:p>
          </table:table-cell>
          <table:table-cell table:style-name="ce79" table:content-validation-name="val9"/>
          <table:table-cell table:style-name="ce190" table:content-validation-name="val10"/>
          <table:table-cell table:style-name="ce115" table:content-validation-name="val11" office:value-type="string" calcext:value-type="string">
            <text:p>§</text:p>
          </table:table-cell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5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7" office:value-type="string" calcext:value-type="string">
              <text:p>Retry</text:p>
            </table:table-cell>
            <table:table-cell table:style-name="ce93" table:content-validation-name="val3"/>
            <table:table-cell table:style-name="ce95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74" table:content-validation-name="val4" office:value-type="string" calcext:value-type="string">
              <text:p>§</text:p>
            </table:table-cell>
            <table:table-cell table:style-name="ce186" table:content-validation-name="val7"/>
            <table:table-cell table:style-name="ce111" table:content-validation-name="val8" office:value-type="string" calcext:value-type="string">
              <text:p>Cancels</text:p>
            </table:table-cell>
            <table:table-cell table:style-name="ce79" table:content-validation-name="val9"/>
            <table:table-cell table:style-name="ce190" table:content-validation-name="val10"/>
            <table:table-cell table:style-name="ce115" table:content-validation-name="val11" office:value-type="string" calcext:value-type="string">
              <text:p>§</text:p>
            </table:table-cell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/>
            <table:table-cell table:style-name="ce89" table:content-validation-name="val15"/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/>
            <table:table-cell table:style-name="ce202" table:content-validation-name="val19"/>
            <table:table-cell table:style-name="ce155" table:content-validation-name="val20"/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7" office:value-type="string" calcext:value-type="string">
              <text:p>Upgrade Blades</text:p>
            </table:table-cell>
            <table:table-cell table:style-name="ce93" table:content-validation-name="val3"/>
            <table:table-cell table:style-name="ce95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74" table:content-validation-name="val4" office:value-type="string" calcext:value-type="string">
              <text:p>§</text:p>
            </table:table-cell>
            <table:table-cell table:style-name="ce186" table:content-validation-name="val7"/>
            <table:table-cell table:style-name="ce111" table:content-validation-name="val8"/>
            <table:table-cell table:style-name="ce79" table:content-validation-name="val9"/>
            <table:table-cell table:style-name="ce190" table:content-validation-name="val10"/>
            <table:table-cell table:style-name="ce115" table:content-validation-name="val11" office:value-type="string" calcext:value-type="string">
              <text:p>§</text:p>
            </table:table-cell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/>
            <table:table-cell table:style-name="ce89" table:content-validation-name="val15"/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/>
            <table:table-cell table:style-name="ce202" table:content-validation-name="val19"/>
            <table:table-cell table:style-name="ce155" table:content-validation-name="val20"/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7" office:value-type="string" calcext:value-type="string">
              <text:p>Upgrade Head</text:p>
            </table:table-cell>
            <table:table-cell table:style-name="ce93" table:content-validation-name="val3"/>
            <table:table-cell table:style-name="ce95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74" table:content-validation-name="val4" office:value-type="string" calcext:value-type="string">
              <text:p>§</text:p>
            </table:table-cell>
            <table:table-cell table:style-name="ce186" table:content-validation-name="val7"/>
            <table:table-cell table:style-name="ce111" table:content-validation-name="val8"/>
            <table:table-cell table:style-name="ce79" table:content-validation-name="val9"/>
            <table:table-cell table:style-name="ce190" table:content-validation-name="val10"/>
            <table:table-cell table:style-name="ce115" table:content-validation-name="val11" office:value-type="string" calcext:value-type="string">
              <text:p>§</text:p>
            </table:table-cell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/>
            <table:table-cell table:style-name="ce89" table:content-validation-name="val15"/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/>
            <table:table-cell table:style-name="ce202" table:content-validation-name="val19"/>
            <table:table-cell table:style-name="ce155" table:content-validation-name="val20"/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7" office:value-type="string" calcext:value-type="string">
              <text:p>Fall</text:p>
            </table:table-cell>
            <table:table-cell table:style-name="ce93" table:content-validation-name="val3"/>
            <table:table-cell table:style-name="ce95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74" table:content-validation-name="val4" office:value-type="string" calcext:value-type="string">
              <text:p>§</text:p>
            </table:table-cell>
            <table:table-cell table:style-name="ce186" table:content-validation-name="val7"/>
            <table:table-cell table:style-name="ce111" table:content-validation-name="val8"/>
            <table:table-cell table:style-name="ce79" table:content-validation-name="val9"/>
            <table:table-cell table:style-name="ce190" table:content-validation-name="val10"/>
            <table:table-cell table:style-name="ce115" table:content-validation-name="val11" office:value-type="string" calcext:value-type="string">
              <text:p>§</text:p>
            </table:table-cell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/>
            <table:table-cell table:style-name="ce89" table:content-validation-name="val15"/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/>
            <table:table-cell table:style-name="ce202" table:content-validation-name="val19"/>
            <table:table-cell table:style-name="ce155" table:content-validation-name="val20"/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7" office:value-type="string" calcext:value-type="string">
              <text:p>Landing</text:p>
            </table:table-cell>
            <table:table-cell table:style-name="ce93" table:content-validation-name="val3"/>
            <table:table-cell table:style-name="ce95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74" table:content-validation-name="val4" office:value-type="string" calcext:value-type="string">
              <text:p>§</text:p>
            </table:table-cell>
            <table:table-cell table:style-name="ce186" table:content-validation-name="val7"/>
            <table:table-cell table:style-name="ce111" table:content-validation-name="val8"/>
            <table:table-cell table:style-name="ce79" table:content-validation-name="val9"/>
            <table:table-cell table:style-name="ce190" table:content-validation-name="val10"/>
            <table:table-cell table:style-name="ce115" table:content-validation-name="val11" office:value-type="string" calcext:value-type="string">
              <text:p>§</text:p>
            </table:table-cell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/>
            <table:table-cell table:style-name="ce89" table:content-validation-name="val15"/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/>
            <table:table-cell table:style-name="ce202" table:content-validation-name="val19"/>
            <table:table-cell table:style-name="ce155" table:content-validation-name="val20"/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7" office:value-type="string" calcext:value-type="string">
              <text:p>Hang From Ledge</text:p>
            </table:table-cell>
            <table:table-cell table:style-name="ce93" table:content-validation-name="val3"/>
            <table:table-cell table:style-name="ce95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74" table:content-validation-name="val4" office:value-type="string" calcext:value-type="string">
              <text:p>§</text:p>
            </table:table-cell>
            <table:table-cell table:style-name="ce186" table:content-validation-name="val7"/>
            <table:table-cell table:style-name="ce111" table:content-validation-name="val8"/>
            <table:table-cell table:style-name="ce79" table:content-validation-name="val9"/>
            <table:table-cell table:style-name="ce190" table:content-validation-name="val10"/>
            <table:table-cell table:style-name="ce115" table:content-validation-name="val11" office:value-type="string" calcext:value-type="string">
              <text:p>§</text:p>
            </table:table-cell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/>
            <table:table-cell table:style-name="ce89" table:content-validation-name="val15"/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/>
            <table:table-cell table:style-name="ce202" table:content-validation-name="val19"/>
            <table:table-cell table:style-name="ce155" table:content-validation-name="val20"/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7" office:value-type="string" calcext:value-type="string">
              <text:p>Water</text:p>
            </table:table-cell>
            <table:table-cell table:style-name="ce93" table:content-validation-name="val3"/>
            <table:table-cell table:style-name="ce95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74" table:content-validation-name="val4" office:value-type="string" calcext:value-type="string">
              <text:p>§</text:p>
            </table:table-cell>
            <table:table-cell table:style-name="ce186" table:content-validation-name="val7"/>
            <table:table-cell table:style-name="ce111" table:content-validation-name="val8"/>
            <table:table-cell table:style-name="ce79" table:content-validation-name="val9"/>
            <table:table-cell table:style-name="ce190" table:content-validation-name="val10"/>
            <table:table-cell table:style-name="ce115" table:content-validation-name="val11" office:value-type="string" calcext:value-type="string">
              <text:p>§</text:p>
            </table:table-cell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/>
            <table:table-cell table:style-name="ce89" table:content-validation-name="val15"/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/>
            <table:table-cell table:style-name="ce202" table:content-validation-name="val19"/>
            <table:table-cell table:style-name="ce155" table:content-validation-name="val20"/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7" office:value-type="string" calcext:value-type="string">
              <text:p>Rope</text:p>
            </table:table-cell>
            <table:table-cell table:style-name="ce93" table:content-validation-name="val3"/>
            <table:table-cell table:style-name="ce95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74" table:content-validation-name="val4" office:value-type="string" calcext:value-type="string">
              <text:p>§</text:p>
            </table:table-cell>
            <table:table-cell table:style-name="ce186" table:content-validation-name="val7"/>
            <table:table-cell table:style-name="ce111" table:content-validation-name="val8"/>
            <table:table-cell table:style-name="ce79" table:content-validation-name="val9"/>
            <table:table-cell table:style-name="ce190" table:content-validation-name="val10"/>
            <table:table-cell table:style-name="ce115" table:content-validation-name="val11" office:value-type="string" calcext:value-type="string">
              <text:p>§</text:p>
            </table:table-cell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/>
            <table:table-cell table:style-name="ce89" table:content-validation-name="val15"/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/>
            <table:table-cell table:style-name="ce202" table:content-validation-name="val19"/>
            <table:table-cell table:style-name="ce155" table:content-validation-name="val20"/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7" office:value-type="string" calcext:value-type="string">
              <text:p>Shimmy</text:p>
            </table:table-cell>
            <table:table-cell table:style-name="ce93" table:content-validation-name="val3"/>
            <table:table-cell table:style-name="ce95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74" table:content-validation-name="val4" office:value-type="string" calcext:value-type="string">
              <text:p>§</text:p>
            </table:table-cell>
            <table:table-cell table:style-name="ce186" table:content-validation-name="val7"/>
            <table:table-cell table:style-name="ce111" table:content-validation-name="val8"/>
            <table:table-cell table:style-name="ce79" table:content-validation-name="val9"/>
            <table:table-cell table:style-name="ce190" table:content-validation-name="val10"/>
            <table:table-cell table:style-name="ce115" table:content-validation-name="val11" office:value-type="string" calcext:value-type="string">
              <text:p>§</text:p>
            </table:table-cell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/>
            <table:table-cell table:style-name="ce89" table:content-validation-name="val15"/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/>
            <table:table-cell table:style-name="ce202" table:content-validation-name="val19"/>
            <table:table-cell table:style-name="ce155" table:content-validation-name="val20"/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8" office:value-type="string" calcext:value-type="string">
              <text:p>Hold X</text:p>
            </table:table-cell>
            <table:table-cell table:style-name="ce93" table:content-validation-name="val3"/>
            <table:table-cell table:style-name="ce95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74" table:content-validation-name="val4" office:value-type="string" calcext:value-type="string">
              <text:p>§</text:p>
            </table:table-cell>
            <table:table-cell table:style-name="ce186" table:content-validation-name="val7"/>
            <table:table-cell table:style-name="ce111" table:content-validation-name="val8"/>
            <table:table-cell table:style-name="ce79" table:content-validation-name="val9"/>
            <table:table-cell table:style-name="ce190" table:content-validation-name="val10"/>
            <table:table-cell table:style-name="ce115" table:content-validation-name="val11" office:value-type="string" calcext:value-type="string">
              <text:p>§</text:p>
            </table:table-cell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/>
            <table:table-cell table:style-name="ce89" table:content-validation-name="val15"/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/>
            <table:table-cell table:style-name="ce202" table:content-validation-name="val19"/>
            <table:table-cell table:style-name="ce155" table:content-validation-name="val20"/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8" office:value-type="string" calcext:value-type="string">
              <text:p>Hold S</text:p>
            </table:table-cell>
            <table:table-cell table:style-name="ce93" table:content-validation-name="val3"/>
            <table:table-cell table:style-name="ce95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74" table:content-validation-name="val4" office:value-type="string" calcext:value-type="string">
              <text:p>§</text:p>
            </table:table-cell>
            <table:table-cell table:style-name="ce186" table:content-validation-name="val7"/>
            <table:table-cell table:style-name="ce111" table:content-validation-name="val8"/>
            <table:table-cell table:style-name="ce79" table:content-validation-name="val9"/>
            <table:table-cell table:style-name="ce190" table:content-validation-name="val10"/>
            <table:table-cell table:style-name="ce115" table:content-validation-name="val11" office:value-type="string" calcext:value-type="string">
              <text:p>§</text:p>
            </table:table-cell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/>
            <table:table-cell table:style-name="ce89" table:content-validation-name="val15"/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/>
            <table:table-cell table:style-name="ce202" table:content-validation-name="val19"/>
            <table:table-cell table:style-name="ce155" table:content-validation-name="val20"/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8" office:value-type="string" calcext:value-type="string">
              <text:p>Hold T</text:p>
            </table:table-cell>
            <table:table-cell table:style-name="ce93" table:content-validation-name="val3"/>
            <table:table-cell table:style-name="ce95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74" table:content-validation-name="val4" office:value-type="string" calcext:value-type="string">
              <text:p>§</text:p>
            </table:table-cell>
            <table:table-cell table:style-name="ce186" table:content-validation-name="val7"/>
            <table:table-cell table:style-name="ce111" table:content-validation-name="val8"/>
            <table:table-cell table:style-name="ce79" table:content-validation-name="val9"/>
            <table:table-cell table:style-name="ce190" table:content-validation-name="val10"/>
            <table:table-cell table:style-name="ce115" table:content-validation-name="val11" office:value-type="string" calcext:value-type="string">
              <text:p>§</text:p>
            </table:table-cell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/>
            <table:table-cell table:style-name="ce89" table:content-validation-name="val15"/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/>
            <table:table-cell table:style-name="ce202" table:content-validation-name="val19"/>
            <table:table-cell table:style-name="ce155" table:content-validation-name="val20"/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58" office:value-type="string" calcext:value-type="string">
              <text:p>Hold O</text:p>
            </table:table-cell>
            <table:table-cell table:style-name="ce93" table:content-validation-name="val3"/>
            <table:table-cell table:style-name="ce95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74" table:content-validation-name="val4" office:value-type="string" calcext:value-type="string">
              <text:p>§</text:p>
            </table:table-cell>
            <table:table-cell table:style-name="ce186" table:content-validation-name="val7"/>
            <table:table-cell table:style-name="ce111" table:content-validation-name="val8"/>
            <table:table-cell table:style-name="ce79" table:content-validation-name="val9"/>
            <table:table-cell table:style-name="ce190" table:content-validation-name="val10"/>
            <table:table-cell table:style-name="ce115" table:content-validation-name="val11" office:value-type="string" calcext:value-type="string">
              <text:p>§</text:p>
            </table:table-cell>
            <table:table-cell table:style-name="ce83" table:content-validation-name="val12"/>
            <table:table-cell table:style-name="ce195" table:content-validation-name="val13"/>
            <table:table-cell table:style-name="ce141" table:content-validation-name="val14"/>
            <table:table-cell table:style-name="ce89" table:content-validation-name="val15"/>
            <table:table-cell table:style-name="ce199" table:content-validation-name="val16"/>
            <table:table-cell table:style-name="ce144" table:content-validation-name="val17"/>
            <table:table-cell table:style-name="ce145" table:content-validation-name="val18"/>
            <table:table-cell table:style-name="ce202" table:content-validation-name="val19"/>
            <table:table-cell table:style-name="ce155" table:content-validation-name="val20"/>
            <table:table-cell table:style-name="ce47" table:number-columns-repeated="2"/>
            <table:table-cell table:style-name="ce61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40"/>
          <table:table-cell table:style-name="ce93" table:content-validation-name="val3"/>
          <table:table-cell table:style-name="ce95" table:content-validation-name="val4"/>
          <table:table-cell table:style-name="ce181" table:content-validation-name="val5"/>
          <table:table-cell table:style-name="ce106" table:content-validation-name="val6"/>
          <table:table-cell table:style-name="ce74" table:content-validation-name="val4"/>
          <table:table-cell table:style-name="ce186" table:content-validation-name="val7"/>
          <table:table-cell table:style-name="ce111" table:content-validation-name="val8"/>
          <table:table-cell table:style-name="ce79" table:content-validation-name="val9"/>
          <table:table-cell table:style-name="ce190" table:content-validation-name="val10"/>
          <table:table-cell table:style-name="ce115" table:content-validation-name="val11"/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5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0" office:value-type="string" calcext:value-type="string">
            <text:p>Letting go of input</text:p>
          </table:table-cell>
          <table:table-cell table:style-name="ce93" table:content-validation-name="val3"/>
          <table:table-cell table:style-name="ce95" table:content-validation-name="val4"/>
          <table:table-cell table:style-name="ce181" table:content-validation-name="val5"/>
          <table:table-cell table:style-name="ce106" table:content-validation-name="val6"/>
          <table:table-cell table:style-name="ce74" table:content-validation-name="val4"/>
          <table:table-cell table:style-name="ce186" table:content-validation-name="val7"/>
          <table:table-cell table:style-name="ce111" table:content-validation-name="val8"/>
          <table:table-cell table:style-name="ce79" table:content-validation-name="val9"/>
          <table:table-cell table:style-name="ce190" table:content-validation-name="val10"/>
          <table:table-cell table:style-name="ce115" table:content-validation-name="val11"/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5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0" office:value-type="string" calcext:value-type="string">
            <text:p>Move</text:p>
          </table:table-cell>
          <table:table-cell table:style-name="ce93" table:content-validation-name="val3"/>
          <table:table-cell table:style-name="ce95" table:content-validation-name="val4"/>
          <table:table-cell table:style-name="ce181" table:content-validation-name="val5"/>
          <table:table-cell table:style-name="ce106" table:content-validation-name="val6"/>
          <table:table-cell table:style-name="ce74" table:content-validation-name="val4"/>
          <table:table-cell table:style-name="ce186" table:content-validation-name="val7"/>
          <table:table-cell table:style-name="ce111" table:content-validation-name="val8"/>
          <table:table-cell table:style-name="ce79" table:content-validation-name="val9"/>
          <table:table-cell table:style-name="ce190" table:content-validation-name="val10"/>
          <table:table-cell table:style-name="ce115" table:content-validation-name="val11"/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5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0" office:value-type="string" calcext:value-type="string">
            <text:p>Rush</text:p>
          </table:table-cell>
          <table:table-cell table:style-name="ce93" table:content-validation-name="val3"/>
          <table:table-cell table:style-name="ce95" table:content-validation-name="val4"/>
          <table:table-cell table:style-name="ce181" table:content-validation-name="val5"/>
          <table:table-cell table:style-name="ce106" table:content-validation-name="val6"/>
          <table:table-cell table:style-name="ce74" table:content-validation-name="val4"/>
          <table:table-cell table:style-name="ce186" table:content-validation-name="val7"/>
          <table:table-cell table:style-name="ce111" table:content-validation-name="val8"/>
          <table:table-cell table:style-name="ce79" table:content-validation-name="val9"/>
          <table:table-cell table:style-name="ce190" table:content-validation-name="val10"/>
          <table:table-cell table:style-name="ce115" table:content-validation-name="val11"/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5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0" office:value-type="string" calcext:value-type="string">
            <text:p>Retry</text:p>
          </table:table-cell>
          <table:table-cell table:style-name="ce93" table:content-validation-name="val3"/>
          <table:table-cell table:style-name="ce95" table:content-validation-name="val4"/>
          <table:table-cell table:style-name="ce181" table:content-validation-name="val5"/>
          <table:table-cell table:style-name="ce106" table:content-validation-name="val6"/>
          <table:table-cell table:style-name="ce74" table:content-validation-name="val4"/>
          <table:table-cell table:style-name="ce186" table:content-validation-name="val7"/>
          <table:table-cell table:style-name="ce111" table:content-validation-name="val8"/>
          <table:table-cell table:style-name="ce79" table:content-validation-name="val9"/>
          <table:table-cell table:style-name="ce190" table:content-validation-name="val10"/>
          <table:table-cell table:style-name="ce115" table:content-validation-name="val11"/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5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0" office:value-type="string" calcext:value-type="string">
            <text:p>Upgrade Blades</text:p>
          </table:table-cell>
          <table:table-cell table:style-name="ce93" table:content-validation-name="val3"/>
          <table:table-cell table:style-name="ce95" table:content-validation-name="val4"/>
          <table:table-cell table:style-name="ce181" table:content-validation-name="val5"/>
          <table:table-cell table:style-name="ce106" table:content-validation-name="val6"/>
          <table:table-cell table:style-name="ce74" table:content-validation-name="val4"/>
          <table:table-cell table:style-name="ce186" table:content-validation-name="val7"/>
          <table:table-cell table:style-name="ce111" table:content-validation-name="val8"/>
          <table:table-cell table:style-name="ce79" table:content-validation-name="val9"/>
          <table:table-cell table:style-name="ce190" table:content-validation-name="val10"/>
          <table:table-cell table:style-name="ce115" table:content-validation-name="val11"/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5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0" office:value-type="string" calcext:value-type="string">
            <text:p>Upgrade Head</text:p>
          </table:table-cell>
          <table:table-cell table:style-name="ce93" table:content-validation-name="val3"/>
          <table:table-cell table:style-name="ce95" table:content-validation-name="val4"/>
          <table:table-cell table:style-name="ce181" table:content-validation-name="val5"/>
          <table:table-cell table:style-name="ce106" table:content-validation-name="val6"/>
          <table:table-cell table:style-name="ce74" table:content-validation-name="val4"/>
          <table:table-cell table:style-name="ce186" table:content-validation-name="val7"/>
          <table:table-cell table:style-name="ce111" table:content-validation-name="val8"/>
          <table:table-cell table:style-name="ce79" table:content-validation-name="val9"/>
          <table:table-cell table:style-name="ce190" table:content-validation-name="val10"/>
          <table:table-cell table:style-name="ce115" table:content-validation-name="val11"/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5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40" office:value-type="string" calcext:value-type="string">
            <text:p>Prompt 1</text:p>
          </table:table-cell>
          <table:table-cell table:style-name="ce93" table:content-validation-name="val3"/>
          <table:table-cell table:style-name="ce95" table:content-validation-name="val4"/>
          <table:table-cell table:style-name="ce181" table:content-validation-name="val5"/>
          <table:table-cell table:style-name="ce106" table:content-validation-name="val6"/>
          <table:table-cell table:style-name="ce74" table:content-validation-name="val4"/>
          <table:table-cell table:style-name="ce186" table:content-validation-name="val7"/>
          <table:table-cell table:style-name="ce111" table:content-validation-name="val8"/>
          <table:table-cell table:style-name="ce79" table:content-validation-name="val9"/>
          <table:table-cell table:style-name="ce190" table:content-validation-name="val10"/>
          <table:table-cell table:style-name="ce115" table:content-validation-name="val11"/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5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3"/>
          <table:table-cell table:style-name="ce95" table:content-validation-name="val4"/>
          <table:table-cell table:style-name="ce181" table:content-validation-name="val5"/>
          <table:table-cell table:style-name="ce106" table:content-validation-name="val6"/>
          <table:table-cell table:style-name="ce74" table:content-validation-name="val4"/>
          <table:table-cell table:style-name="ce186" table:content-validation-name="val7"/>
          <table:table-cell table:style-name="ce111" table:content-validation-name="val8"/>
          <table:table-cell table:style-name="ce79" table:content-validation-name="val9"/>
          <table:table-cell table:style-name="ce190" table:content-validation-name="val10"/>
          <table:table-cell table:style-name="ce115" table:content-validation-name="val11"/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47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 table:number-rows-repeated="10">
          <table:table-cell table:number-columns-repeated="3"/>
          <table:table-cell table:style-name="ce93" table:content-validation-name="val3"/>
          <table:table-cell table:style-name="ce95" table:content-validation-name="val4"/>
          <table:table-cell table:style-name="ce181" table:content-validation-name="val5"/>
          <table:table-cell table:style-name="ce106" table:content-validation-name="val6"/>
          <table:table-cell table:style-name="ce74" table:content-validation-name="val4"/>
          <table:table-cell table:style-name="ce186" table:content-validation-name="val7"/>
          <table:table-cell table:style-name="ce111" table:content-validation-name="val8"/>
          <table:table-cell table:style-name="ce79" table:content-validation-name="val9"/>
          <table:table-cell table:style-name="ce190" table:content-validation-name="val10"/>
          <table:table-cell table:style-name="ce115" table:content-validation-name="val11"/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 table:number-rows-repeated="40">
          <table:table-cell table:number-columns-repeated="3"/>
          <table:table-cell table:style-name="ce93" table:content-validation-name="val3"/>
          <table:table-cell table:style-name="ce95" table:content-validation-name="val4"/>
          <table:table-cell table:style-name="ce181" table:content-validation-name="val5"/>
          <table:table-cell table:style-name="ce106" table:content-validation-name="val6"/>
          <table:table-cell table:style-name="ce74" table:content-validation-name="val4"/>
          <table:table-cell table:style-name="ce186" table:content-validation-name="val7"/>
          <table:table-cell table:style-name="ce111" table:content-validation-name="val8"/>
          <table:table-cell table:style-name="ce79" table:content-validation-name="val9"/>
          <table:table-cell table:style-name="ce190" table:content-validation-name="val10"/>
          <table:table-cell table:style-name="ce115" table:content-validation-name="val11"/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Default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 table:number-rows-repeated="13">
          <table:table-cell table:number-columns-repeated="3"/>
          <table:table-cell table:style-name="ce93" table:content-validation-name="val3"/>
          <table:table-cell table:style-name="ce95" table:content-validation-name="val4"/>
          <table:table-cell table:style-name="ce181" table:content-validation-name="val5"/>
          <table:table-cell table:style-name="ce106" table:content-validation-name="val6"/>
          <table:table-cell table:style-name="ce74" table:content-validation-name="val4"/>
          <table:table-cell table:style-name="ce186" table:content-validation-name="val7"/>
          <table:table-cell table:style-name="ce111" table:content-validation-name="val8"/>
          <table:table-cell table:style-name="ce79" table:content-validation-name="val9"/>
          <table:table-cell table:style-name="ce190" table:content-validation-name="val10"/>
          <table:table-cell table:style-name="ce115" table:content-validation-name="val11"/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5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3"/>
          <table:table-cell table:style-name="ce95" table:content-validation-name="val4"/>
          <table:table-cell table:style-name="ce181" table:content-validation-name="val5"/>
          <table:table-cell table:style-name="ce106" table:content-validation-name="val6"/>
          <table:table-cell table:style-name="ce74" table:content-validation-name="val4"/>
          <table:table-cell table:style-name="ce186" table:content-validation-name="val7"/>
          <table:table-cell table:style-name="ce111" table:content-validation-name="val8"/>
          <table:table-cell table:style-name="ce79" table:content-validation-name="val9"/>
          <table:table-cell table:style-name="ce190" table:content-validation-name="val10"/>
          <table:table-cell table:style-name="ce115" table:content-validation-name="val11"/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47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 table:number-rows-repeated="44">
          <table:table-cell table:number-columns-repeated="3"/>
          <table:table-cell table:style-name="ce93" table:content-validation-name="val3"/>
          <table:table-cell table:style-name="ce95" table:content-validation-name="val4"/>
          <table:table-cell table:style-name="ce181" table:content-validation-name="val5"/>
          <table:table-cell table:style-name="ce106" table:content-validation-name="val6"/>
          <table:table-cell table:style-name="ce74" table:content-validation-name="val4"/>
          <table:table-cell table:style-name="ce186" table:content-validation-name="val7"/>
          <table:table-cell table:style-name="ce111" table:content-validation-name="val8"/>
          <table:table-cell table:style-name="ce79" table:content-validation-name="val9"/>
          <table:table-cell table:style-name="ce190" table:content-validation-name="val10"/>
          <table:table-cell table:style-name="ce115" table:content-validation-name="val11"/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55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 table:number-rows-repeated="2000">
          <table:table-cell table:number-columns-repeated="3"/>
          <table:table-cell table:style-name="ce93" table:content-validation-name="val3"/>
          <table:table-cell table:style-name="ce95" table:content-validation-name="val4"/>
          <table:table-cell table:style-name="ce181" table:content-validation-name="val5"/>
          <table:table-cell table:style-name="ce106" table:content-validation-name="val6"/>
          <table:table-cell table:style-name="ce74" table:content-validation-name="val4"/>
          <table:table-cell table:style-name="ce186" table:content-validation-name="val7"/>
          <table:table-cell table:style-name="ce111" table:content-validation-name="val8"/>
          <table:table-cell table:style-name="ce79" table:content-validation-name="val9"/>
          <table:table-cell table:style-name="ce190" table:content-validation-name="val10"/>
          <table:table-cell table:style-name="ce115" table:content-validation-name="val11"/>
          <table:table-cell table:style-name="ce83" table:content-validation-name="val12"/>
          <table:table-cell table:style-name="ce195" table:content-validation-name="val13"/>
          <table:table-cell table:style-name="ce141" table:content-validation-name="val14"/>
          <table:table-cell table:style-name="ce89" table:content-validation-name="val15"/>
          <table:table-cell table:style-name="ce199" table:content-validation-name="val16"/>
          <table:table-cell table:style-name="ce144" table:content-validation-name="val17"/>
          <table:table-cell table:style-name="ce145" table:content-validation-name="val18"/>
          <table:table-cell table:style-name="ce202" table:content-validation-name="val19"/>
          <table:table-cell table:style-name="ce147" table:content-validation-name="val20"/>
          <table:table-cell table:style-name="ce47" table:number-columns-repeated="2"/>
          <table:table-cell table:style-name="ce61" table:number-columns-repeated="8"/>
          <table:table-cell table:number-columns-repeated="866"/>
        </table:table-row>
        <table:table-row table:style-name="ro1" table:number-rows-repeated="1046360"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4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number-columns-repeated="876"/>
        </table:table-row>
        <table:table-row table:style-name="ro1"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4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number-columns-repeated="876"/>
        </table:table-row>
        <calcext:conditional-formats>
          <calcext:conditional-format calcext:target-range-address="'Mechanics Test'.Y2:'Mechanics Test'.AF3 'Mechanics Test'.Y155:'Mechanics Test'.AF2215 'Mechanics Test'.Y105:'Mechanics Test'.AF154 'Mechanics Test'.Y51:'Mechanics Test'.AF104 'Mechanics Test'.G2:'Mechanics Test'.R22 'Mechanics Test'.Y4:'Mechanics Test'.AF50 'Mechanics Test'.G24:'Mechanics Test'.R2215 'Mechanics Test'.G23:'Mechanics Test'.I23 'Mechanics Test'.N23:'Mechanics Test'.R23 'Mechanics Test'.K23:'Mechanics Test'.L23">
            <calcext:condition calcext:apply-style-name="Red bg" calcext:value="=&quot;Cancels&quot;" calcext:base-cell-address="'Mechanics Test'.G2"/>
            <calcext:condition calcext:apply-style-name="Light orange bg" calcext:value="=&quot;Follows&quot;" calcext:base-cell-address="'Mechanics Test'.G2"/>
            <calcext:condition calcext:apply-style-name="Yellow bg" calcext:value="=&quot;Buffers&quot;" calcext:base-cell-address="'Mechanics Test'.G2"/>
            <calcext:condition calcext:apply-style-name="Light blue bg" calcext:value="=&quot;Mutual&quot;" calcext:base-cell-address="'Mechanics Test'.G2"/>
            <calcext:condition calcext:apply-style-name="Green bg" calcext:value="=&quot;Special&quot;" calcext:base-cell-address="'Mechanics Test'.G2"/>
            <calcext:condition calcext:apply-style-name="Blue bg" calcext:value="=&quot;Prereq&quot;" calcext:base-cell-address="'Mechanics Test'.G2"/>
            <calcext:condition calcext:apply-style-name="Light gray bg" calcext:value="=&quot;Impossible?&quot;" calcext:base-cell-address="'Mechanics Test'.G2"/>
            <calcext:condition calcext:apply-style-name="Dark gray bg" calcext:value="=&quot;§§§&quot;" calcext:base-cell-address="'Mechanics Test'.G2"/>
            <calcext:condition calcext:apply-style-name="Dark gray bg" calcext:value="contains-text(&quot;!!&quot;)" calcext:base-cell-address="'Mechanics Test'.G2"/>
            <calcext:condition calcext:apply-style-name="Purple bg" calcext:value="=&quot;???&quot;" calcext:base-cell-address="'Mechanics Test'.G2"/>
            <calcext:condition calcext:apply-style-name="Light gray bg" calcext:value="=&quot;No effect&quot;" calcext:base-cell-address="'Mechanics Test'.G2"/>
          </calcext:conditional-format>
          <calcext:conditional-format calcext:target-range-address="'Mechanics Test'.J23:'Mechanics Test'.J23">
            <calcext:condition calcext:apply-style-name="Red bg" calcext:value="=&quot;Cancels&quot;" calcext:base-cell-address="'Mechanics Test'.J23"/>
            <calcext:condition calcext:apply-style-name="Light orange bg" calcext:value="=&quot;Follows&quot;" calcext:base-cell-address="'Mechanics Test'.J23"/>
            <calcext:condition calcext:apply-style-name="Yellow bg" calcext:value="=&quot;Buffers&quot;" calcext:base-cell-address="'Mechanics Test'.J23"/>
            <calcext:condition calcext:apply-style-name="Light blue bg" calcext:value="=&quot;Mutual&quot;" calcext:base-cell-address="'Mechanics Test'.J23"/>
            <calcext:condition calcext:apply-style-name="Green bg" calcext:value="=&quot;Special&quot;" calcext:base-cell-address="'Mechanics Test'.J23"/>
            <calcext:condition calcext:apply-style-name="Blue bg" calcext:value="=&quot;Prereq&quot;" calcext:base-cell-address="'Mechanics Test'.J23"/>
            <calcext:condition calcext:apply-style-name="Light gray bg" calcext:value="=&quot;Impossible?&quot;" calcext:base-cell-address="'Mechanics Test'.J23"/>
            <calcext:condition calcext:apply-style-name="Dark gray bg" calcext:value="=&quot;§§§&quot;" calcext:base-cell-address="'Mechanics Test'.J23"/>
            <calcext:condition calcext:apply-style-name="Dark gray bg" calcext:value="contains-text(&quot;!!&quot;)" calcext:base-cell-address="'Mechanics Test'.J23"/>
            <calcext:condition calcext:apply-style-name="Purple bg" calcext:value="=&quot;???&quot;" calcext:base-cell-address="'Mechanics Test'.J23"/>
            <calcext:condition calcext:apply-style-name="Light gray bg" calcext:value="=&quot;No effect&quot;" calcext:base-cell-address="'Mechanics Test'.J23"/>
          </calcext:conditional-format>
          <calcext:conditional-format calcext:target-range-address="'Mechanics Test'.M23:'Mechanics Test'.M23">
            <calcext:condition calcext:apply-style-name="Red bg" calcext:value="=&quot;Cancels&quot;" calcext:base-cell-address="'Mechanics Test'.M23"/>
            <calcext:condition calcext:apply-style-name="Light orange bg" calcext:value="=&quot;Follows&quot;" calcext:base-cell-address="'Mechanics Test'.M23"/>
            <calcext:condition calcext:apply-style-name="Yellow bg" calcext:value="=&quot;Buffers&quot;" calcext:base-cell-address="'Mechanics Test'.M23"/>
            <calcext:condition calcext:apply-style-name="Light blue bg" calcext:value="=&quot;Mutual&quot;" calcext:base-cell-address="'Mechanics Test'.M23"/>
            <calcext:condition calcext:apply-style-name="Green bg" calcext:value="=&quot;Special&quot;" calcext:base-cell-address="'Mechanics Test'.M23"/>
            <calcext:condition calcext:apply-style-name="Blue bg" calcext:value="=&quot;Prereq&quot;" calcext:base-cell-address="'Mechanics Test'.M23"/>
            <calcext:condition calcext:apply-style-name="Light gray bg" calcext:value="=&quot;Impossible?&quot;" calcext:base-cell-address="'Mechanics Test'.M23"/>
            <calcext:condition calcext:apply-style-name="Dark gray bg" calcext:value="=&quot;§§§&quot;" calcext:base-cell-address="'Mechanics Test'.M23"/>
            <calcext:condition calcext:apply-style-name="Dark gray bg" calcext:value="contains-text(&quot;!!&quot;)" calcext:base-cell-address="'Mechanics Test'.M23"/>
            <calcext:condition calcext:apply-style-name="Purple bg" calcext:value="=&quot;???&quot;" calcext:base-cell-address="'Mechanics Test'.M23"/>
            <calcext:condition calcext:apply-style-name="Light gray bg" calcext:value="=&quot;No effect&quot;" calcext:base-cell-address="'Mechanics Test'.M23"/>
          </calcext:conditional-format>
          <calcext:conditional-format calcext:target-range-address="'Mechanics Test'.D2:'Mechanics Test'.F15 'Mechanics Test'.D18:'Mechanics Test'.F2215 'Mechanics Test'.D16:'Mechanics Test'.D17 'Mechanics Test'.F16:'Mechanics Test'.F17">
            <calcext:condition calcext:apply-style-name="Red bg" calcext:value="=&quot;Cancels&quot;" calcext:base-cell-address="'Mechanics Test'.D2"/>
            <calcext:condition calcext:apply-style-name="Light orange bg" calcext:value="=&quot;Follows&quot;" calcext:base-cell-address="'Mechanics Test'.D2"/>
            <calcext:condition calcext:apply-style-name="Yellow bg" calcext:value="=&quot;Buffers&quot;" calcext:base-cell-address="'Mechanics Test'.D2"/>
            <calcext:condition calcext:apply-style-name="Light blue bg" calcext:value="=&quot;Mutual&quot;" calcext:base-cell-address="'Mechanics Test'.D2"/>
            <calcext:condition calcext:apply-style-name="Green bg" calcext:value="=&quot;Special&quot;" calcext:base-cell-address="'Mechanics Test'.D2"/>
            <calcext:condition calcext:apply-style-name="Blue bg" calcext:value="=&quot;Prereq&quot;" calcext:base-cell-address="'Mechanics Test'.D2"/>
            <calcext:condition calcext:apply-style-name="Light gray bg" calcext:value="=&quot;Impossible?&quot;" calcext:base-cell-address="'Mechanics Test'.D2"/>
            <calcext:condition calcext:apply-style-name="Dark gray bg" calcext:value="=&quot;§§§&quot;" calcext:base-cell-address="'Mechanics Test'.D2"/>
            <calcext:condition calcext:apply-style-name="Dark gray bg" calcext:value="contains-text(&quot;!!&quot;)" calcext:base-cell-address="'Mechanics Test'.D2"/>
            <calcext:condition calcext:apply-style-name="Purple bg" calcext:value="=&quot;???&quot;" calcext:base-cell-address="'Mechanics Test'.D2"/>
            <calcext:condition calcext:apply-style-name="Light gray bg" calcext:value="=&quot;No effect&quot;" calcext:base-cell-address="'Mechanics Test'.D2"/>
          </calcext:conditional-format>
          <calcext:conditional-format calcext:target-range-address="'Mechanics Test'.S2:'Mechanics Test'.X3 'Mechanics Test'.S155:'Mechanics Test'.X2215 'Mechanics Test'.S105:'Mechanics Test'.U154 'Mechanics Test'.W105:'Mechanics Test'.X154 'Mechanics Test'.S51:'Mechanics Test'.X104 'Mechanics Test'.W4:'Mechanics Test'.X50 'Mechanics Test'.S4:'Mechanics Test'.U50">
            <calcext:condition calcext:apply-style-name="Red bg" calcext:value="=&quot;Cancels&quot;" calcext:base-cell-address="'Mechanics Test'.S2"/>
            <calcext:condition calcext:apply-style-name="Light orange bg" calcext:value="=&quot;Follows&quot;" calcext:base-cell-address="'Mechanics Test'.S2"/>
            <calcext:condition calcext:apply-style-name="Yellow bg" calcext:value="=&quot;Buffers&quot;" calcext:base-cell-address="'Mechanics Test'.S2"/>
            <calcext:condition calcext:apply-style-name="Light blue bg" calcext:value="=&quot;Mutual&quot;" calcext:base-cell-address="'Mechanics Test'.S2"/>
            <calcext:condition calcext:apply-style-name="Green bg" calcext:value="=&quot;Special&quot;" calcext:base-cell-address="'Mechanics Test'.S2"/>
            <calcext:condition calcext:apply-style-name="Blue bg" calcext:value="=&quot;Prereq&quot;" calcext:base-cell-address="'Mechanics Test'.S2"/>
            <calcext:condition calcext:apply-style-name="Light gray bg" calcext:value="=&quot;Impossible?&quot;" calcext:base-cell-address="'Mechanics Test'.S2"/>
            <calcext:condition calcext:apply-style-name="Dark gray bg" calcext:value="=&quot;§§§&quot;" calcext:base-cell-address="'Mechanics Test'.S2"/>
            <calcext:condition calcext:apply-style-name="Dark gray bg" calcext:value="contains-text(&quot;!!&quot;)" calcext:base-cell-address="'Mechanics Test'.S2"/>
            <calcext:condition calcext:apply-style-name="Purple bg" calcext:value="=&quot;???&quot;" calcext:base-cell-address="'Mechanics Test'.S2"/>
            <calcext:condition calcext:apply-style-name="Light gray bg" calcext:value="=&quot;No effect&quot;" calcext:base-cell-address="'Mechanics Test'.S2"/>
          </calcext:conditional-format>
          <calcext:conditional-format calcext:target-range-address="'Mechanics Test'.V30:'Mechanics Test'.V61 'Mechanics Test'.V4:'Mechanics Test'.V20 'Mechanics Test'.V22:'Mechanics Test'.V25">
            <calcext:condition calcext:apply-style-name="Red bg" calcext:value="=&quot;Cancels&quot;" calcext:base-cell-address="'Mechanics Test'.V4"/>
            <calcext:condition calcext:apply-style-name="Light orange bg" calcext:value="=&quot;Follows&quot;" calcext:base-cell-address="'Mechanics Test'.V4"/>
            <calcext:condition calcext:apply-style-name="Yellow bg" calcext:value="=&quot;Buffers&quot;" calcext:base-cell-address="'Mechanics Test'.V4"/>
            <calcext:condition calcext:apply-style-name="Light blue bg" calcext:value="=&quot;Mutual&quot;" calcext:base-cell-address="'Mechanics Test'.V4"/>
            <calcext:condition calcext:apply-style-name="Green bg" calcext:value="=&quot;Special&quot;" calcext:base-cell-address="'Mechanics Test'.V4"/>
            <calcext:condition calcext:apply-style-name="Blue bg" calcext:value="=&quot;Prereq&quot;" calcext:base-cell-address="'Mechanics Test'.V4"/>
            <calcext:condition calcext:apply-style-name="Light gray bg" calcext:value="=&quot;Impossible?&quot;" calcext:base-cell-address="'Mechanics Test'.V4"/>
            <calcext:condition calcext:apply-style-name="Dark gray bg" calcext:value="=&quot;§§§&quot;" calcext:base-cell-address="'Mechanics Test'.V4"/>
            <calcext:condition calcext:apply-style-name="Dark gray bg" calcext:value="contains-text(&quot;!!&quot;)" calcext:base-cell-address="'Mechanics Test'.V4"/>
            <calcext:condition calcext:apply-style-name="Purple bg" calcext:value="=&quot;???&quot;" calcext:base-cell-address="'Mechanics Test'.V4"/>
            <calcext:condition calcext:apply-style-name="Light gray bg" calcext:value="=&quot;No effect&quot;" calcext:base-cell-address="'Mechanics Test'.V4"/>
          </calcext:conditional-format>
          <calcext:conditional-format calcext:target-range-address="'Mechanics Test'.E16:'Mechanics Test'.E16">
            <calcext:condition calcext:apply-style-name="Red bg" calcext:value="=&quot;Cancels&quot;" calcext:base-cell-address="'Mechanics Test'.E16"/>
            <calcext:condition calcext:apply-style-name="Light orange bg" calcext:value="=&quot;Follows&quot;" calcext:base-cell-address="'Mechanics Test'.E16"/>
            <calcext:condition calcext:apply-style-name="Yellow bg" calcext:value="=&quot;Buffers&quot;" calcext:base-cell-address="'Mechanics Test'.E16"/>
            <calcext:condition calcext:apply-style-name="Light blue bg" calcext:value="=&quot;Mutual&quot;" calcext:base-cell-address="'Mechanics Test'.E16"/>
            <calcext:condition calcext:apply-style-name="Green bg" calcext:value="=&quot;Special&quot;" calcext:base-cell-address="'Mechanics Test'.E16"/>
            <calcext:condition calcext:apply-style-name="Blue bg" calcext:value="=&quot;Prereq&quot;" calcext:base-cell-address="'Mechanics Test'.E16"/>
            <calcext:condition calcext:apply-style-name="Light gray bg" calcext:value="=&quot;Impossible?&quot;" calcext:base-cell-address="'Mechanics Test'.E16"/>
            <calcext:condition calcext:apply-style-name="Dark gray bg" calcext:value="=&quot;§§§&quot;" calcext:base-cell-address="'Mechanics Test'.E16"/>
            <calcext:condition calcext:apply-style-name="Dark gray bg" calcext:value="contains-text(&quot;!!&quot;)" calcext:base-cell-address="'Mechanics Test'.E16"/>
            <calcext:condition calcext:apply-style-name="Purple bg" calcext:value="=&quot;???&quot;" calcext:base-cell-address="'Mechanics Test'.E16"/>
            <calcext:condition calcext:apply-style-name="Light gray bg" calcext:value="=&quot;No effect&quot;" calcext:base-cell-address="'Mechanics Test'.E16"/>
          </calcext:conditional-format>
          <calcext:conditional-format calcext:target-range-address="'Mechanics Test'.E17:'Mechanics Test'.E17">
            <calcext:condition calcext:apply-style-name="Red bg" calcext:value="=&quot;Cancels&quot;" calcext:base-cell-address="'Mechanics Test'.E17"/>
            <calcext:condition calcext:apply-style-name="Light orange bg" calcext:value="=&quot;Follows&quot;" calcext:base-cell-address="'Mechanics Test'.E17"/>
            <calcext:condition calcext:apply-style-name="Yellow bg" calcext:value="=&quot;Buffers&quot;" calcext:base-cell-address="'Mechanics Test'.E17"/>
            <calcext:condition calcext:apply-style-name="Light blue bg" calcext:value="=&quot;Mutual&quot;" calcext:base-cell-address="'Mechanics Test'.E17"/>
            <calcext:condition calcext:apply-style-name="Green bg" calcext:value="=&quot;Special&quot;" calcext:base-cell-address="'Mechanics Test'.E17"/>
            <calcext:condition calcext:apply-style-name="Blue bg" calcext:value="=&quot;Prereq&quot;" calcext:base-cell-address="'Mechanics Test'.E17"/>
            <calcext:condition calcext:apply-style-name="Light gray bg" calcext:value="=&quot;Impossible?&quot;" calcext:base-cell-address="'Mechanics Test'.E17"/>
            <calcext:condition calcext:apply-style-name="Dark gray bg" calcext:value="=&quot;§§§&quot;" calcext:base-cell-address="'Mechanics Test'.E17"/>
            <calcext:condition calcext:apply-style-name="Dark gray bg" calcext:value="contains-text(&quot;!!&quot;)" calcext:base-cell-address="'Mechanics Test'.E17"/>
            <calcext:condition calcext:apply-style-name="Purple bg" calcext:value="=&quot;???&quot;" calcext:base-cell-address="'Mechanics Test'.E17"/>
            <calcext:condition calcext:apply-style-name="Light gray bg" calcext:value="=&quot;No effect&quot;" calcext:base-cell-address="'Mechanics Test'.E17"/>
          </calcext:conditional-format>
        </calcext:conditional-formats>
      </table:table>
      <table:table table:name="Simultaneous Test" table:style-name="ta1">
        <table:table-column table:style-name="co32" table:default-cell-style-name="Default"/>
        <table:table-column table:style-name="co17" table:number-columns-repeated="12" table:default-cell-style-name="Default"/>
        <table:table-row table:style-name="ro1">
          <table:table-cell table:style-name="ce142"/>
          <table:table-cell table:style-name="ce142" table:content-validation-name="val21" office:value-type="string" calcext:value-type="string">
            <text:p>Attack s1</text:p>
          </table:table-cell>
          <table:table-cell table:style-name="ce142"/>
          <table:table-cell table:style-name="ce142" table:content-validation-name="val22" office:value-type="string" calcext:value-type="string">
            <text:p>Attack s2</text:p>
          </table:table-cell>
          <table:table-cell table:style-name="ce142"/>
          <table:table-cell table:style-name="ce142" table:content-validation-name="val23" office:value-type="string" calcext:value-type="string">
            <text:p>Attack s3</text:p>
          </table:table-cell>
          <table:table-cell table:style-name="ce142"/>
          <table:table-cell table:style-name="ce142" table:content-validation-name="val24" office:value-type="string" calcext:value-type="string">
            <text:p>Attack s4</text:p>
          </table:table-cell>
          <table:table-cell table:style-name="ce142"/>
          <table:table-cell table:style-name="ce142" table:content-validation-name="val25" office:value-type="string" calcext:value-type="string">
            <text:p>Swim</text:p>
          </table:table-cell>
          <table:table-cell table:style-name="ce142"/>
          <table:table-cell table:style-name="ce142" table:content-validation-name="val26" office:value-type="string" calcext:value-type="string">
            <text:p>Rush</text:p>
          </table:table-cell>
          <table:table-cell table:style-name="ce142"/>
        </table:table-row>
        <table:table-row table:style-name="ro1">
          <table:table-cell table:style-name="ce142" office:value-type="string" calcext:value-type="string">
            <text:p>Attack s1</text:p>
          </table:table-cell>
          <table:table-cell table:style-name="ce146" table:content-validation-name="val21" office:value-type="string" calcext:value-type="string">
            <text:p>Impossible?</text:p>
          </table:table-cell>
          <table:table-cell table:style-name="ce15"/>
          <table:table-cell table:style-name="ce75" table:content-validation-name="val22"/>
          <table:table-cell table:style-name="ce75"/>
          <table:table-cell table:style-name="ce75" table:content-validation-name="val23"/>
          <table:table-cell table:style-name="ce75"/>
          <table:table-cell table:style-name="ce75" table:content-validation-name="val24"/>
          <table:table-cell table:style-name="ce75"/>
          <table:table-cell table:style-name="ce161" table:content-validation-name="val25" office:value-type="string" calcext:value-type="string">
            <text:p>Special</text:p>
          </table:table-cell>
          <table:table-cell table:style-name="ce75" office:value-type="string" calcext:value-type="string">
            <text:p>Attack xy</text:p>
          </table:table-cell>
          <table:table-cell table:style-name="ce75" table:content-validation-name="val26"/>
          <table:table-cell table:style-name="ce75"/>
        </table:table-row>
        <table:table-row table:style-name="ro1">
          <table:table-cell table:style-name="ce142" office:value-type="string" calcext:value-type="string">
            <text:p>Attack s2</text:p>
          </table:table-cell>
          <table:table-cell table:style-name="ce75" table:content-validation-name="val21"/>
          <table:table-cell table:style-name="ce75"/>
          <table:table-cell table:style-name="ce146" table:content-validation-name="val22" office:value-type="string" calcext:value-type="string">
            <text:p>Impossible?</text:p>
          </table:table-cell>
          <table:table-cell table:style-name="ce15"/>
          <table:table-cell table:style-name="ce161" table:content-validation-name="val23" office:value-type="string" calcext:value-type="string">
            <text:p>Special</text:p>
          </table:table-cell>
          <table:table-cell table:style-name="ce75" office:value-type="string" calcext:value-type="string">
            <text:p>Attack zy</text:p>
          </table:table-cell>
          <table:table-cell table:style-name="ce75" table:content-validation-name="val24"/>
          <table:table-cell table:style-name="ce75"/>
          <table:table-cell table:style-name="ce75" table:content-validation-name="val25"/>
          <table:table-cell table:style-name="ce75"/>
          <table:table-cell table:style-name="ce75" table:content-validation-name="val26"/>
          <table:table-cell table:style-name="ce75"/>
        </table:table-row>
        <table:table-row table:style-name="ro1">
          <table:table-cell table:style-name="ce142" office:value-type="string" calcext:value-type="string">
            <text:p>Attack s3</text:p>
          </table:table-cell>
          <table:table-cell table:style-name="ce75" table:content-validation-name="val21"/>
          <table:table-cell table:style-name="ce75"/>
          <table:table-cell table:style-name="ce161" table:content-validation-name="val22" office:value-type="string" calcext:value-type="string">
            <text:p>Special</text:p>
          </table:table-cell>
          <table:table-cell table:style-name="ce75" office:value-type="string" calcext:value-type="string">
            <text:p>Attack zy</text:p>
          </table:table-cell>
          <table:table-cell table:style-name="ce146" table:content-validation-name="val23" office:value-type="string" calcext:value-type="string">
            <text:p>Impossible?</text:p>
          </table:table-cell>
          <table:table-cell table:style-name="ce15"/>
          <table:table-cell table:style-name="ce75" table:content-validation-name="val24"/>
          <table:table-cell table:style-name="ce75"/>
          <table:table-cell table:style-name="ce75" table:content-validation-name="val25"/>
          <table:table-cell table:style-name="ce75"/>
          <table:table-cell table:style-name="ce75" table:content-validation-name="val26"/>
          <table:table-cell table:style-name="ce75"/>
        </table:table-row>
        <table:table-row table:style-name="ro1">
          <table:table-cell table:style-name="ce142" office:value-type="string" calcext:value-type="string">
            <text:p>Attack s4</text:p>
          </table:table-cell>
          <table:table-cell table:style-name="ce75" table:content-validation-name="val21"/>
          <table:table-cell table:style-name="ce75"/>
          <table:table-cell table:style-name="ce75" table:content-validation-name="val22"/>
          <table:table-cell table:style-name="ce75"/>
          <table:table-cell table:style-name="ce75" table:content-validation-name="val23"/>
          <table:table-cell table:style-name="ce75"/>
          <table:table-cell table:style-name="ce146" table:content-validation-name="val24" office:value-type="string" calcext:value-type="string">
            <text:p>Impossible?</text:p>
          </table:table-cell>
          <table:table-cell table:style-name="ce15"/>
          <table:table-cell table:style-name="ce75" table:content-validation-name="val25"/>
          <table:table-cell table:style-name="ce75"/>
          <table:table-cell table:style-name="ce75" table:content-validation-name="val26"/>
          <table:table-cell table:style-name="ce75"/>
        </table:table-row>
        <table:table-row table:style-name="ro1">
          <table:table-cell table:style-name="ce142" office:value-type="string" calcext:value-type="string">
            <text:p>Swim</text:p>
          </table:table-cell>
          <table:table-cell table:style-name="ce161" table:content-validation-name="val21" office:value-type="string" calcext:value-type="string">
            <text:p>Special</text:p>
          </table:table-cell>
          <table:table-cell table:style-name="ce75" office:value-type="string" calcext:value-type="string">
            <text:p>Attack xy</text:p>
          </table:table-cell>
          <table:table-cell table:style-name="ce75" table:content-validation-name="val22"/>
          <table:table-cell table:style-name="ce75"/>
          <table:table-cell table:style-name="ce75" table:content-validation-name="val23"/>
          <table:table-cell table:style-name="ce75"/>
          <table:table-cell table:style-name="ce75" table:content-validation-name="val24"/>
          <table:table-cell table:style-name="ce75"/>
          <table:table-cell table:style-name="ce146" table:content-validation-name="val25" office:value-type="string" calcext:value-type="string">
            <text:p>Impossible?</text:p>
          </table:table-cell>
          <table:table-cell table:style-name="ce15"/>
          <table:table-cell table:style-name="ce75" table:content-validation-name="val26"/>
          <table:table-cell table:style-name="ce75"/>
        </table:table-row>
        <table:table-row table:style-name="ro1">
          <table:table-cell table:style-name="ce142" office:value-type="string" calcext:value-type="string">
            <text:p>Rush</text:p>
          </table:table-cell>
          <table:table-cell table:style-name="ce75" table:content-validation-name="val21"/>
          <table:table-cell table:style-name="ce75"/>
          <table:table-cell table:style-name="ce75" table:content-validation-name="val22"/>
          <table:table-cell table:style-name="ce75"/>
          <table:table-cell table:style-name="ce75" table:content-validation-name="val23"/>
          <table:table-cell table:style-name="ce75"/>
          <table:table-cell table:style-name="ce75" table:content-validation-name="val24"/>
          <table:table-cell table:style-name="ce75"/>
          <table:table-cell table:style-name="ce75" table:content-validation-name="val25"/>
          <table:table-cell table:style-name="ce75"/>
          <table:table-cell table:style-name="ce146" table:content-validation-name="val26" office:value-type="string" calcext:value-type="string">
            <text:p>Impossible?</text:p>
          </table:table-cell>
          <table:table-cell table:style-name="ce15"/>
        </table:table-row>
        <table:table-row table:style-name="ro1" table:number-rows-repeated="3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Note: currently I’m reconsidering the existence of this sheet. Phase 0 data could be incorporated in Mechanics Test sheet, and the end results would probably be smarter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33" office:value-type="string" calcext:value-type="string">
            <text:p>Specialties of this sheet: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33"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01" office:value-type="string" calcext:value-type="string">
            <text:p>Note that unlike Mechanics sheet, which compares actions vs input, simultaneous testing tests the phase 0 of actions vs phase 0 of all other action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01" office:value-type="string" calcext:value-type="string">
            <text:p>Alternatively, the simultaneous test would compare each action’s phase 0 vs all input, resulting in many of mini-table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01" office:value-type="string" calcext:value-type="string">
            <text:p>Since the data is potentially shaped a bit differently compared to regular Mechanics sheet, it probably helps to keep this data separated in its own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It should be impossible to add columns or rows by hand, or rename column A and row 1. This is all handled from Master Action List instead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3. Code should automatically apply conditional formatting based on the rules in Reactions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Data validation makes it faster to fill the table. Same rules as in Mechanics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Conditional formatting... like in the Mechanics table. (not implemented yet)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33" office:value-type="string" calcext:value-type="string">
            <text:p>Different functions: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60" office:value-type="string" calcext:value-type="string">
            <text:p>”Refresh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code checks if there are discrepancies between the listed animations here compared to what is included in the Master Action Lis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code adds things non-destructively or deletes unnecessary rows / column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36" office:value-type="string" calcext:value-type="string">
            <text:p>”generate list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The Master Action List is printed out both horizontally and vertically so that they form intersection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<text:s text:c="3"/>(Animation variations are included if they’re enabled to be included from Modifiers List.)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<text:s text:c="3"/>This is probably accomplished via filling one half of the spreadsheet with formula... or alternatively, with some type of event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36" office:value-type="string" calcext:value-type="string">
            <text:p>”fill opposite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a single cell – or a group of cells? - is selected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code figures out the alternative position and duplicates the cell’s contents there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3. should be automatic?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36" office:value-type="string" calcext:value-type="string">
            <text:p>”Add conditional formatting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delete existing rules for conditional formatting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find new rules for conditional formatting from Reactions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3. apply new rules for conditional formatting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1048520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</table:table>
      <table:table table:name="Modifier List" table:style-name="ta1">
        <table:table-column table:style-name="co33" table:default-cell-style-name="Default"/>
        <table:table-column table:style-name="co29" table:default-cell-style-name="Default"/>
        <table:table-column table:style-name="co5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table:style-name="ce139" office:value-type="string" calcext:value-type="string">
            <text:p>Short name</text:p>
          </table:table-cell>
          <table:table-cell table:style-name="ce139" office:value-type="string" calcext:value-type="string">
            <text:p>Modifier full name</text:p>
          </table:table-cell>
          <table:table-cell table:style-name="ce139" office:value-type="string" calcext:value-type="string">
            <text:p>Color</text:p>
          </table:table-cell>
          <table:table-cell table:style-name="ce139" office:value-type="string" calcext:value-type="string">
            <text:p>XOR group:</text:p>
          </table:table-cell>
          <table:table-cell table:style-name="ce139" office:value-type="string" calcext:value-type="string">
            <text:p>AND group:</text:p>
          </table:table-cell>
          <table:table-cell table:style-name="ce139" office:value-type="string" calcext:value-type="string">
            <text:p>Implies:</text:p>
          </table:table-cell>
          <table:table-cell table:style-name="ce139" office:value-type="string" calcext:value-type="string">
            <text:p>Explanation for user</text:p>
          </table:table-cell>
          <table:table-cell table:style-name="ce139" office:value-type="string" calcext:value-type="string">
            <text:p>Notes 1:</text:p>
          </table:table-cell>
        </table:table-row>
        <table:table-row table:style-name="ro1">
          <table:table-cell office:value-type="string" calcext:value-type="string">
            <text:p>Rage</text:p>
          </table:table-cell>
          <table:table-cell office:value-type="string" calcext:value-type="string">
            <text:p>Rage Active</text:p>
          </table:table-cell>
          <table:table-cell table:style-name="ce220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n the animation be done while in Rage-mode?</text:p>
          </table:table-cell>
          <table:table-cell/>
        </table:table-row>
        <table:table-row table:style-name="ro1">
          <table:table-cell office:value-type="string" calcext:value-type="string">
            <text:p>Roge</text:p>
          </table:table-cell>
          <table:table-cell office:value-type="string" calcext:value-type="string">
            <text:p>Roge Active</text:p>
          </table:table-cell>
          <table:table-cell table:style-name="ce220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ge</text:p>
          </table:table-cell>
          <table:table-cell office:value-type="string" calcext:value-type="string">
            <text:p>Ryge Active</text:p>
          </table:table-cell>
          <table:table-cell table:style-name="ce220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21"/>
          <table:table-cell table:number-columns-repeated="2"/>
          <table:table-cell office:value-type="string" calcext:value-type="string">
            <text:p>PAM</text:p>
          </table:table-cell>
          <table:table-cell office:value-type="string" calcext:value-type="string">
            <text:p>Can the animation have Lenient Air Momentum?</text:p>
          </table:table-cell>
          <table:table-cell/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22"/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23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23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About rules: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1. ”Default” modifier always exists. It cannot be added or removed from this list, unlike other modifiers.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2. modifiers are generally "OR" to each other, unless otherwise stated.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table:style-name="ce133" office:value-type="string" calcext:value-type="string">
            <text:p>Specialties of this sheet: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1. ”default” modifier exists by default. It can’t be removed or ignored from any listing?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An alternative way to devise rules for Modifiers might be to put them in a similar format as the Simultaneous tests (i.e. like a multiplication table).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But this would preclude giving them colors, explanations and other common settings?</text:p>
          </table:table-cell>
          <table:table-cell/>
        </table:table-row>
      </table:table>
      <table:table table:name="Results List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ce139" office:value-type="string" calcext:value-type="string">
            <text:p>List of Results:</text:p>
          </table:table-cell>
          <table:table-cell table:style-name="ce139" office:value-type="string" calcext:value-type="string">
            <text:p>Color</text:p>
          </table:table-cell>
          <table:table-cell table:number-columns-repeated="2" table:style-name="ce139" office:value-type="string" calcext:value-type="string">
            <text:p>Explanation for the user:</text:p>
          </table:table-cell>
        </table:table-row>
        <table:table-row table:style-name="ro1">
          <table:table-cell table:style-name="ce224" office:value-type="string" calcext:value-type="string">
            <text:p>Undecided</text:p>
          </table:table-cell>
          <table:table-cell table:style-name="ce224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1">
          <table:table-cell table:style-name="ce224" office:value-type="string" calcext:value-type="string">
            <text:p>No effect</text:p>
          </table:table-cell>
          <table:table-cell table:style-name="ce221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1">
          <table:table-cell table:style-name="ce224" office:value-type="string" calcext:value-type="string">
            <text:p>Impossible?</text:p>
          </table:table-cell>
          <table:table-cell table:style-name="ce225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1">
          <table:table-cell table:style-name="ce224" office:value-type="string" calcext:value-type="string">
            <text:p>Prereq</text:p>
          </table:table-cell>
          <table:table-cell table:style-name="ce226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1">
          <table:table-cell table:style-name="ce224" office:value-type="string" calcext:value-type="string">
            <text:p>Mutual</text:p>
          </table:table-cell>
          <table:table-cell table:style-name="ce227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1">
          <table:table-cell table:style-name="ce224" office:value-type="string" calcext:value-type="string">
            <text:p>Special</text:p>
          </table:table-cell>
          <table:table-cell table:style-name="ce228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1">
          <table:table-cell office:value-type="string" calcext:value-type="string">
            <text:p>Cancels</text:p>
          </table:table-cell>
          <table:table-cell table:style-name="ce229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1">
          <table:table-cell table:style-name="ce224" office:value-type="string" calcext:value-type="string">
            <text:p>Buffers</text:p>
          </table:table-cell>
          <table:table-cell table:style-name="ce230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1">
          <table:table-cell table:style-name="ce224" office:value-type="string" calcext:value-type="string">
            <text:p>Follows</text:p>
          </table:table-cell>
          <table:table-cell table:style-name="ce231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1">
          <table:table-cell table:style-name="ce224" office:value-type="string" calcext:value-type="string">
            <text:p>???</text:p>
          </table:table-cell>
          <table:table-cell table:style-name="ce232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1">
          <table:table-cell table:style-name="ce224" office:value-type="string" calcext:value-type="string">
            <text:p>---</text:p>
          </table:table-cell>
          <table:table-cell table:style-name="ce224"/>
          <table:table-cell table:number-columns-repeated="2"/>
        </table:table-row>
        <table:table-row table:style-name="ro1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1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1">
          <table:table-cell table:number-columns-repeated="2"/>
          <table:table-cell table:style-name="ce233"/>
          <table:table-cell/>
        </table:table-row>
      </table:table>
      <table:table table:name="Target List" table:style-name="ta1">
        <office:forms form:automatic-focus="false" form:apply-design-mode="false"/>
        <table:table-column table:style-name="co2" table:default-cell-style-name="ce75"/>
        <table:table-column table:style-name="co31" table:default-cell-style-name="ce235"/>
        <table:table-column table:style-name="co5" table:default-cell-style-name="ce82"/>
        <table:table-column table:style-name="co12" table:default-cell-style-name="ce82"/>
        <table:table-column table:style-name="co12" table:default-cell-style-name="ce75"/>
        <table:table-column table:style-name="co13" table:default-cell-style-name="ce75"/>
        <table:table-column table:style-name="co14" table:number-columns-repeated="3" table:default-cell-style-name="ce137"/>
        <table:table-column table:style-name="co42" table:default-cell-style-name="ce137"/>
        <table:table-column table:style-name="co17" table:number-columns-repeated="874" table:default-cell-style-name="ce137"/>
        <table:table-row table:style-name="ro1">
          <table:table-cell table:style-name="ce73" office:value-type="string" calcext:value-type="string">
            <text:p>Target Name</text:p>
          </table:table-cell>
          <table:table-cell table:style-name="ce234" office:value-type="string" calcext:value-type="string">
            <text:p>Type</text:p>
          </table:table-cell>
          <table:table-cell table:style-name="ce81" office:value-type="string" calcext:value-type="string">
            <text:p>Color</text:p>
          </table:table-cell>
          <table:table-cell table:style-name="ce81" office:value-type="string" calcext:value-type="string">
            <text:p>Modifier</text:p>
          </table:table-cell>
          <table:table-cell table:style-name="ce73" office:value-type="string" calcext:value-type="string">
            <text:p>Full Name</text:p>
          </table:table-cell>
          <table:table-cell table:style-name="ce73" office:value-type="string" calcext:value-type="string">
            <text:p>In-game description</text:p>
          </table:table-cell>
          <table:table-cell table:style-name="ce125" office:value-type="string" calcext:value-type="string">
            <text:p>Notes 1</text:p>
          </table:table-cell>
          <table:table-cell table:style-name="ce125" office:value-type="string" calcext:value-type="string">
            <text:p>Notes 2</text:p>
          </table:table-cell>
          <table:table-cell table:style-name="ce125" office:value-type="string" calcext:value-type="string">
            <text:p>Notes 3</text:p>
          </table:table-cell>
          <table:table-cell table:style-name="ce125" office:value-type="string" calcext:value-type="string">
            <text:p>Limitations</text:p>
          </table:table-cell>
          <table:table-cell table:style-name="ce138" table:number-columns-repeated="874"/>
        </table:table-row>
        <table:table-row table:style-name="ro1">
          <table:table-cell office:value-type="string" calcext:value-type="string">
            <text:p>Minotaur (Idle)</text:p>
          </table:table-cell>
          <table:table-cell/>
          <table:table-cell table:style-name="ce237"/>
          <table:table-cell table:style-name="ce98"/>
          <table:table-cell table:number-columns-repeated="2"/>
          <table:table-cell table:style-name="ce41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Attack A)</text:p>
          </table:table-cell>
          <table:table-cell/>
          <table:table-cell table:style-name="ce237"/>
          <table:table-cell table:style-name="ce98"/>
          <table:table-cell table:number-columns-repeated="2"/>
          <table:table-cell table:style-name="ce184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Attack B)</text:p>
          </table:table-cell>
          <table:table-cell/>
          <table:table-cell table:style-name="ce237"/>
          <table:table-cell table:style-name="ce98"/>
          <table:table-cell table:number-columns-repeated="2"/>
          <table:table-cell table:style-name="ce184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Frozen)</text:p>
          </table:table-cell>
          <table:table-cell/>
          <table:table-cell table:style-name="ce237"/>
          <table:table-cell table:style-name="ce98"/>
          <table:table-cell table:number-columns-repeated="2"/>
          <table:table-cell table:style-name="ce184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Stunned)</text:p>
          </table:table-cell>
          <table:table-cell/>
          <table:table-cell table:style-name="ce237"/>
          <table:table-cell table:style-name="ce98"/>
          <table:table-cell table:number-columns-repeated="2"/>
          <table:table-cell table:style-name="ce184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Random Monster (Idle)</text:p>
          </table:table-cell>
          <table:table-cell/>
          <table:table-cell table:style-name="ce98" table:number-columns-repeated="2"/>
          <table:table-cell table:number-columns-repeated="2"/>
          <table:table-cell table:style-name="ce184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Random Monster (Air)</text:p>
          </table:table-cell>
          <table:table-cell/>
          <table:table-cell table:style-name="ce98" table:number-columns-repeated="2"/>
          <table:table-cell table:number-columns-repeated="2"/>
          <table:table-cell table:style-name="ce184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44" table:number-columns-repeated="104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184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46" table:number-columns-repeated="104"/>
          <table:table-cell table:number-columns-repeated="774"/>
        </table:table-row>
        <table:table-row table:style-name="ro1" table:number-rows-repeated="4">
          <table:table-cell table:number-columns-repeated="6"/>
          <table:table-cell table:style-name="ce184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188" table:number-columns-repeated="104"/>
          <table:table-cell table:number-columns-repeated="774"/>
        </table:table-row>
        <table:table-row table:style-name="ro1" table:number-rows-repeated="8">
          <table:table-cell table:number-columns-repeated="6"/>
          <table:table-cell table:style-name="ce184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Default"/>
          <table:table-cell table:style-name="ce184" table:number-columns-repeated="103"/>
          <table:table-cell table:number-columns-repeated="774"/>
        </table:table-row>
        <table:table-row table:style-name="ro1" table:number-rows-repeated="2">
          <table:table-cell table:number-columns-repeated="6"/>
          <table:table-cell table:style-name="ce212"/>
          <table:table-cell table:style-name="ce184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44" office:value-type="string" calcext:value-type="string">
            <text:p>Specialties of this sheet:</text:p>
          </table:table-cell>
          <table:table-cell table:style-name="ce184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12"/>
          <table:table-cell table:style-name="ce184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12" office:value-type="string" calcext:value-type="string">
            <text:p>It’s a hypothetical list of targets that is used in Attack Reactions (or similarly named) list.</text:p>
          </table:table-cell>
          <table:table-cell table:style-name="ce184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12" office:value-type="string" calcext:value-type="string">
            <text:p>Another way to do this would be to list all of this stuff in the Master List.</text:p>
          </table:table-cell>
          <table:table-cell table:style-name="ce184" table:number-columns-repeated="103"/>
          <table:table-cell table:number-columns-repeated="774"/>
        </table:table-row>
        <table:table-row table:style-name="ro1">
          <table:table-cell table:style-name="ce76"/>
          <table:table-cell table:style-name="ce236"/>
          <table:table-cell table:style-name="ce98" table:number-columns-repeated="2"/>
          <table:table-cell table:number-columns-repeated="2"/>
          <table:table-cell table:style-name="ce212"/>
          <table:table-cell table:style-name="ce184" table:number-columns-repeated="103"/>
          <table:table-cell table:number-columns-repeated="774"/>
        </table:table-row>
        <table:table-row table:style-name="ro1">
          <table:table-cell table:style-name="ce76"/>
          <table:table-cell table:style-name="ce236"/>
          <table:table-cell table:style-name="ce98" table:number-columns-repeated="2"/>
          <table:table-cell table:number-columns-repeated="2"/>
          <table:table-cell table:style-name="ce212" office:value-type="string" calcext:value-type="string">
            <text:p>”Modifier” column would be for listing, i.e. separate difficulty, in case that would affect attack reactions and would be necessary to take note of.</text:p>
          </table:table-cell>
          <table:table-cell table:style-name="ce184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12" office:value-type="string" calcext:value-type="string">
            <text:p>Should enemies have their own ”modifier” column which replicates tested states in the exact same way as the various Action modifers do?</text:p>
          </table:table-cell>
          <table:table-cell table:style-name="ce184" table:number-columns-repeated="103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12"/>
          <table:table-cell table:style-name="ce184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45" office:value-type="string" calcext:value-type="string">
            <text:p>Different functions:</text:p>
          </table:table-cell>
          <table:table-cell table:style-name="ce184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12"/>
          <table:table-cell table:style-name="ce184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46" office:value-type="string" calcext:value-type="string">
            <text:p>”Generate”.</text:p>
          </table:table-cell>
          <table:table-cell table:style-name="ce184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12"/>
          <table:table-cell table:style-name="ce184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12" office:value-type="string" calcext:value-type="string">
            <text:p>The user generates a list that compares the targets listed here vs attacks that have the ”hit” column marked.</text:p>
          </table:table-cell>
          <table:table-cell table:style-name="ce184" table:number-columns-repeated="103"/>
          <table:table-cell table:number-columns-repeated="774"/>
        </table:table-row>
        <table:table-row table:style-name="ro1" table:number-rows-repeated="13">
          <table:table-cell table:number-columns-repeated="6"/>
          <table:table-cell table:style-name="ce212"/>
          <table:table-cell table:style-name="ce184" table:number-columns-repeated="103"/>
          <table:table-cell table:number-columns-repeated="774"/>
        </table:table-row>
        <table:table-row table:style-name="ro1" table:number-rows-repeated="1915">
          <table:table-cell table:number-columns-repeated="6"/>
          <table:table-cell table:style-name="ce184" table:number-columns-repeated="104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184"/>
          <table:table-cell table:number-columns-repeated="877"/>
        </table:table-row>
        <table:table-row table:style-name="ro1" table:number-rows-repeated="1046600">
          <table:table-cell table:number-columns-repeated="884"/>
        </table:table-row>
        <table:table-row table:style-name="ro1">
          <table:table-cell table:number-columns-repeated="884"/>
        </table:table-row>
        <calcext:conditional-formats>
          <calcext:conditional-format calcext:target-range-address="'Target List'.H27:'Target List'.DF1972 'Target List'.G28:'Target List'.G1975 'Target List'.G3:'Target List'.DF8 'Target List'.G19:'Target List'.DF26 'Target List'.G10:'Target List'.DF12 'Target List'.G14:'Target List'.DF17">
            <calcext:condition calcext:apply-style-name="Red bg" calcext:value="=&quot;Interrupts&quot;" calcext:base-cell-address="'Target List'.G3"/>
            <calcext:condition calcext:apply-style-name="Light orange bg" calcext:value="=&quot;Follows&quot;" calcext:base-cell-address="'Target List'.G3"/>
            <calcext:condition calcext:apply-style-name="Yellow bg" calcext:value="=&quot;Buffered&quot;" calcext:base-cell-address="'Target List'.G3"/>
            <calcext:condition calcext:apply-style-name="Light blue bg" calcext:value="=&quot;Combined&quot;" calcext:base-cell-address="'Target List'.G3"/>
            <calcext:condition calcext:apply-style-name="Green bg" calcext:value="=&quot;Special&quot;" calcext:base-cell-address="'Target List'.G3"/>
            <calcext:condition calcext:apply-style-name="Blue bg" calcext:value="=&quot;Prerequisite&quot;" calcext:base-cell-address="'Target List'.G3"/>
            <calcext:condition calcext:apply-style-name="Light gray bg" calcext:value="=&quot;Unpossible?&quot;" calcext:base-cell-address="'Target List'.G3"/>
            <calcext:condition calcext:apply-style-name="Dark gray bg" calcext:value="=&quot;§§§&quot;" calcext:base-cell-address="'Target List'.G3"/>
            <calcext:condition calcext:apply-style-name="Dark gray bg" calcext:value="contains-text(&quot;!!&quot;)" calcext:base-cell-address="'Target List'.G3"/>
            <calcext:condition calcext:apply-style-name="Purple bg" calcext:value="=&quot;???&quot;" calcext:base-cell-address="'Target List'.G3"/>
            <calcext:condition calcext:apply-style-name="Light gray bg" calcext:value="=&quot;No effect&quot;" calcext:base-cell-address="'Target List'.G3"/>
          </calcext:conditional-format>
          <calcext:conditional-format calcext:target-range-address="'Target List'.G2:'Target List'.DF2">
            <calcext:condition calcext:apply-style-name="Red bg" calcext:value="=&quot;Interrupts&quot;" calcext:base-cell-address="'Target List'.G2"/>
            <calcext:condition calcext:apply-style-name="Light orange bg" calcext:value="=&quot;Follows&quot;" calcext:base-cell-address="'Target List'.G2"/>
            <calcext:condition calcext:apply-style-name="Yellow bg" calcext:value="=&quot;Buffered&quot;" calcext:base-cell-address="'Target List'.G2"/>
            <calcext:condition calcext:apply-style-name="Light blue bg" calcext:value="=&quot;Combined&quot;" calcext:base-cell-address="'Target List'.G2"/>
            <calcext:condition calcext:apply-style-name="Green bg" calcext:value="=&quot;Special&quot;" calcext:base-cell-address="'Target List'.G2"/>
            <calcext:condition calcext:apply-style-name="Blue bg" calcext:value="=&quot;Prerequisite&quot;" calcext:base-cell-address="'Target List'.G2"/>
            <calcext:condition calcext:apply-style-name="Light gray bg" calcext:value="=&quot;Unpossible?&quot;" calcext:base-cell-address="'Target List'.G2"/>
            <calcext:condition calcext:apply-style-name="Dark gray bg" calcext:value="=&quot;§§§&quot;" calcext:base-cell-address="'Target List'.G2"/>
            <calcext:condition calcext:apply-style-name="Dark gray bg" calcext:value="contains-text(&quot;!!&quot;)" calcext:base-cell-address="'Target List'.G2"/>
            <calcext:condition calcext:apply-style-name="Purple bg" calcext:value="=&quot;???&quot;" calcext:base-cell-address="'Target List'.G2"/>
            <calcext:condition calcext:apply-style-name="Light gray bg" calcext:value="=&quot;No effect&quot;" calcext:base-cell-address="'Target List'.G2"/>
          </calcext:conditional-format>
          <calcext:conditional-format calcext:target-range-address="'Target List'.G9:'Target List'.DF9">
            <calcext:condition calcext:apply-style-name="Red bg" calcext:value="=&quot;Interrupts&quot;" calcext:base-cell-address="'Target List'.G9"/>
            <calcext:condition calcext:apply-style-name="Light orange bg" calcext:value="=&quot;Follows&quot;" calcext:base-cell-address="'Target List'.G9"/>
            <calcext:condition calcext:apply-style-name="Yellow bg" calcext:value="=&quot;Buffered&quot;" calcext:base-cell-address="'Target List'.G9"/>
            <calcext:condition calcext:apply-style-name="Light blue bg" calcext:value="=&quot;Combined&quot;" calcext:base-cell-address="'Target List'.G9"/>
            <calcext:condition calcext:apply-style-name="Green bg" calcext:value="=&quot;Special&quot;" calcext:base-cell-address="'Target List'.G9"/>
            <calcext:condition calcext:apply-style-name="Blue bg" calcext:value="=&quot;Prerequisite&quot;" calcext:base-cell-address="'Target List'.G9"/>
            <calcext:condition calcext:apply-style-name="Light gray bg" calcext:value="=&quot;Unpossible?&quot;" calcext:base-cell-address="'Target List'.G9"/>
            <calcext:condition calcext:apply-style-name="Dark gray bg" calcext:value="=&quot;§§§&quot;" calcext:base-cell-address="'Target List'.G9"/>
            <calcext:condition calcext:apply-style-name="Dark gray bg" calcext:value="contains-text(&quot;!!&quot;)" calcext:base-cell-address="'Target List'.G9"/>
            <calcext:condition calcext:apply-style-name="Purple bg" calcext:value="=&quot;???&quot;" calcext:base-cell-address="'Target List'.G9"/>
            <calcext:condition calcext:apply-style-name="Light gray bg" calcext:value="=&quot;No effect&quot;" calcext:base-cell-address="'Target List'.G9"/>
          </calcext:conditional-format>
          <calcext:conditional-format calcext:target-range-address="'Target List'.G13:'Target List'.DF13">
            <calcext:condition calcext:apply-style-name="Red bg" calcext:value="=&quot;Interrupts&quot;" calcext:base-cell-address="'Target List'.G13"/>
            <calcext:condition calcext:apply-style-name="Light orange bg" calcext:value="=&quot;Follows&quot;" calcext:base-cell-address="'Target List'.G13"/>
            <calcext:condition calcext:apply-style-name="Yellow bg" calcext:value="=&quot;Buffered&quot;" calcext:base-cell-address="'Target List'.G13"/>
            <calcext:condition calcext:apply-style-name="Light blue bg" calcext:value="=&quot;Combined&quot;" calcext:base-cell-address="'Target List'.G13"/>
            <calcext:condition calcext:apply-style-name="Green bg" calcext:value="=&quot;Special&quot;" calcext:base-cell-address="'Target List'.G13"/>
            <calcext:condition calcext:apply-style-name="Blue bg" calcext:value="=&quot;Prerequisite&quot;" calcext:base-cell-address="'Target List'.G13"/>
            <calcext:condition calcext:apply-style-name="Light gray bg" calcext:value="=&quot;Unpossible?&quot;" calcext:base-cell-address="'Target List'.G13"/>
            <calcext:condition calcext:apply-style-name="Dark gray bg" calcext:value="=&quot;§§§&quot;" calcext:base-cell-address="'Target List'.G13"/>
            <calcext:condition calcext:apply-style-name="Dark gray bg" calcext:value="contains-text(&quot;!!&quot;)" calcext:base-cell-address="'Target List'.G13"/>
            <calcext:condition calcext:apply-style-name="Purple bg" calcext:value="=&quot;???&quot;" calcext:base-cell-address="'Target List'.G13"/>
            <calcext:condition calcext:apply-style-name="Light gray bg" calcext:value="=&quot;No effect&quot;" calcext:base-cell-address="'Target List'.G13"/>
          </calcext:conditional-format>
          <calcext:conditional-format calcext:target-range-address="'Target List'.G18:'Target List'.DF18">
            <calcext:condition calcext:apply-style-name="Red bg" calcext:value="=&quot;Interrupts&quot;" calcext:base-cell-address="'Target List'.G18"/>
            <calcext:condition calcext:apply-style-name="Light orange bg" calcext:value="=&quot;Follows&quot;" calcext:base-cell-address="'Target List'.G18"/>
            <calcext:condition calcext:apply-style-name="Yellow bg" calcext:value="=&quot;Buffered&quot;" calcext:base-cell-address="'Target List'.G18"/>
            <calcext:condition calcext:apply-style-name="Light blue bg" calcext:value="=&quot;Combined&quot;" calcext:base-cell-address="'Target List'.G18"/>
            <calcext:condition calcext:apply-style-name="Green bg" calcext:value="=&quot;Special&quot;" calcext:base-cell-address="'Target List'.G18"/>
            <calcext:condition calcext:apply-style-name="Blue bg" calcext:value="=&quot;Prerequisite&quot;" calcext:base-cell-address="'Target List'.G18"/>
            <calcext:condition calcext:apply-style-name="Light gray bg" calcext:value="=&quot;Unpossible?&quot;" calcext:base-cell-address="'Target List'.G18"/>
            <calcext:condition calcext:apply-style-name="Dark gray bg" calcext:value="=&quot;§§§&quot;" calcext:base-cell-address="'Target List'.G18"/>
            <calcext:condition calcext:apply-style-name="Dark gray bg" calcext:value="contains-text(&quot;!!&quot;)" calcext:base-cell-address="'Target List'.G18"/>
            <calcext:condition calcext:apply-style-name="Purple bg" calcext:value="=&quot;???&quot;" calcext:base-cell-address="'Target List'.G18"/>
            <calcext:condition calcext:apply-style-name="Light gray bg" calcext:value="=&quot;No effect&quot;" calcext:base-cell-address="'Target List'.G18"/>
          </calcext:conditional-format>
        </calcext:conditional-formats>
      </table:table>
      <table:table table:name="About" table:style-name="ta1">
        <table:table-column table:style-name="co17" table:number-columns-repeated="1024" table:default-cell-style-name="Default"/>
        <table:table-row table:style-name="ro1">
          <table:table-cell table:style-name="ce248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ovelister template v. 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y Nelitarnia</text:p>
          </table:table-cell>
          <table:table-cell table:number-columns-repeated="1020"/>
        </table:table-row>
      </table:table>
      <table:named-expressions>
        <table:named-range table:name="Attack_s1" table:base-cell-address="$'Mechanics Test'.$A$3" table:cell-range-address="$'Mechanics Test'.$A$3:.$A$92"/>
        <table:named-range table:name="Swim" table:base-cell-address="$'Mechanics Test'.$A$94" table:cell-range-address="$'Mechanics Test'.$A$94:.$A$100"/>
      </table:named-expressions>
      <table:database-ranges>
        <table:database-range table:name="__Anonymous_DB__1" table:target-range-address="'Master Action List'.P1:'Master Action List'.P1048576" table:orientation="column"/>
        <table:database-range table:name="__Anonymous_DB__2" table:target-range-address="'Master Action List'.P1:'Master Action List'.P1048576" table:orientation="column"/>
        <table:database-range table:name="__Anonymous_DB__3" table:target-range-address="'Master Action List'.P1:'Master Action List'.P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2">00.00.0000</text:date>, <text:time style:data-style-name="N2" text:time-value="20:13:41.3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06-02T20:23:21.210000000</dc:date>
    <meta:editing-duration>P6DT11H7M19S</meta:editing-duration>
    <meta:editing-cycles>1052</meta:editing-cycles>
    <meta:generator>LibreOffice/5.4.0.3$Windows_X86_64 LibreOffice_project/7556cbc6811c9d992f4064ab9287069087d7f62c</meta:generator>
    <meta:document-statistic meta:table-count="8" meta:cell-count="1184" meta:object-count="0"/>
  </office:meta>
</office:document-meta>
</file>